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8in"/>
    </style:style>
    <style:style style:name="co2" style:family="table-column">
      <style:table-column-properties fo:break-before="auto" style:column-width="3.3453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4043in"/>
    </style:style>
    <style:style style:name="co6" style:family="table-column">
      <style:table-column-properties fo:break-before="auto" style:column-width="2.0583in"/>
    </style:style>
    <style:style style:name="co7" style:family="table-column">
      <style:table-column-properties fo:break-before="auto" style:column-width="1.5654in"/>
    </style:style>
    <style:style style:name="co8" style:family="table-column">
      <style:table-column-properties fo:break-before="auto" style:column-width="1.2862in"/>
    </style:style>
    <style:style style:name="co9" style:family="table-column">
      <style:table-column-properties fo:break-before="auto" style:column-width="1.5008in"/>
    </style:style>
    <style:style style:name="co10" style:family="table-column">
      <style:table-column-properties fo:break-before="auto" style:column-width="1.4575in"/>
    </style:style>
    <style:style style:name="co11" style:family="table-column">
      <style:table-column-properties fo:break-before="auto" style:column-width="1.6937in"/>
    </style:style>
    <style:style style:name="co12" style:family="table-column">
      <style:table-column-properties fo:break-before="auto" style:column-width="0.8575in"/>
    </style:style>
    <style:style style:name="co13" style:family="table-column">
      <style:table-column-properties fo:break-before="auto" style:column-width="0.7827in"/>
    </style:style>
    <style:style style:name="co14" style:family="table-column">
      <style:table-column-properties fo:break-before="auto" style:column-width="0.7181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2972in"/>
    </style:style>
    <style:style style:name="co18" style:family="table-column">
      <style:table-column-properties fo:break-before="auto" style:column-width="1.0508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1.0929in"/>
    </style:style>
    <style:style style:name="co21" style:family="table-column">
      <style:table-column-properties fo:break-before="auto" style:column-width="1.1472in"/>
    </style:style>
    <style:style style:name="co22" style:family="table-column">
      <style:table-column-properties fo:break-before="auto" style:column-width="0.9in"/>
    </style:style>
    <style:style style:name="co23" style:family="table-column">
      <style:table-column-properties fo:break-before="auto" style:column-width="1.4791in"/>
    </style:style>
    <style:style style:name="co24" style:family="table-column">
      <style:table-column-properties fo:break-before="auto" style:column-width="1.7256in"/>
    </style:style>
    <style:style style:name="co25" style:family="table-column">
      <style:table-column-properties fo:break-before="auto" style:column-width="1.6508in"/>
    </style:style>
    <style:style style:name="co26" style:family="table-column">
      <style:table-column-properties fo:break-before="auto" style:column-width="1.5327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37"/>
    <style:style style:name="ce12" style:family="table-cell" style:parent-style-name="Default" style:data-style-name="N10037"/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 style:data-style-name="N0"/>
    <style:style style:name="ce16" style:family="table-cell" style:parent-style-name="Default" style:data-style-name="N10104"/>
    <style:style style:name="ce3" style:family="table-cell" style:parent-style-name="Default" style:data-style-name="N10122"/>
    <style:style style:name="ce2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2.3453in" svg:height="6.5358in" svg:x="0.9835in" svg:y="45.1843in">
            <draw:object draw:notify-on-update-of-ranges="Sheet1.D2:Sheet1.D101 Sheet1.F2:Sheet1.F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2" svg:width="12.3654in" svg:height="6.502in" svg:x="0.9531in" svg:y="52.085in">
            <draw:object draw:notify-on-update-of-ranges="Sheet1.D2:Sheet1.D101 Sheet1.AJ2:Sheet1.AJ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.8469in" svg:height="6.4909in" svg:x="13.9559in" svg:y="59.1268in">
            <draw:object draw:notify-on-update-of-ranges="Sheet1.D2:Sheet1.D101 Sheet1.AH2:Sheet1.AH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.5197in" svg:height="7.0421in" svg:x="0.9362in" svg:y="59.1008in">
            <draw:object draw:notify-on-update-of-ranges="Sheet1.F2:Sheet1.F101 Sheet1.AM2:Sheet1.AM1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2.4634in" svg:height="6.5728in" svg:x="1.0402in" svg:y="73.7547in">
            <draw:object draw:notify-on-update-of-ranges="Sheet1.AJ2:Sheet1.AJ101 Sheet1.AM2:Sheet1.AM1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2.513in" svg:height="6.6736in" svg:x="0.9898in" svg:y="66.4091in">
            <draw:object draw:notify-on-update-of-ranges="Sheet1.F2:Sheet1.F101 Sheet1.AK2:Sheet1.AK10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2.5795in" svg:height="7.076in" svg:x="13.9295in" svg:y="66.326in">
            <draw:object draw:notify-on-update-of-ranges="Sheet1.AK2:Sheet1.AK101 Sheet1.AM2:Sheet1.AM10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2.5606in" svg:height="8.2134in" svg:x="13.961in" svg:y="73.698in">
            <draw:object draw:notify-on-update-of-ranges="Sheet1.AH2:Sheet1.AH101 Sheet1.AM2:Sheet1.AM10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3.0366in" svg:height="6.7083in" svg:x="14.0409in" svg:y="82.2949in">
            <draw:object draw:notify-on-update-of-ranges="Sheet1.AH2:Sheet1.AH101 Sheet1.AN2:Sheet1.AN10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2.6949in" svg:height="7.1406in" svg:x="1.0563in" svg:y="88.7528in">
            <draw:object draw:notify-on-update-of-ranges="Sheet1.AK2:Sheet1.AK101 Sheet1.AN2:Sheet1.AN10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2.8461in" svg:height="7.2256in" svg:x="0.9933in" svg:y="81.0075in">
            <draw:object draw:notify-on-update-of-ranges="Sheet1.AJ2:Sheet1.AJ101 Sheet1.AN2:Sheet1.AN10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1" draw:style-name="gr2" draw:text-style-name="P2" svg:width="11.8882in" svg:height="6.5665in" svg:x="13.8913in" svg:y="45.0752in">
            <draw:object draw:notify-on-update-of-ranges="Sheet1.E2:Sheet1.E46 Sheet1.AM2:Sheet1.AM46" xlink:href="./Object 11" xlink:type="simple" xlink:show="embed" xlink:actuate="onLoad">
              <loext:p text:style-name="P3">5</loext:p>
            </draw:object>
            <draw:image xlink:href="./ObjectReplacements/Object 11" xlink:type="simple" xlink:show="embed" xlink:actuate="onLoad"/>
          </draw:frame>
          <draw:frame draw:z-index="12" draw:style-name="gr1" draw:text-style-name="P1" svg:width="12.3591in" svg:height="6.7126in" svg:x="13.9535in" svg:y="51.9913in">
            <draw:object draw:notify-on-update-of-ranges="Sheet1.E2:Sheet1.E46 Sheet1.AN2:Sheet1.AN4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ce1"/>
        <table:table-column table:style-name="co9" table:default-cell-style-name="ce12"/>
        <table:table-column table:style-name="co10" table:default-cell-style-name="ce12"/>
        <table:table-column table:style-name="co11" table:default-cell-style-name="ce1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default-cell-style-name="ce15"/>
        <table:table-column table:style-name="co23" table:default-cell-style-name="ce15"/>
        <table:table-column table:style-name="co24" table:number-columns-repeated="2" table:default-cell-style-name="ce16"/>
        <table:table-column table:style-name="co25" table:default-cell-style-name="ce3"/>
        <table:table-column table:style-name="co11" table:default-cell-style-name="Default"/>
        <table:table-column table:style-name="co25" table:default-cell-style-name="Default"/>
        <table:table-column table:style-name="co26" table:default-cell-style-name="ce23"/>
        <table:table-row table:style-name="ro1">
          <table:table-cell office:value-type="string" calcext:value-type="string">
            <text:p>Game Name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Pledged</text:p>
          </table:table-cell>
          <table:table-cell office:value-type="string" calcext:value-type="string">
            <text:p>Number Backers</text:p>
          </table:table-cell>
          <table:table-cell office:value-type="string" calcext:value-type="string">
            <text:p>Average Pledge Per Backer</text:p>
          </table:table-cell>
          <table:table-cell table:style-name="ce5" office:value-type="string" calcext:value-type="string">
            <text:p>Successful</text:p>
          </table:table-cell>
          <table:table-cell table:style-name="Default" office:value-type="string" calcext:value-type="string">
            <text:p>Date of Recording</text:p>
          </table:table-cell>
          <table:table-cell table:style-name="ce6" office:value-type="string" calcext:value-type="string">
            <text:p>Campaign Start Date</text:p>
          </table:table-cell>
          <table:table-cell table:style-name="ce6" office:value-type="string" calcext:value-type="string">
            <text:p>Campaign End Date</text:p>
          </table:table-cell>
          <table:table-cell table:style-name="ce13" office:value-type="string" calcext:value-type="string">
            <text:p>Estimated Delivery Date</text:p>
          </table:table-cell>
          <table:table-cell office:value-type="string" calcext:value-type="string">
            <text:p>Press Kit</text:p>
          </table:table-cell>
          <table:table-cell office:value-type="string" calcext:value-type="string">
            <text:p>Discord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TikTok</text:p>
          </table:table-cell>
          <table:table-cell office:value-type="string" calcext:value-type="string">
            <text:p>Twitch 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Newsletter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Steam Deck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Nintendo Switch</text:p>
          </table:table-cell>
          <table:table-cell office:value-type="string" calcext:value-type="string">
            <text:p>Gameboy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Google Play</text:p>
          </table:table-cell>
          <table:table-cell office:value-type="string" calcext:value-type="string">
            <text:p>Apple App Store</text:p>
          </table:table-cell>
          <table:table-cell office:value-type="string" calcext:value-type="string">
            <text:p>Epic Games</text:p>
          </table:table-cell>
          <table:table-cell table:style-name="Default" office:value-type="string" calcext:value-type="string">
            <text:p>Patreon</text:p>
          </table:table-cell>
          <table:table-cell office:value-type="string" calcext:value-type="string">
            <text:p>Number Reward Tiers</text:p>
          </table:table-cell>
          <table:table-cell table:style-name="ce1" office:value-type="string" calcext:value-type="string">
            <text:p>Max Offered Tier</text:p>
          </table:table-cell>
          <table:table-cell office:value-type="string" calcext:value-type="string">
            <text:p>Max Funded Tier Amount</text:p>
          </table:table-cell>
          <table:table-cell office:value-type="string" calcext:value-type="string">
            <text:p>Min Funded Tier Amount</text:p>
          </table:table-cell>
          <table:table-cell/>
          <table:table-cell office:value-type="string" calcext:value-type="string">
            <text:p>Pledge – Ask</text:p>
          </table:table-cell>
          <table:table-cell office:value-type="string" calcext:value-type="string">
            <text:p>(Pledge – Ask)/Ask</text:p>
          </table:table-cell>
        </table:table-row>
        <table:table-row table:style-name="ro2">
          <table:table-cell office:value-type="string" calcext:value-type="string">
            <text:p>We Stay Behind</text:p>
          </table:table-cell>
          <table:table-cell office:value-type="string" calcext:value-type="string">
            <text:p>Third Person Mystery</text:p>
          </table:table-cell>
          <table:table-cell office:value-type="currency" office:currency="USD" office:value="26631" calcext:value-type="currency">
            <text:p>$26,631.00</text:p>
          </table:table-cell>
          <table:table-cell table:style-name="ce2" office:value-type="currency" office:currency="USD" office:value="35212" calcext:value-type="currency">
            <text:p>$35,212.00</text:p>
          </table:table-cell>
          <table:table-cell office:value-type="float" office:value="6" calcext:value-type="float">
            <text:p>6</text:p>
          </table:table-cell>
          <table:table-cell table:style-name="ce1" table:formula="of:=[.D2]/[.E2]" office:value-type="currency" office:currency="USD" office:value="5868.66666666667" calcext:value-type="currency">
            <text:p>$5,868.67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4" calcext:value-type="date">
            <text:p>09/24/23</text:p>
          </table:table-cell>
          <table:table-cell table:style-name="ce6" office:value-type="date" office:date-value="2023-08-10" calcext:value-type="date">
            <text:p>08/10/23</text:p>
          </table:table-cell>
          <table:table-cell table:style-name="ce6" office:value-type="date" office:date-value="2023-09-10" calcext:value-type="date">
            <text:p>09/10/23</text:p>
          </table:table-cell>
          <table:table-cell office:value-type="date" office:date-value="2024-03-01" calcext:value-type="date">
            <text:p>03/01/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1" office:value-type="currency" office:currency="USD" office:value="8532" calcext:value-type="currency">
            <text:p>$8,532.00</text:p>
          </table:table-cell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6" calcext:value-type="currency">
            <text:p>$6.00</text:p>
          </table:table-cell>
          <table:table-cell/>
          <table:table-cell table:style-name="ce1" table:formula="of:=[.D2] - [.C2]" office:value-type="currency" office:currency="USD" office:value="8581" calcext:value-type="currency">
            <text:p>$8,581.00</text:p>
          </table:table-cell>
          <table:table-cell table:formula="of:=([.D2]-[.C2])/[.C2]" office:value-type="float" office:value="0.32221846719988" calcext:value-type="float">
            <text:p>0.32</text:p>
          </table:table-cell>
        </table:table-row>
        <table:table-row table:style-name="ro2">
          <table:table-cell office:value-type="string" calcext:value-type="string">
            <text:p>A Corgi’s Cozy Hike</text:p>
          </table:table-cell>
          <table:table-cell office:value-type="string" calcext:value-type="string">
            <text:p>Therapeutic Open World Adventure</text:p>
          </table:table-cell>
          <table:table-cell table:number-columns-repeated="2" office:value-type="currency" office:currency="USD" office:value="13892" calcext:value-type="currency">
            <text:p>$13,892.00</text:p>
          </table:table-cell>
          <table:table-cell office:value-type="float" office:value="183" calcext:value-type="float">
            <text:p>183</text:p>
          </table:table-cell>
          <table:table-cell table:style-name="ce1" table:formula="of:=[.D3]/[.E3]" office:value-type="currency" office:currency="USD" office:value="75.9125683060109" calcext:value-type="currency">
            <text:p>$75.91</text:p>
          </table:table-cell>
          <table:table-cell table:style-name="ce5" office:value-type="string" calcext:value-type="string">
            <text:p>Not Yet</text:p>
          </table:table-cell>
          <table:table-cell table:style-name="ce6" office:value-type="date" office:date-value="2023-09-24" calcext:value-type="date">
            <text:p>09/24/23</text:p>
          </table:table-cell>
          <table:table-cell table:style-name="ce6" office:value-type="date" office:date-value="2050-01-01" calcext:value-type="date">
            <text:p>01/01/50</text:p>
          </table:table-cell>
          <table:table-cell table:style-name="ce6" office:value-type="date" office:date-value="2023-10-06" calcext:value-type="date">
            <text:p>10/06/23</text:p>
          </table:table-cell>
          <table:table-cell office:value-type="date" office:date-value="2024-03-01" calcext:value-type="date">
            <text:p>03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" office:value-type="currency" office:currency="USD" office:value="4000" calcext:value-type="currency">
            <text:p>$4,000.00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currency" office:currency="USD" office:value="20" calcext:value-type="currency">
            <text:p>$20.00</text:p>
          </table:table-cell>
          <table:table-cell/>
          <table:table-cell table:style-name="ce1" table:formula="of:=[.D3] - [.C3]" office:value-type="currency" office:currency="USD" office:value="0" calcext:value-type="currency">
            <text:p>$0.00</text:p>
          </table:table-cell>
          <table:table-cell table:formula="of:=([.D3]-[.C3])/[.C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Zero Space</text:p>
          </table:table-cell>
          <table:table-cell office:value-type="string" calcext:value-type="string">
            <text:p>RTS (Starcraft Ripoff)</text:p>
          </table:table-cell>
          <table:table-cell office:value-type="currency" office:currency="USD" office:value="100000" calcext:value-type="currency">
            <text:p>$100,000.00</text:p>
          </table:table-cell>
          <table:table-cell office:value-type="currency" office:currency="USD" office:value="536583" calcext:value-type="currency">
            <text:p>$536,583.00</text:p>
          </table:table-cell>
          <table:table-cell office:value-type="float" office:value="6296" calcext:value-type="float">
            <text:p>6296</text:p>
          </table:table-cell>
          <table:table-cell table:style-name="ce1" table:formula="of:=[.D4]/[.E4]" office:value-type="currency" office:currency="USD" office:value="85.2260165184244" calcext:value-type="currency">
            <text:p>$85.23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4" calcext:value-type="date">
            <text:p>09/24/23</text:p>
          </table:table-cell>
          <table:table-cell table:style-name="ce6" office:value-type="date" office:date-value="2023-08-18" calcext:value-type="date">
            <text:p>08/18/23</text:p>
          </table:table-cell>
          <table:table-cell table:style-name="ce6" office:value-type="date" office:date-value="2023-08-19" calcext:value-type="date">
            <text:p>08/19/23</text:p>
          </table:table-cell>
          <table:table-cell office:value-type="date" office:date-value="2025-12-01" calcext:value-type="date">
            <text:p>12/01/2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" office:value-type="currency" office:currency="USD" office:value="10000" calcext:value-type="currency">
            <text:p>$10,000.00</text:p>
          </table:table-cell>
          <table:table-cell office:value-type="currency" office:currency="USD" office:value="10000" calcext:value-type="currency">
            <text:p>$10,000.00</text:p>
          </table:table-cell>
          <table:table-cell office:value-type="currency" office:currency="USD" office:value="35" calcext:value-type="currency">
            <text:p>$35.00</text:p>
          </table:table-cell>
          <table:table-cell/>
          <table:table-cell table:style-name="ce1" table:formula="of:=[.D4] - [.C4]" office:value-type="currency" office:currency="USD" office:value="436583" calcext:value-type="currency">
            <text:p>$436,583.00</text:p>
          </table:table-cell>
          <table:table-cell table:formula="of:=([.D4]-[.C4])/[.C4]" office:value-type="float" office:value="4.36583" calcext:value-type="float">
            <text:p>4.37</text:p>
          </table:table-cell>
        </table:table-row>
        <table:table-row table:style-name="ro3">
          <table:table-cell office:value-type="string" calcext:value-type="string">
            <text:p>As One We Survive</text:p>
          </table:table-cell>
          <table:table-cell office:value-type="string" calcext:value-type="string">
            <text:p>3<text:span text:style-name="T1">rd</text:span> Person Post-Apocalyptic Story-Driven Survival</text:p>
          </table:table-cell>
          <table:table-cell office:value-type="currency" office:currency="USD" office:value="15000" calcext:value-type="currency">
            <text:p>$15,000.00</text:p>
          </table:table-cell>
          <table:table-cell office:value-type="currency" office:currency="USD" office:value="20813" calcext:value-type="currency">
            <text:p>$20,813.00</text:p>
          </table:table-cell>
          <table:table-cell office:value-type="float" office:value="472" calcext:value-type="float">
            <text:p>472</text:p>
          </table:table-cell>
          <table:table-cell table:style-name="ce1" table:formula="of:=[.D5]/[.E5]" office:value-type="currency" office:currency="USD" office:value="44.0953389830508" calcext:value-type="currency">
            <text:p>$44.10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4" calcext:value-type="date">
            <text:p>09/24/23</text:p>
          </table:table-cell>
          <table:table-cell table:style-name="ce6" office:value-type="date" office:date-value="2023-08-01" calcext:value-type="date">
            <text:p>08/01/23</text:p>
          </table:table-cell>
          <table:table-cell table:style-name="ce6" office:value-type="date" office:date-value="2023-08-31" calcext:value-type="date">
            <text:p>08/31/23</text:p>
          </table:table-cell>
          <table:table-cell office:value-type="date" office:date-value="2024-05-01" calcext:value-type="date">
            <text:p>05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" office:value-type="currency" office:currency="USD" office:value="1000" calcext:value-type="currency">
            <text:p>$1,000.00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currency" office:currency="USD" office:value="1" calcext:value-type="currency">
            <text:p>$1.00</text:p>
          </table:table-cell>
          <table:table-cell/>
          <table:table-cell table:style-name="ce1" table:formula="of:=[.D5] - [.C5]" office:value-type="currency" office:currency="USD" office:value="5813" calcext:value-type="currency">
            <text:p>$5,813.00</text:p>
          </table:table-cell>
          <table:table-cell table:formula="of:=([.D5]-[.C5])/[.C5]" office:value-type="float" office:value="0.387533333333333" calcext:value-type="float">
            <text:p>0.39</text:p>
          </table:table-cell>
        </table:table-row>
        <table:table-row table:style-name="ro2">
          <table:table-cell office:value-type="string" calcext:value-type="string">
            <text:p>Before I Wake</text:p>
          </table:table-cell>
          <table:table-cell office:value-type="string" calcext:value-type="string">
            <text:p>First Person Horror, Walking Simulator</text:p>
          </table:table-cell>
          <table:table-cell office:value-type="currency" office:currency="USD" office:value="3500" calcext:value-type="currency">
            <text:p>$3,500.00</text:p>
          </table:table-cell>
          <table:table-cell office:value-type="currency" office:currency="USD" office:value="4577" calcext:value-type="currency">
            <text:p>$4,577.00</text:p>
          </table:table-cell>
          <table:table-cell office:value-type="float" office:value="22" calcext:value-type="float">
            <text:p>22</text:p>
          </table:table-cell>
          <table:table-cell table:style-name="ce1" table:formula="of:=[.D6]/[.E6]" office:value-type="currency" office:currency="USD" office:value="208.045454545454" calcext:value-type="currency">
            <text:p>$208.05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4" calcext:value-type="date">
            <text:p>09/24/23</text:p>
          </table:table-cell>
          <table:table-cell table:style-name="ce6" office:value-type="date" office:date-value="2023-08-24" calcext:value-type="date">
            <text:p>08/24/23</text:p>
          </table:table-cell>
          <table:table-cell table:style-name="ce6" office:value-type="date" office:date-value="2023-10-03" calcext:value-type="date">
            <text:p>10/03/23</text:p>
          </table:table-cell>
          <table:table-cell office:value-type="date" office:date-value="2024-05-01" calcext:value-type="date">
            <text:p>05/01/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currency" office:currency="USD" office:value="100" calcext:value-type="currency">
            <text:p>$100.00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currency" office:currency="USD" office:value="25" calcext:value-type="currency">
            <text:p>$25.00</text:p>
          </table:table-cell>
          <table:table-cell/>
          <table:table-cell table:style-name="ce1" table:formula="of:=[.D6] - [.C6]" office:value-type="currency" office:currency="USD" office:value="1077" calcext:value-type="currency">
            <text:p>$1,077.00</text:p>
          </table:table-cell>
          <table:table-cell table:formula="of:=([.D6]-[.C6])/[.C6]" office:value-type="float" office:value="0.307714285714286" calcext:value-type="float">
            <text:p>0.31</text:p>
          </table:table-cell>
        </table:table-row>
        <table:table-row table:style-name="ro2">
          <table:table-cell office:value-type="string" calcext:value-type="string">
            <text:p>Lost Worlds</text:p>
          </table:table-cell>
          <table:table-cell office:value-type="string" calcext:value-type="string">
            <text:p>First Person Adventure</text:p>
          </table:table-cell>
          <table:table-cell office:value-type="currency" office:currency="USD" office:value="7344" calcext:value-type="currency">
            <text:p>$7,344.00</text:p>
          </table:table-cell>
          <table:table-cell office:value-type="currency" office:currency="USD" office:value="8355" calcext:value-type="currency">
            <text:p>$8,355.00</text:p>
          </table:table-cell>
          <table:table-cell office:value-type="float" office:value="73" calcext:value-type="float">
            <text:p>73</text:p>
          </table:table-cell>
          <table:table-cell table:style-name="ce1" table:formula="of:=[.D7]/[.E7]" office:value-type="currency" office:currency="USD" office:value="114.452054794521" calcext:value-type="currency">
            <text:p>$114.45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4" calcext:value-type="date">
            <text:p>09/24/23</text:p>
          </table:table-cell>
          <table:table-cell table:style-name="ce6" office:value-type="date" office:date-value="2023-08-12" calcext:value-type="date">
            <text:p>08/12/23</text:p>
          </table:table-cell>
          <table:table-cell table:style-name="ce6" office:value-type="date" office:date-value="2023-09-11" calcext:value-type="date">
            <text:p>09/11/23</text:p>
          </table:table-cell>
          <table:table-cell office:value-type="date" office:date-value="2024-03-01" calcext:value-type="date">
            <text:p>03/01/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" office:value-type="currency" office:currency="USD" office:value="9792" calcext:value-type="currency">
            <text:p>$9,792.00</text:p>
          </table:table-cell>
          <table:table-cell office:value-type="currency" office:currency="USD" office:value="2448" calcext:value-type="currency">
            <text:p>$2,448.00</text:p>
          </table:table-cell>
          <table:table-cell office:value-type="currency" office:currency="USD" office:value="13" calcext:value-type="currency">
            <text:p>$13.00</text:p>
          </table:table-cell>
          <table:table-cell/>
          <table:table-cell table:style-name="ce1" table:formula="of:=[.D7] - [.C7]" office:value-type="currency" office:currency="USD" office:value="1011" calcext:value-type="currency">
            <text:p>$1,011.00</text:p>
          </table:table-cell>
          <table:table-cell table:formula="of:=([.D7]-[.C7])/[.C7]" office:value-type="float" office:value="0.13766339869281" calcext:value-type="float">
            <text:p>0.14</text:p>
          </table:table-cell>
        </table:table-row>
        <table:table-row table:style-name="ro2">
          <table:table-cell office:value-type="string" calcext:value-type="string">
            <text:p>Obduction</text:p>
          </table:table-cell>
          <table:table-cell office:value-type="string" calcext:value-type="string">
            <text:p>First Person Puzzle</text:p>
          </table:table-cell>
          <table:table-cell office:value-type="currency" office:currency="USD" office:value="1100000" calcext:value-type="currency">
            <text:p>$1,100,000.00</text:p>
          </table:table-cell>
          <table:table-cell office:value-type="currency" office:currency="USD" office:value="1321306" calcext:value-type="currency">
            <text:p>$1,321,306.00</text:p>
          </table:table-cell>
          <table:table-cell office:value-type="float" office:value="22195" calcext:value-type="float">
            <text:p>22195</text:p>
          </table:table-cell>
          <table:table-cell table:style-name="ce1" table:formula="of:=[.D8]/[.E8]" office:value-type="currency" office:currency="USD" office:value="59.5316963280018" calcext:value-type="currency">
            <text:p>$59.53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4" calcext:value-type="date">
            <text:p>09/24/23</text:p>
          </table:table-cell>
          <table:table-cell table:style-name="ce6" office:value-type="date" office:date-value="2013-11-07" calcext:value-type="date">
            <text:p>11/07/13</text:p>
          </table:table-cell>
          <table:table-cell table:style-name="ce6" office:value-type="date" office:date-value="2013-11-16" calcext:value-type="date">
            <text:p>11/16/13</text:p>
          </table:table-cell>
          <table:table-cell office:value-type="date" office:date-value="2015-10-01" calcext:value-type="date">
            <text:p>10/01/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" office:value-type="currency" office:currency="USD" office:value="10000" calcext:value-type="currency">
            <text:p>$10,000.00</text:p>
          </table:table-cell>
          <table:table-cell office:value-type="currency" office:currency="USD" office:value="10000" calcext:value-type="currency">
            <text:p>$10,000.00</text:p>
          </table:table-cell>
          <table:table-cell office:value-type="currency" office:currency="USD" office:value="1" calcext:value-type="currency">
            <text:p>$1.00</text:p>
          </table:table-cell>
          <table:table-cell/>
          <table:table-cell table:style-name="ce1" table:formula="of:=[.D8] - [.C8]" office:value-type="currency" office:currency="USD" office:value="221306" calcext:value-type="currency">
            <text:p>$221,306.00</text:p>
          </table:table-cell>
          <table:table-cell table:formula="of:=([.D8]-[.C8])/[.C8]" office:value-type="float" office:value="0.201187272727273" calcext:value-type="float">
            <text:p>0.20</text:p>
          </table:table-cell>
        </table:table-row>
        <table:table-row table:style-name="ro3">
          <table:table-cell office:value-type="string" calcext:value-type="string">
            <text:p>Loftia</text:p>
          </table:table-cell>
          <table:table-cell office:value-type="string" calcext:value-type="string">
            <text:p>Cozy 3<text:span text:style-name="T1">rd</text:span> Person Sand Box</text:p>
          </table:table-cell>
          <table:table-cell office:value-type="currency" office:currency="USD" office:value="150000" calcext:value-type="currency">
            <text:p>$150,000.00</text:p>
          </table:table-cell>
          <table:table-cell office:value-type="currency" office:currency="USD" office:value="1271661" calcext:value-type="currency">
            <text:p>$1,271,661.00</text:p>
          </table:table-cell>
          <table:table-cell office:value-type="float" office:value="16740" calcext:value-type="float">
            <text:p>16740</text:p>
          </table:table-cell>
          <table:table-cell table:style-name="ce1" table:formula="of:=[.D9]/[.E9]" office:value-type="currency" office:currency="USD" office:value="75.9654121863799" calcext:value-type="currency">
            <text:p>$75.97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8-01" calcext:value-type="date">
            <text:p>08/01/23</text:p>
          </table:table-cell>
          <table:table-cell table:style-name="ce6" office:value-type="date" office:date-value="0023-08-29" calcext:value-type="date">
            <text:p>08/31/23</text:p>
          </table:table-cell>
          <table:table-cell office:value-type="date" office:date-value="2024-12-01" calcext:value-type="date">
            <text:p>12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1" office:value-type="currency" office:currency="USD" office:value="8000" calcext:value-type="currency">
            <text:p>$8,000.00</text:p>
          </table:table-cell>
          <table:table-cell office:value-type="currency" office:currency="USD" office:value="8000" calcext:value-type="currency">
            <text:p>$8,000.00</text:p>
          </table:table-cell>
          <table:table-cell office:value-type="currency" office:currency="USD" office:value="30" calcext:value-type="currency">
            <text:p>$30.00</text:p>
          </table:table-cell>
          <table:table-cell/>
          <table:table-cell table:style-name="ce1" table:formula="of:=[.D9] - [.C9]" office:value-type="currency" office:currency="USD" office:value="1121661" calcext:value-type="currency">
            <text:p>$1,121,661.00</text:p>
          </table:table-cell>
          <table:table-cell table:formula="of:=([.D9]-[.C9])/[.C9]" office:value-type="float" office:value="7.47774" calcext:value-type="float">
            <text:p>7.48</text:p>
          </table:table-cell>
        </table:table-row>
        <table:table-row table:style-name="ro2">
          <table:table-cell office:value-type="string" calcext:value-type="string">
            <text:p>Carnival Hunt</text:p>
          </table:table-cell>
          <table:table-cell office:value-type="string" calcext:value-type="string">
            <text:p>First Person Horror </text:p>
          </table:table-cell>
          <table:table-cell office:value-type="currency" office:currency="USD" office:value="50000" calcext:value-type="currency">
            <text:p>$50,000.00</text:p>
          </table:table-cell>
          <table:table-cell office:value-type="currency" office:currency="USD" office:value="122426" calcext:value-type="currency">
            <text:p>$122,426.00</text:p>
          </table:table-cell>
          <table:table-cell office:value-type="float" office:value="1470" calcext:value-type="float">
            <text:p>1470</text:p>
          </table:table-cell>
          <table:table-cell table:style-name="ce1" table:formula="of:=[.D10]/[.E10]" office:value-type="currency" office:currency="USD" office:value="83.2829931972789" calcext:value-type="currency">
            <text:p>$83.28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6-14" calcext:value-type="date">
            <text:p>06/14/23</text:p>
          </table:table-cell>
          <table:table-cell table:style-name="ce6" office:value-type="date" office:date-value="2023-07-26" calcext:value-type="date">
            <text:p>07/26/23</text:p>
          </table:table-cell>
          <table:table-cell office:value-type="date" office:date-value="2024-06-01" calcext:value-type="date">
            <text:p>06/01/2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1" office:value-type="currency" office:currency="USD" office:value="5000" calcext:value-type="currency">
            <text:p>$5,000.00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currency" office:currency="USD" office:value="25" calcext:value-type="currency">
            <text:p>$25.00</text:p>
          </table:table-cell>
          <table:table-cell/>
          <table:table-cell table:style-name="ce1" table:formula="of:=[.D10] - [.C10]" office:value-type="currency" office:currency="USD" office:value="72426" calcext:value-type="currency">
            <text:p>$72,426.00</text:p>
          </table:table-cell>
          <table:table-cell table:formula="of:=([.D10]-[.C10])/[.C10]" office:value-type="float" office:value="1.44852" calcext:value-type="float">
            <text:p>1.45</text:p>
          </table:table-cell>
        </table:table-row>
        <table:table-row table:style-name="ro2">
          <table:table-cell office:value-type="string" calcext:value-type="string">
            <text:p>The Secrets of Hope</text:p>
          </table:table-cell>
          <table:table-cell office:value-type="string" calcext:value-type="string">
            <text:p>Story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currency" office:currency="USD" office:value="2407" calcext:value-type="currency">
            <text:p>$2,407.00</text:p>
          </table:table-cell>
          <table:table-cell office:value-type="float" office:value="51" calcext:value-type="float">
            <text:p>51</text:p>
          </table:table-cell>
          <table:table-cell table:style-name="ce1" table:formula="of:=[.D11]/[.E11]" office:value-type="currency" office:currency="USD" office:value="47.1960784313726" calcext:value-type="currency">
            <text:p>$47.20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6-19" calcext:value-type="date">
            <text:p>06/19/23</text:p>
          </table:table-cell>
          <table:table-cell table:style-name="ce6" office:value-type="date" office:date-value="2023-07-19" calcext:value-type="date">
            <text:p>07/19/23</text:p>
          </table:table-cell>
          <table:table-cell office:value-type="date" office:date-value="2023-09-01" calcext:value-type="date">
            <text:p>09/01/23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currency" office:currency="USD" office:value="5000" calcext:value-type="currency">
            <text:p>$5,000.00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currency" office:currency="USD" office:value="8" calcext:value-type="currency">
            <text:p>$8.00</text:p>
          </table:table-cell>
          <table:table-cell/>
          <table:table-cell table:style-name="ce1" table:formula="of:=[.D11] - [.C11]" office:value-type="currency" office:currency="USD" office:value="407" calcext:value-type="currency">
            <text:p>$407.00</text:p>
          </table:table-cell>
          <table:table-cell table:formula="of:=([.D11]-[.C11])/[.C11]" office:value-type="float" office:value="0.2035" calcext:value-type="float">
            <text:p>0.20</text:p>
          </table:table-cell>
        </table:table-row>
        <table:table-row table:style-name="ro2">
          <table:table-cell office:value-type="string" calcext:value-type="string">
            <text:p>Not Only Nine</text:p>
          </table:table-cell>
          <table:table-cell office:value-type="string" calcext:value-type="string">
            <text:p>Cat Themed RPG</text:p>
          </table:table-cell>
          <table:table-cell office:value-type="currency" office:currency="USD" office:value="20000" calcext:value-type="currency">
            <text:p>$20,000.00</text:p>
          </table:table-cell>
          <table:table-cell office:value-type="currency" office:currency="USD" office:value="60000" calcext:value-type="currency">
            <text:p>$60,000.00</text:p>
          </table:table-cell>
          <table:table-cell office:value-type="float" office:value="1242" calcext:value-type="float">
            <text:p>1242</text:p>
          </table:table-cell>
          <table:table-cell table:style-name="ce1" table:formula="of:=[.D12]/[.E12]" office:value-type="currency" office:currency="USD" office:value="48.3091787439614" calcext:value-type="currency">
            <text:p>$48.31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5-01" calcext:value-type="date">
            <text:p>05/01/23</text:p>
          </table:table-cell>
          <table:table-cell table:style-name="ce6" office:value-type="date" office:date-value="2023-05-31" calcext:value-type="date">
            <text:p>05/31/23</text:p>
          </table:table-cell>
          <table:table-cell office:value-type="date" office:date-value="2024-12-01" calcext:value-type="date">
            <text:p>12/01/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" office:value-type="currency" office:currency="USD" office:value="5000" calcext:value-type="currency">
            <text:p>$5,000.00</text:p>
          </table:table-cell>
          <table:table-cell office:value-type="currency" office:currency="USD" office:value="3000" calcext:value-type="currency">
            <text:p>$3,000.00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table:style-name="ce1" table:formula="of:=[.D12] - [.C12]" office:value-type="currency" office:currency="USD" office:value="40000" calcext:value-type="currency">
            <text:p>$40,000.00</text:p>
          </table:table-cell>
          <table:table-cell table:formula="of:=([.D12]-[.C12])/[.C12]" office:value-type="float" office:value="2" calcext:value-type="float">
            <text:p>2.00</text:p>
          </table:table-cell>
        </table:table-row>
        <table:table-row table:style-name="ro2">
          <table:table-cell office:value-type="string" calcext:value-type="string">
            <text:p>Chronos-Builder</text:p>
          </table:table-cell>
          <table:table-cell office:value-type="string" calcext:value-type="string">
            <text:p>Tabletop Map Maker</text:p>
          </table:table-cell>
          <table:table-cell office:value-type="currency" office:currency="USD" office:value="15883" calcext:value-type="currency">
            <text:p>$15,883.00</text:p>
          </table:table-cell>
          <table:table-cell office:value-type="currency" office:currency="USD" office:value="82356" calcext:value-type="currency">
            <text:p>$82,356.00</text:p>
          </table:table-cell>
          <table:table-cell office:value-type="float" office:value="2033" calcext:value-type="float">
            <text:p>2033</text:p>
          </table:table-cell>
          <table:table-cell table:style-name="ce1" table:formula="of:=[.D13]/[.E13]" office:value-type="currency" office:currency="USD" office:value="40.5095917363502" calcext:value-type="currency">
            <text:p>$40.51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4-05" calcext:value-type="date">
            <text:p>04/05/23</text:p>
          </table:table-cell>
          <table:table-cell table:style-name="ce6" office:value-type="date" office:date-value="2023-05-03" calcext:value-type="date">
            <text:p>05/03/23</text:p>
          </table:table-cell>
          <table:table-cell office:value-type="date" office:date-value="2023-09-01" calcext:value-type="date">
            <text:p>09/01/23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currency" office:currency="USD" office:value="1065" calcext:value-type="currency">
            <text:p>$1,065.00</text:p>
          </table:table-cell>
          <table:table-cell office:value-type="currency" office:currency="USD" office:value="1065" calcext:value-type="currency">
            <text:p>$1,065.00</text:p>
          </table:table-cell>
          <table:table-cell office:value-type="currency" office:currency="USD" office:value="16" calcext:value-type="currency">
            <text:p>$16.00</text:p>
          </table:table-cell>
          <table:table-cell/>
          <table:table-cell table:style-name="ce1" table:formula="of:=[.D13] - [.C13]" office:value-type="currency" office:currency="USD" office:value="66473" calcext:value-type="currency">
            <text:p>$66,473.00</text:p>
          </table:table-cell>
          <table:table-cell table:formula="of:=([.D13]-[.C13])/[.C13]" office:value-type="float" office:value="4.18516653025247" calcext:value-type="float">
            <text:p>4.19</text:p>
          </table:table-cell>
        </table:table-row>
        <table:table-row table:style-name="ro3">
          <table:table-cell office:value-type="string" calcext:value-type="string">
            <text:p>Pathfinder Abomination Vaults</text:p>
          </table:table-cell>
          <table:table-cell office:value-type="string" calcext:value-type="string">
            <text:p>Co-op Hack and Slash 3<text:span text:style-name="T1">rd</text:span> Person RPG</text:p>
          </table:table-cell>
          <table:table-cell office:value-type="currency" office:currency="USD" office:value="410000" calcext:value-type="currency">
            <text:p>$410,000.00</text:p>
          </table:table-cell>
          <table:table-cell office:value-type="currency" office:currency="USD" office:value="460837" calcext:value-type="currency">
            <text:p>$460,837.00</text:p>
          </table:table-cell>
          <table:table-cell office:value-type="float" office:value="4802" calcext:value-type="float">
            <text:p>4802</text:p>
          </table:table-cell>
          <table:table-cell table:style-name="ce1" table:formula="of:=[.D14]/[.E14]" office:value-type="currency" office:currency="USD" office:value="95.9677217825906" calcext:value-type="currency">
            <text:p>$95.97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5-30" calcext:value-type="date">
            <text:p>05/30/23</text:p>
          </table:table-cell>
          <table:table-cell table:style-name="ce6" office:value-type="date" office:date-value="2023-06-30" calcext:value-type="date">
            <text:p>06/30/23</text:p>
          </table:table-cell>
          <table:table-cell office:value-type="date" office:date-value="2025-07-01" calcext:value-type="date">
            <text:p>07/01/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1" office:value-type="currency" office:currency="USD" office:value="4820" calcext:value-type="currency">
            <text:p>$4,820.00</text:p>
          </table:table-cell>
          <table:table-cell office:value-type="currency" office:currency="USD" office:value="4820" calcext:value-type="currency">
            <text:p>$4,820.00</text:p>
          </table:table-cell>
          <table:table-cell office:value-type="currency" office:currency="USD" office:value="30" calcext:value-type="currency">
            <text:p>$30.00</text:p>
          </table:table-cell>
          <table:table-cell/>
          <table:table-cell table:style-name="ce1" table:formula="of:=[.D14] - [.C14]" office:value-type="currency" office:currency="USD" office:value="50837" calcext:value-type="currency">
            <text:p>$50,837.00</text:p>
          </table:table-cell>
          <table:table-cell table:formula="of:=([.D14]-[.C14])/[.C14]" office:value-type="float" office:value="0.123992682926829" calcext:value-type="float">
            <text:p>0.12</text:p>
          </table:table-cell>
        </table:table-row>
        <table:table-row table:style-name="ro3">
          <table:table-cell office:value-type="string" calcext:value-type="string">
            <text:p>Kristala</text:p>
          </table:table-cell>
          <table:table-cell office:value-type="string" calcext:value-type="string">
            <text:p>Cat Themed Dark Fantasy Action 3<text:span text:style-name="T1">rd</text:span> Person RPG</text:p>
          </table:table-cell>
          <table:table-cell office:value-type="currency" office:currency="USD" office:value="10000" calcext:value-type="currency">
            <text:p>$10,000.00</text:p>
          </table:table-cell>
          <table:table-cell office:value-type="currency" office:currency="USD" office:value="110689" calcext:value-type="currency">
            <text:p>$110,689.00</text:p>
          </table:table-cell>
          <table:table-cell office:value-type="float" office:value="1674" calcext:value-type="float">
            <text:p>1674</text:p>
          </table:table-cell>
          <table:table-cell table:style-name="ce1" table:formula="of:=[.D15]/[.E15]" office:value-type="currency" office:currency="USD" office:value="66.1224611708483" calcext:value-type="currency">
            <text:p>$66.12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7-18" calcext:value-type="date">
            <text:p>07/18/23</text:p>
          </table:table-cell>
          <table:table-cell table:style-name="ce6" office:value-type="date" office:date-value="2023-08-17" calcext:value-type="date">
            <text:p>08/17/23</text:p>
          </table:table-cell>
          <table:table-cell office:value-type="date" office:date-value="2024-08-01" calcext:value-type="date">
            <text:p>08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1" office:value-type="currency" office:currency="USD" office:value="7000" calcext:value-type="currency">
            <text:p>$7,000.00</text:p>
          </table:table-cell>
          <table:table-cell office:value-type="currency" office:currency="USD" office:value="7000" calcext:value-type="currency">
            <text:p>$7,000.00</text:p>
          </table:table-cell>
          <table:table-cell office:value-type="currency" office:currency="USD" office:value="20" calcext:value-type="currency">
            <text:p>$20.00</text:p>
          </table:table-cell>
          <table:table-cell/>
          <table:table-cell table:style-name="ce1" table:formula="of:=[.D15] - [.C15]" office:value-type="currency" office:currency="USD" office:value="100689" calcext:value-type="currency">
            <text:p>$100,689.00</text:p>
          </table:table-cell>
          <table:table-cell table:formula="of:=([.D15]-[.C15])/[.C15]" office:value-type="float" office:value="10.0689" calcext:value-type="float">
            <text:p>10.07</text:p>
          </table:table-cell>
        </table:table-row>
        <table:table-row table:style-name="ro2">
          <table:table-cell office:value-type="string" calcext:value-type="string">
            <text:p>Year 2031 – anew Gameboy Game</text:p>
          </table:table-cell>
          <table:table-cell office:value-type="string" calcext:value-type="string">
            <text:p>Post-apocalyptic RPG</text:p>
          </table:table-cell>
          <table:table-cell office:value-type="currency" office:currency="USD" office:value="1058" calcext:value-type="currency">
            <text:p>$1,058.00</text:p>
          </table:table-cell>
          <table:table-cell office:value-type="currency" office:currency="USD" office:value="15303" calcext:value-type="currency">
            <text:p>$15,303.00</text:p>
          </table:table-cell>
          <table:table-cell office:value-type="float" office:value="274" calcext:value-type="float">
            <text:p>274</text:p>
          </table:table-cell>
          <table:table-cell table:style-name="ce1" table:formula="of:=[.D16]/[.E16]" office:value-type="currency" office:currency="USD" office:value="55.8503649635037" calcext:value-type="currency">
            <text:p>$55.85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4-01" calcext:value-type="date">
            <text:p>04/01/23</text:p>
          </table:table-cell>
          <table:table-cell table:style-name="ce6" office:value-type="date" office:date-value="2023-05-01" calcext:value-type="date">
            <text:p>05/01/23</text:p>
          </table:table-cell>
          <table:table-cell office:value-type="date" office:date-value="2023-06-01" calcext:value-type="date">
            <text:p>06/01/2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" office:value-type="currency" office:currency="USD" office:value="373" calcext:value-type="currency">
            <text:p>$373.00</text:p>
          </table:table-cell>
          <table:table-cell office:value-type="currency" office:currency="USD" office:value="373" calcext:value-type="currency">
            <text:p>$373.00</text:p>
          </table:table-cell>
          <table:table-cell office:value-type="currency" office:currency="USD" office:value="2" calcext:value-type="currency">
            <text:p>$2.00</text:p>
          </table:table-cell>
          <table:table-cell/>
          <table:table-cell table:style-name="ce1" table:formula="of:=[.D16] - [.C16]" office:value-type="currency" office:currency="USD" office:value="14245" calcext:value-type="currency">
            <text:p>$14,245.00</text:p>
          </table:table-cell>
          <table:table-cell table:formula="of:=([.D16]-[.C16])/[.C16]" office:value-type="float" office:value="13.4640831758034" calcext:value-type="float">
            <text:p>13.46</text:p>
          </table:table-cell>
        </table:table-row>
        <table:table-row table:style-name="ro2">
          <table:table-cell office:value-type="string" calcext:value-type="string">
            <text:p>The House in the Cemetery</text:p>
          </table:table-cell>
          <table:table-cell office:value-type="string" calcext:value-type="string">
            <text:p>Retro Top-down RPG</text:p>
          </table:table-cell>
          <table:table-cell office:value-type="currency" office:currency="USD" office:value="1200" calcext:value-type="currency">
            <text:p>$1,200.00</text:p>
          </table:table-cell>
          <table:table-cell office:value-type="currency" office:currency="USD" office:value="23907" calcext:value-type="currency">
            <text:p>$23,907.00</text:p>
          </table:table-cell>
          <table:table-cell office:value-type="float" office:value="267" calcext:value-type="float">
            <text:p>267</text:p>
          </table:table-cell>
          <table:table-cell table:style-name="ce1" table:formula="of:=[.D17]/[.E17]" office:value-type="currency" office:currency="USD" office:value="89.5393258426966" calcext:value-type="currency">
            <text:p>$89.54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6-20" calcext:value-type="date">
            <text:p>06/20/23</text:p>
          </table:table-cell>
          <table:table-cell table:style-name="ce6" office:value-type="date" office:date-value="2023-07-20" calcext:value-type="date">
            <text:p>07/20/23</text:p>
          </table:table-cell>
          <table:table-cell office:value-type="date" office:date-value="2023-09-01" calcext:value-type="date">
            <text:p>09/01/2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" office:value-type="currency" office:currency="USD" office:value="200" calcext:value-type="currency">
            <text:p>$200.00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currency" office:currency="USD" office:value="50" calcext:value-type="currency">
            <text:p>$50.00</text:p>
          </table:table-cell>
          <table:table-cell/>
          <table:table-cell table:style-name="ce1" table:formula="of:=[.D17] - [.C17]" office:value-type="currency" office:currency="USD" office:value="22707" calcext:value-type="currency">
            <text:p>$22,707.00</text:p>
          </table:table-cell>
          <table:table-cell table:formula="of:=([.D17]-[.C17])/[.C17]" office:value-type="float" office:value="18.9225" calcext:value-type="float">
            <text:p>18.92</text:p>
          </table:table-cell>
        </table:table-row>
        <table:table-row table:style-name="ro2">
          <table:table-cell office:value-type="string" calcext:value-type="string">
            <text:p>Camper Van: Make it Home</text:p>
          </table:table-cell>
          <table:table-cell office:value-type="string" calcext:value-type="string">
            <text:p>Cozy Van-Building Sim</text:p>
          </table:table-cell>
          <table:table-cell office:value-type="currency" office:currency="USD" office:value="15883" calcext:value-type="currency">
            <text:p>$15,883.00</text:p>
          </table:table-cell>
          <table:table-cell office:value-type="currency" office:currency="USD" office:value="57950" calcext:value-type="currency">
            <text:p>$57,950.00</text:p>
          </table:table-cell>
          <table:table-cell office:value-type="float" office:value="2299" calcext:value-type="float">
            <text:p>2299</text:p>
          </table:table-cell>
          <table:table-cell table:style-name="ce1" table:formula="of:=[.D18]/[.E18]" office:value-type="currency" office:currency="USD" office:value="25.2066115702479" calcext:value-type="currency">
            <text:p>$25.21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4-05" calcext:value-type="date">
            <text:p>04/05/23</text:p>
          </table:table-cell>
          <table:table-cell table:style-name="ce6" office:value-type="date" office:date-value="2023-05-05" calcext:value-type="date">
            <text:p>05/05/23</text:p>
          </table:table-cell>
          <table:table-cell office:value-type="date" office:date-value="2024-12-01" calcext:value-type="date">
            <text:p>12/01/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1" office:value-type="currency" office:currency="USD" office:value="1065" calcext:value-type="currency">
            <text:p>$1,065.00</text:p>
          </table:table-cell>
          <table:table-cell office:value-type="currency" office:currency="USD" office:value="1065" calcext:value-type="currency">
            <text:p>$1,065.00</text:p>
          </table:table-cell>
          <table:table-cell office:value-type="currency" office:currency="USD" office:value="586" calcext:value-type="currency">
            <text:p>$586.00</text:p>
          </table:table-cell>
          <table:table-cell/>
          <table:table-cell table:style-name="ce1" table:formula="of:=[.D18] - [.C18]" office:value-type="currency" office:currency="USD" office:value="42067" calcext:value-type="currency">
            <text:p>$42,067.00</text:p>
          </table:table-cell>
          <table:table-cell table:formula="of:=([.D18]-[.C18])/[.C18]" office:value-type="float" office:value="2.64855505886797" calcext:value-type="float">
            <text:p>2.65</text:p>
          </table:table-cell>
        </table:table-row>
        <table:table-row table:style-name="ro2">
          <table:table-cell office:value-type="string" calcext:value-type="string">
            <text:p>Selini</text:p>
          </table:table-cell>
          <table:table-cell office:value-type="string" calcext:value-type="string">
            <text:p>Nonlinear Exploration Platformer</text:p>
          </table:table-cell>
          <table:table-cell office:value-type="currency" office:currency="USD" office:value="9741" calcext:value-type="currency">
            <text:p>$9,741.00</text:p>
          </table:table-cell>
          <table:table-cell office:value-type="currency" office:currency="USD" office:value="22733.09" calcext:value-type="currency">
            <text:p>$22,733.09</text:p>
          </table:table-cell>
          <table:table-cell office:value-type="float" office:value="667" calcext:value-type="float">
            <text:p>667</text:p>
          </table:table-cell>
          <table:table-cell table:style-name="ce1" table:formula="of:=[.D19]/[.E19]" office:value-type="currency" office:currency="USD" office:value="34.0825937031484" calcext:value-type="currency">
            <text:p>$34.08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3-21" calcext:value-type="date">
            <text:p>03/21/23</text:p>
          </table:table-cell>
          <table:table-cell table:style-name="ce6" office:value-type="date" office:date-value="2023-04-20" calcext:value-type="date">
            <text:p>04/20/23</text:p>
          </table:table-cell>
          <table:table-cell office:value-type="date" office:date-value="2024-02-01" calcext:value-type="date">
            <text:p>02/01/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" office:value-type="currency" office:currency="USD" office:value="463" calcext:value-type="currency">
            <text:p>$463.00</text:p>
          </table:table-cell>
          <table:table-cell office:value-type="currency" office:currency="USD" office:value="463" calcext:value-type="currency">
            <text:p>$463.00</text:p>
          </table:table-cell>
          <table:table-cell office:value-type="currency" office:currency="USD" office:value="20" calcext:value-type="currency">
            <text:p>$20.00</text:p>
          </table:table-cell>
          <table:table-cell/>
          <table:table-cell table:style-name="ce1" table:formula="of:=[.D19] - [.C19]" office:value-type="currency" office:currency="USD" office:value="12992.09" calcext:value-type="currency">
            <text:p>$12,992.09</text:p>
          </table:table-cell>
          <table:table-cell table:formula="of:=([.D19]-[.C19])/[.C19]" office:value-type="float" office:value="1.33375320808952" calcext:value-type="float">
            <text:p>1.33</text:p>
          </table:table-cell>
        </table:table-row>
        <table:table-row table:style-name="ro2">
          <table:table-cell office:value-type="string" calcext:value-type="string">
            <text:p>Forever Skies</text:p>
          </table:table-cell>
          <table:table-cell office:value-type="string" calcext:value-type="string">
            <text:p>First-Person Post-Apocalyptic Survival</text:p>
          </table:table-cell>
          <table:table-cell office:value-type="currency" office:currency="USD" office:value="21177" calcext:value-type="currency">
            <text:p>$21,177.00</text:p>
          </table:table-cell>
          <table:table-cell office:value-type="currency" office:currency="USD" office:value="62649" calcext:value-type="currency">
            <text:p>$62,649.00</text:p>
          </table:table-cell>
          <table:table-cell office:value-type="float" office:value="1633" calcext:value-type="float">
            <text:p>1633</text:p>
          </table:table-cell>
          <table:table-cell table:style-name="ce1" table:formula="of:=[.D20]/[.E20]" office:value-type="currency" office:currency="USD" office:value="38.3643600734844" calcext:value-type="currency">
            <text:p>$38.36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2-28" calcext:value-type="date">
            <text:p>02/28/23</text:p>
          </table:table-cell>
          <table:table-cell table:style-name="ce6" office:value-type="date" office:date-value="2023-03-30" calcext:value-type="date">
            <text:p>03/30/23</text:p>
          </table:table-cell>
          <table:table-cell office:value-type="date" office:date-value="2023-06-01" calcext:value-type="date">
            <text:p>06/01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" office:value-type="currency" office:currency="USD" office:value="533" calcext:value-type="currency">
            <text:p>$533.00</text:p>
          </table:table-cell>
          <table:table-cell office:value-type="currency" office:currency="USD" office:value="533" calcext:value-type="currency">
            <text:p>$533.00</text:p>
          </table:table-cell>
          <table:table-cell office:value-type="currency" office:currency="USD" office:value="6" calcext:value-type="currency">
            <text:p>$6.00</text:p>
          </table:table-cell>
          <table:table-cell/>
          <table:table-cell table:style-name="ce1" table:formula="of:=[.D20] - [.C20]" office:value-type="currency" office:currency="USD" office:value="41472" calcext:value-type="currency">
            <text:p>$41,472.00</text:p>
          </table:table-cell>
          <table:table-cell table:formula="of:=([.D20]-[.C20])/[.C20]" office:value-type="float" office:value="1.95835104122397" calcext:value-type="float">
            <text:p>1.96</text:p>
          </table:table-cell>
        </table:table-row>
        <table:table-row table:style-name="ro2">
          <table:table-cell office:value-type="string" calcext:value-type="string">
            <text:p>Out and About</text:p>
          </table:table-cell>
          <table:table-cell office:value-type="string" calcext:value-type="string">
            <text:p>Relaxing Life Simulator</text:p>
          </table:table-cell>
          <table:table-cell office:value-type="currency" office:currency="USD" office:value="44060" calcext:value-type="currency">
            <text:p>$44,060.00</text:p>
          </table:table-cell>
          <table:table-cell office:value-type="currency" office:currency="USD" office:value="76578" calcext:value-type="currency">
            <text:p>$76,578.00</text:p>
          </table:table-cell>
          <table:table-cell office:value-type="float" office:value="1430" calcext:value-type="float">
            <text:p>1430</text:p>
          </table:table-cell>
          <table:table-cell table:style-name="ce1" table:formula="of:=[.D21]/[.E21]" office:value-type="currency" office:currency="USD" office:value="53.551048951049" calcext:value-type="currency">
            <text:p>$53.55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9-10" calcext:value-type="date">
            <text:p>09/10/23</text:p>
          </table:table-cell>
          <table:table-cell table:style-name="ce6" office:value-type="date" office:date-value="2023-10-29" calcext:value-type="date">
            <text:p>10/29/23</text:p>
          </table:table-cell>
          <table:table-cell office:value-type="date" office:date-value="2024-12-01" calcext:value-type="date">
            <text:p>12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" office:value-type="currency" office:currency="USD" office:value="4284" calcext:value-type="currency">
            <text:p>$4,284.00</text:p>
          </table:table-cell>
          <table:table-cell office:value-type="currency" office:currency="USD" office:value="490" calcext:value-type="currency">
            <text:p>$490.00</text:p>
          </table:table-cell>
          <table:table-cell office:value-type="currency" office:currency="USD" office:value="31" calcext:value-type="currency">
            <text:p>$31.00</text:p>
          </table:table-cell>
          <table:table-cell/>
          <table:table-cell table:style-name="ce1" table:formula="of:=[.D21] - [.C21]" office:value-type="currency" office:currency="USD" office:value="32518" calcext:value-type="currency">
            <text:p>$32,518.00</text:p>
          </table:table-cell>
          <table:table-cell table:formula="of:=([.D21]-[.C21])/[.C21]" office:value-type="float" office:value="0.738039037675897" calcext:value-type="float">
            <text:p>0.74</text:p>
          </table:table-cell>
        </table:table-row>
        <table:table-row table:style-name="ro2">
          <table:table-cell office:value-type="string" calcext:value-type="string">
            <text:p>Lucid</text:p>
          </table:table-cell>
          <table:table-cell office:value-type="string" calcext:value-type="string">
            <text:p>2d Action Adventure Platformer RPG</text:p>
          </table:table-cell>
          <table:table-cell office:value-type="currency" office:currency="USD" office:value="30000" calcext:value-type="currency">
            <text:p>$30,000.00</text:p>
          </table:table-cell>
          <table:table-cell office:value-type="currency" office:currency="USD" office:value="43000" calcext:value-type="currency">
            <text:p>$43,000.00</text:p>
          </table:table-cell>
          <table:table-cell office:value-type="float" office:value="730" calcext:value-type="float">
            <text:p>730</text:p>
          </table:table-cell>
          <table:table-cell table:style-name="ce1" table:formula="of:=[.D22]/[.E22]" office:value-type="currency" office:currency="USD" office:value="58.9041095890411" calcext:value-type="currency">
            <text:p>$58.90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50-01-01" calcext:value-type="date">
            <text:p>01/01/50</text:p>
          </table:table-cell>
          <table:table-cell table:style-name="ce6" office:value-type="date" office:date-value="2023-10-18" calcext:value-type="date">
            <text:p>10/18/23</text:p>
          </table:table-cell>
          <table:table-cell office:value-type="date" office:date-value="2025-01-01" calcext:value-type="date">
            <text:p>01/01/2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" office:value-type="currency" office:currency="USD" office:value="7000" calcext:value-type="currency">
            <text:p>$7,000.00</text:p>
          </table:table-cell>
          <table:table-cell office:value-type="currency" office:currency="USD" office:value="2000" calcext:value-type="currency">
            <text:p>$2,000.00</text:p>
          </table:table-cell>
          <table:table-cell office:value-type="currency" office:currency="USD" office:value="75" calcext:value-type="currency">
            <text:p>$75.00</text:p>
          </table:table-cell>
          <table:table-cell/>
          <table:table-cell table:style-name="ce1" table:formula="of:=[.D22] - [.C22]" office:value-type="currency" office:currency="USD" office:value="13000" calcext:value-type="currency">
            <text:p>$13,000.00</text:p>
          </table:table-cell>
          <table:table-cell table:formula="of:=([.D22]-[.C22])/[.C22]" office:value-type="float" office:value="0.433333333333333" calcext:value-type="float">
            <text:p>0.43</text:p>
          </table:table-cell>
        </table:table-row>
        <table:table-row table:style-name="ro2">
          <table:table-cell office:value-type="string" calcext:value-type="string">
            <text:p>Heirloom</text:p>
          </table:table-cell>
          <table:table-cell office:value-type="string" calcext:value-type="string">
            <text:p>Mysterious Thriller Adventure</text:p>
          </table:table-cell>
          <table:table-cell office:value-type="currency" office:currency="USD" office:value="33000" calcext:value-type="currency">
            <text:p>$33,000.00</text:p>
          </table:table-cell>
          <table:table-cell office:value-type="currency" office:currency="USD" office:value="44077" calcext:value-type="currency">
            <text:p>$44,077.00</text:p>
          </table:table-cell>
          <table:table-cell office:value-type="float" office:value="610" calcext:value-type="float">
            <text:p>610</text:p>
          </table:table-cell>
          <table:table-cell table:style-name="ce1" table:formula="of:=[.D23]/[.E23]" office:value-type="currency" office:currency="USD" office:value="72.2573770491803" calcext:value-type="currency">
            <text:p>$72.26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50-01-01" calcext:value-type="date">
            <text:p>01/01/50</text:p>
          </table:table-cell>
          <table:table-cell table:style-name="ce6" office:value-type="date" office:date-value="2023-10-12" calcext:value-type="date">
            <text:p>10/12/23</text:p>
          </table:table-cell>
          <table:table-cell office:value-type="date" office:date-value="2024-10-01" calcext:value-type="date">
            <text:p>10/01/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currency" office:currency="USD" office:value="2000" calcext:value-type="currency">
            <text:p>$2,000.00</text:p>
          </table:table-cell>
          <table:table-cell office:value-type="currency" office:currency="USD" office:value="35" calcext:value-type="currency">
            <text:p>$35.00</text:p>
          </table:table-cell>
          <table:table-cell/>
          <table:table-cell table:style-name="ce1" table:formula="of:=[.D23] - [.C23]" office:value-type="currency" office:currency="USD" office:value="11077" calcext:value-type="currency">
            <text:p>$11,077.00</text:p>
          </table:table-cell>
          <table:table-cell table:formula="of:=([.D23]-[.C23])/[.C23]" office:value-type="float" office:value="0.335666666666667" calcext:value-type="float">
            <text:p>0.34</text:p>
          </table:table-cell>
        </table:table-row>
        <table:table-row table:style-name="ro2">
          <table:table-cell office:value-type="string" calcext:value-type="string">
            <text:p>Aaling The Ghost</text:p>
          </table:table-cell>
          <table:table-cell office:value-type="string" calcext:value-type="string">
            <text:p>Story Driven Turn-Based RPG</text:p>
          </table:table-cell>
          <table:table-cell office:value-type="currency" office:currency="USD" office:value="10648" calcext:value-type="currency">
            <text:p>$10,648.00</text:p>
          </table:table-cell>
          <table:table-cell office:value-type="currency" office:currency="USD" office:value="15008" calcext:value-type="currency">
            <text:p>$15,008.00</text:p>
          </table:table-cell>
          <table:table-cell office:value-type="float" office:value="356" calcext:value-type="float">
            <text:p>356</text:p>
          </table:table-cell>
          <table:table-cell table:style-name="ce1" table:formula="of:=[.D24]/[.E24]" office:value-type="currency" office:currency="USD" office:value="42.1573033707865" calcext:value-type="currency">
            <text:p>$42.16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50-01-01" calcext:value-type="date">
            <text:p>01/01/50</text:p>
          </table:table-cell>
          <table:table-cell table:style-name="ce6" office:value-type="date" office:date-value="2023-10-20" calcext:value-type="date">
            <text:p>10/20/23</text:p>
          </table:table-cell>
          <table:table-cell office:value-type="date" office:date-value="2025-03-01" calcext:value-type="date">
            <text:p>03/01/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currency" office:currency="USD" office:value="13" calcext:value-type="currency">
            <text:p>$13.00</text:p>
          </table:table-cell>
          <table:table-cell office:value-type="currency" office:currency="USD" office:value="710" calcext:value-type="currency">
            <text:p>$710.00</text:p>
          </table:table-cell>
          <table:table-cell office:value-type="currency" office:currency="USD" office:value="2" calcext:value-type="currency">
            <text:p>$2.00</text:p>
          </table:table-cell>
          <table:table-cell/>
          <table:table-cell table:style-name="ce1" table:formula="of:=[.D24] - [.C24]" office:value-type="currency" office:currency="USD" office:value="4360" calcext:value-type="currency">
            <text:p>$4,360.00</text:p>
          </table:table-cell>
          <table:table-cell table:formula="of:=([.D24]-[.C24])/[.C24]" office:value-type="float" office:value="0.40946656649136" calcext:value-type="float">
            <text:p>0.41</text:p>
          </table:table-cell>
        </table:table-row>
        <table:table-row table:style-name="ro2">
          <table:table-cell office:value-type="string" calcext:value-type="string">
            <text:p>Rain in the Abyss</text:p>
          </table:table-cell>
          <table:table-cell office:value-type="string" calcext:value-type="string">
            <text:p>Survival Horror/Metroidvania</text:p>
          </table:table-cell>
          <table:table-cell office:value-type="currency" office:currency="USD" office:value="12531" calcext:value-type="currency">
            <text:p>$12,531.00</text:p>
          </table:table-cell>
          <table:table-cell office:value-type="currency" office:currency="USD" office:value="4495" calcext:value-type="currency">
            <text:p>$4,495.00</text:p>
          </table:table-cell>
          <table:table-cell office:value-type="float" office:value="120" calcext:value-type="float">
            <text:p>120</text:p>
          </table:table-cell>
          <table:table-cell table:style-name="ce1" table:formula="of:=[.D25]/[.E25]" office:value-type="currency" office:currency="USD" office:value="37.4583333333333" calcext:value-type="currency">
            <text:p>$37.46</text:p>
          </table:table-cell>
          <table:table-cell table:style-name="ce5" office:value-type="string" calcext:value-type="string">
            <text:p>Not Yet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50-01-01" calcext:value-type="date">
            <text:p>01/01/50</text:p>
          </table:table-cell>
          <table:table-cell table:style-name="ce6" office:value-type="date" office:date-value="2023-10-23" calcext:value-type="date">
            <text:p>10/23/23</text:p>
          </table:table-cell>
          <table:table-cell office:value-type="date" office:date-value="2025-07-01" calcext:value-type="date">
            <text:p>07/01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currency" office:currency="USD" office:value="401" calcext:value-type="currency">
            <text:p>$401.00</text:p>
          </table:table-cell>
          <table:table-cell office:value-type="currency" office:currency="USD" office:value="5" calcext:value-type="currency">
            <text:p>$5.00</text:p>
          </table:table-cell>
          <table:table-cell/>
          <table:table-cell table:style-name="ce1" table:formula="of:=[.D25] - [.C25]" office:value-type="currency" office:currency="USD" office:value="-8036" calcext:value-type="currency">
            <text:p>-$8,036.00</text:p>
          </table:table-cell>
          <table:table-cell table:formula="of:=([.D25]-[.C25])/[.C25]" office:value-type="float" office:value="-0.641289601787567" calcext:value-type="float">
            <text:p>-0.64</text:p>
          </table:table-cell>
        </table:table-row>
        <table:table-row table:style-name="ro2">
          <table:table-cell office:value-type="string" calcext:value-type="string">
            <text:p>Hym to the Earless God</text:p>
          </table:table-cell>
          <table:table-cell office:value-type="string" calcext:value-type="string">
            <text:p>Mysterios Alien RPG</text:p>
          </table:table-cell>
          <table:table-cell office:value-type="currency" office:currency="USD" office:value="120000" calcext:value-type="currency">
            <text:p>$120,000.00</text:p>
          </table:table-cell>
          <table:table-cell office:value-type="currency" office:currency="USD" office:value="77847" calcext:value-type="currency">
            <text:p>$77,847.00</text:p>
          </table:table-cell>
          <table:table-cell office:value-type="float" office:value="985" calcext:value-type="float">
            <text:p>985</text:p>
          </table:table-cell>
          <table:table-cell table:style-name="ce1" table:formula="of:=[.D26]/[.E26]" office:value-type="currency" office:currency="USD" office:value="79.0324873096447" calcext:value-type="currency">
            <text:p>$79.03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09-28" calcext:value-type="date">
            <text:p>09/28/23</text:p>
          </table:table-cell>
          <table:table-cell office:value-type="date" office:date-value="2026-08-01" calcext:value-type="date">
            <text:p>08/01/2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currency" office:currency="USD" office:value="1000" calcext:value-type="currency">
            <text:p>$1,000.00</text:p>
          </table:table-cell>
          <table:table-cell office:value-type="currency" office:currency="USD" office:value="5" calcext:value-type="currency">
            <text:p>$5.00</text:p>
          </table:table-cell>
          <table:table-cell/>
          <table:table-cell table:style-name="ce1" table:formula="of:=[.D26] - [.C26]" office:value-type="currency" office:currency="USD" office:value="-42153" calcext:value-type="currency">
            <text:p>-$42,153.00</text:p>
          </table:table-cell>
          <table:table-cell table:formula="of:=([.D26]-[.C26])/[.C26]" office:value-type="float" office:value="-0.351275" calcext:value-type="float">
            <text:p>-0.35</text:p>
          </table:table-cell>
        </table:table-row>
        <table:table-row table:style-name="ro2">
          <table:table-cell office:value-type="string" calcext:value-type="string">
            <text:p>DaemonClaw</text:p>
          </table:table-cell>
          <table:table-cell office:value-type="string" calcext:value-type="string">
            <text:p>Fantasy Retro Side Scroller Action</text:p>
          </table:table-cell>
          <table:table-cell office:value-type="currency" office:currency="USD" office:value="53241" calcext:value-type="currency">
            <text:p>$53,241.00</text:p>
          </table:table-cell>
          <table:table-cell office:value-type="currency" office:currency="USD" office:value="91180" calcext:value-type="currency">
            <text:p>$91,180.00</text:p>
          </table:table-cell>
          <table:table-cell office:value-type="float" office:value="906" calcext:value-type="float">
            <text:p>906</text:p>
          </table:table-cell>
          <table:table-cell table:style-name="ce1" table:formula="of:=[.D27]/[.E27]" office:value-type="currency" office:currency="USD" office:value="100.640176600442" calcext:value-type="currency">
            <text:p>$100.64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12" calcext:value-type="date">
            <text:p>10/12/23</text:p>
          </table:table-cell>
          <table:table-cell office:value-type="date" office:date-value="2025-04-01" calcext:value-type="date">
            <text:p>04/01/2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currency" office:currency="USD" office:value="320" calcext:value-type="currency">
            <text:p>$320.00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table:style-name="ce1" table:formula="of:=[.D27] - [.C27]" office:value-type="currency" office:currency="USD" office:value="37939" calcext:value-type="currency">
            <text:p>$37,939.00</text:p>
          </table:table-cell>
          <table:table-cell table:formula="of:=([.D27]-[.C27])/[.C27]" office:value-type="float" office:value="0.712589921301253" calcext:value-type="float">
            <text:p>0.71</text:p>
          </table:table-cell>
        </table:table-row>
        <table:table-row table:style-name="ro2">
          <table:table-cell office:value-type="string" calcext:value-type="string">
            <text:p>Anima Song From the Abyss</text:p>
          </table:table-cell>
          <table:table-cell office:value-type="string" calcext:value-type="string">
            <text:p>Action RPG with a Deep Story</text:p>
          </table:table-cell>
          <table:table-cell office:value-type="currency" office:currency="USD" office:value="63889" calcext:value-type="currency">
            <text:p>$63,889.00</text:p>
          </table:table-cell>
          <table:table-cell office:value-type="currency" office:currency="USD" office:value="114727" calcext:value-type="currency">
            <text:p>$114,727.00</text:p>
          </table:table-cell>
          <table:table-cell office:value-type="float" office:value="1051" calcext:value-type="float">
            <text:p>1051</text:p>
          </table:table-cell>
          <table:table-cell table:style-name="ce1" table:formula="of:=[.D28]/[.E28]" office:value-type="currency" office:currency="USD" office:value="109.159847764034" calcext:value-type="currency">
            <text:p>$109.16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05" calcext:value-type="date">
            <text:p>10/05/23</text:p>
          </table:table-cell>
          <table:table-cell office:value-type="date" office:date-value="2024-11-01" calcext:value-type="date">
            <text:p>11/01/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currency" office:currency="USD" office:value="8519" calcext:value-type="currency">
            <text:p>$8,519.00</text:p>
          </table:table-cell>
          <table:table-cell office:value-type="currency" office:currency="USD" office:value="5325" calcext:value-type="currency">
            <text:p>$5,325.00</text:p>
          </table:table-cell>
          <table:table-cell office:value-type="currency" office:currency="USD" office:value="27" calcext:value-type="currency">
            <text:p>$27.00</text:p>
          </table:table-cell>
          <table:table-cell/>
          <table:table-cell table:style-name="ce1" table:formula="of:=[.D28] - [.C28]" office:value-type="currency" office:currency="USD" office:value="50838" calcext:value-type="currency">
            <text:p>$50,838.00</text:p>
          </table:table-cell>
          <table:table-cell table:formula="of:=([.D28]-[.C28])/[.C28]" office:value-type="float" office:value="0.795723833523768" calcext:value-type="float">
            <text:p>0.80</text:p>
          </table:table-cell>
        </table:table-row>
        <table:table-row table:style-name="ro2">
          <table:table-cell office:value-type="string" calcext:value-type="string">
            <text:p>Beekeeper’s Picnic</text:p>
          </table:table-cell>
          <table:table-cell office:value-type="string" calcext:value-type="string">
            <text:p>Cosy Sherlock Holmes Adventure</text:p>
          </table:table-cell>
          <table:table-cell office:value-type="currency" office:currency="USD" office:value="3916" calcext:value-type="currency">
            <text:p>$3,916.00</text:p>
          </table:table-cell>
          <table:table-cell office:value-type="currency" office:currency="USD" office:value="6705" calcext:value-type="currency">
            <text:p>$6,705.00</text:p>
          </table:table-cell>
          <table:table-cell office:value-type="float" office:value="136" calcext:value-type="float">
            <text:p>136</text:p>
          </table:table-cell>
          <table:table-cell table:style-name="ce1" table:formula="of:=[.D29]/[.E29]" office:value-type="currency" office:currency="USD" office:value="49.3014705882353" calcext:value-type="currency">
            <text:p>$49.30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19" calcext:value-type="date">
            <text:p>10/19/23</text:p>
          </table:table-cell>
          <table:table-cell office:value-type="date" office:date-value="2024-09-01" calcext:value-type="date">
            <text:p>09/01/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currency" office:currency="USD" office:value="961" calcext:value-type="currency">
            <text:p>$961.00</text:p>
          </table:table-cell>
          <table:table-cell office:value-type="currency" office:currency="USD" office:value="7" calcext:value-type="currency">
            <text:p>$7.00</text:p>
          </table:table-cell>
          <table:table-cell/>
          <table:table-cell table:style-name="ce1" table:formula="of:=[.D29] - [.C29]" office:value-type="currency" office:currency="USD" office:value="2789" calcext:value-type="currency">
            <text:p>$2,789.00</text:p>
          </table:table-cell>
          <table:table-cell table:formula="of:=([.D29]-[.C29])/[.C29]" office:value-type="float" office:value="0.71220633299285" calcext:value-type="float">
            <text:p>0.71</text:p>
          </table:table-cell>
        </table:table-row>
        <table:table-row table:style-name="ro2">
          <table:table-cell office:value-type="string" calcext:value-type="string">
            <text:p>Heart Cage</text:p>
          </table:table-cell>
          <table:table-cell office:value-type="string" calcext:value-type="string">
            <text:p>18+ Visual Novel</text:p>
          </table:table-cell>
          <table:table-cell office:value-type="currency" office:currency="USD" office:value="16631" calcext:value-type="currency">
            <text:p>$16,631.00</text:p>
          </table:table-cell>
          <table:table-cell office:value-type="currency" office:currency="USD" office:value="16889" calcext:value-type="currency">
            <text:p>$16,889.00</text:p>
          </table:table-cell>
          <table:table-cell office:value-type="float" office:value="302" calcext:value-type="float">
            <text:p>302</text:p>
          </table:table-cell>
          <table:table-cell table:style-name="ce1" table:formula="of:=[.D30]/[.E30]" office:value-type="currency" office:currency="USD" office:value="55.9238410596027" calcext:value-type="currency">
            <text:p>$55.9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15" calcext:value-type="date">
            <text:p>10/15/23</text:p>
          </table:table-cell>
          <table:table-cell office:value-type="date" office:date-value="2025-05-01" calcext:value-type="date">
            <text:p>05/01/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currency" office:currency="USD" office:value="3009" calcext:value-type="currency">
            <text:p>$3,009.00</text:p>
          </table:table-cell>
          <table:table-cell office:value-type="currency" office:currency="USD" office:value="6" calcext:value-type="currency">
            <text:p>$6.00</text:p>
          </table:table-cell>
          <table:table-cell/>
          <table:table-cell table:style-name="ce1" table:formula="of:=[.D30] - [.C30]" office:value-type="currency" office:currency="USD" office:value="258" calcext:value-type="currency">
            <text:p>$258.00</text:p>
          </table:table-cell>
          <table:table-cell table:formula="of:=([.D30]-[.C30])/[.C30]" office:value-type="float" office:value="0.0155131982442427" calcext:value-type="float">
            <text:p>0.02</text:p>
          </table:table-cell>
        </table:table-row>
        <table:table-row table:style-name="ro2">
          <table:table-cell office:value-type="string" calcext:value-type="string">
            <text:p>UNC: Pathfinder</text:p>
          </table:table-cell>
          <table:table-cell office:value-type="string" calcext:value-type="string">
            <text:p>VR-Ready Sci-Fi RPG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currency" office:currency="USD" office:value="6627" calcext:value-type="currency">
            <text:p>$6,627.00</text:p>
          </table:table-cell>
          <table:table-cell office:value-type="float" office:value="122" calcext:value-type="float">
            <text:p>122</text:p>
          </table:table-cell>
          <table:table-cell table:style-name="ce1" table:formula="of:=[.D31]/[.E31]" office:value-type="currency" office:currency="USD" office:value="54.3196721311475" calcext:value-type="currency">
            <text:p>$54.3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20" calcext:value-type="date">
            <text:p>10/20/23</text:p>
          </table:table-cell>
          <table:table-cell office:value-type="date" office:date-value="2023-12-01" calcext:value-type="date">
            <text:p>12/01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currency" office:currency="USD" office:value="999" calcext:value-type="currency">
            <text:p>$999.00</text:p>
          </table:table-cell>
          <table:table-cell office:value-type="currency" office:currency="USD" office:value="29" calcext:value-type="currency">
            <text:p>$29.00</text:p>
          </table:table-cell>
          <table:table-cell/>
          <table:table-cell table:style-name="ce1" table:formula="of:=[.D31] - [.C31]" office:value-type="currency" office:currency="USD" office:value="1627" calcext:value-type="currency">
            <text:p>$1,627.00</text:p>
          </table:table-cell>
          <table:table-cell table:formula="of:=([.D31]-[.C31])/[.C31]" office:value-type="float" office:value="0.3254" calcext:value-type="float">
            <text:p>0.33</text:p>
          </table:table-cell>
        </table:table-row>
        <table:table-row table:style-name="ro2">
          <table:table-cell office:value-type="string" calcext:value-type="string">
            <text:p>Wildlands</text:p>
          </table:table-cell>
          <table:table-cell office:value-type="string" calcext:value-type="string">
            <text:p>Multiplayer Survival Game</text:p>
          </table:table-cell>
          <table:table-cell office:value-type="currency" office:currency="USD" office:value="24467" calcext:value-type="currency">
            <text:p>$24,467.00</text:p>
          </table:table-cell>
          <table:table-cell office:value-type="currency" office:currency="USD" office:value="9100" calcext:value-type="currency">
            <text:p>$9,100.00</text:p>
          </table:table-cell>
          <table:table-cell office:value-type="float" office:value="187" calcext:value-type="float">
            <text:p>187</text:p>
          </table:table-cell>
          <table:table-cell table:style-name="ce1" table:formula="of:=[.D32]/[.E32]" office:value-type="currency" office:currency="USD" office:value="48.6631016042781" calcext:value-type="currency">
            <text:p>$48.66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08" calcext:value-type="date">
            <text:p>10/08/23</text:p>
          </table:table-cell>
          <table:table-cell office:value-type="date" office:date-value="2024-12-01" calcext:value-type="date">
            <text:p>12/01/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currency" office:currency="USD" office:value="2596" calcext:value-type="currency">
            <text:p>$2,596.00</text:p>
          </table:table-cell>
          <table:table-cell office:value-type="currency" office:currency="USD" office:value="594" calcext:value-type="currency">
            <text:p>$594.00</text:p>
          </table:table-cell>
          <table:table-cell office:value-type="currency" office:currency="USD" office:value="19" calcext:value-type="currency">
            <text:p>$19.00</text:p>
          </table:table-cell>
          <table:table-cell/>
          <table:table-cell table:style-name="ce1" table:formula="of:=[.D32] - [.C32]" office:value-type="currency" office:currency="USD" office:value="-15367" calcext:value-type="currency">
            <text:p>-$15,367.00</text:p>
          </table:table-cell>
          <table:table-cell table:formula="of:=([.D32]-[.C32])/[.C32]" office:value-type="float" office:value="-0.628070462255283" calcext:value-type="float">
            <text:p>-0.63</text:p>
          </table:table-cell>
        </table:table-row>
        <table:table-row table:style-name="ro2">
          <table:table-cell office:value-type="string" calcext:value-type="string">
            <text:p>Aesphera: Lost Union</text:p>
          </table:table-cell>
          <table:table-cell office:value-type="string" calcext:value-type="string">
            <text:p>A Tactical Rotation RPG</text:p>
          </table:table-cell>
          <table:table-cell office:value-type="currency" office:currency="USD" office:value="32700" calcext:value-type="currency">
            <text:p>$32,700.00</text:p>
          </table:table-cell>
          <table:table-cell office:value-type="currency" office:currency="USD" office:value="16087" calcext:value-type="currency">
            <text:p>$16,087.00</text:p>
          </table:table-cell>
          <table:table-cell office:value-type="float" office:value="99" calcext:value-type="float">
            <text:p>99</text:p>
          </table:table-cell>
          <table:table-cell table:style-name="ce1" table:formula="of:=[.D33]/[.E33]" office:value-type="currency" office:currency="USD" office:value="162.49494949495" calcext:value-type="currency">
            <text:p>$162.49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30" calcext:value-type="date">
            <text:p>10/30/23</text:p>
          </table:table-cell>
          <table:table-cell office:value-type="date" office:date-value="2026-12-01" calcext:value-type="date">
            <text:p>12/01/2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currency" office:currency="USD" office:value="1000" calcext:value-type="currency">
            <text:p>$1,000.00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table:style-name="ce1" table:formula="of:=[.D33] - [.C33]" office:value-type="currency" office:currency="USD" office:value="-16613" calcext:value-type="currency">
            <text:p>-$16,613.00</text:p>
          </table:table-cell>
          <table:table-cell table:formula="of:=([.D33]-[.C33])/[.C33]" office:value-type="float" office:value="-0.508042813455657" calcext:value-type="float">
            <text:p>-0.51</text:p>
          </table:table-cell>
        </table:table-row>
        <table:table-row table:style-name="ro2">
          <table:table-cell office:value-type="string" calcext:value-type="string">
            <text:p>Kritter</text:p>
          </table:table-cell>
          <table:table-cell office:value-type="string" calcext:value-type="string">
            <text:p>Top-Down Rogue-Like</text:p>
          </table:table-cell>
          <table:table-cell office:value-type="currency" office:currency="USD" office:value="2662" calcext:value-type="currency">
            <text:p>$2,662.00</text:p>
          </table:table-cell>
          <table:table-cell office:value-type="currency" office:currency="USD" office:value="3436" calcext:value-type="currency">
            <text:p>$3,436.00</text:p>
          </table:table-cell>
          <table:table-cell office:value-type="float" office:value="101" calcext:value-type="float">
            <text:p>101</text:p>
          </table:table-cell>
          <table:table-cell table:style-name="ce1" table:formula="of:=[.D34]/[.E34]" office:value-type="currency" office:currency="USD" office:value="34.019801980198" calcext:value-type="currency">
            <text:p>$34.0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25-01-01" calcext:value-type="date">
            <text:p>01/01/25</text:p>
          </table:table-cell>
          <table:table-cell office:value-type="date" office:date-value="2023-09-29" calcext:value-type="date">
            <text:p>09/29/23</text:p>
          </table:table-cell>
          <table:table-cell office:value-type="date" office:date-value="2024-04-01" calcext:value-type="date">
            <text:p>04/01/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currency" office:currency="USD" office:value="533" calcext:value-type="currency">
            <text:p>$533.00</text:p>
          </table:table-cell>
          <table:table-cell office:value-type="currency" office:currency="USD" office:value="213" calcext:value-type="currency">
            <text:p>$213.00</text:p>
          </table:table-cell>
          <table:table-cell office:value-type="currency" office:currency="USD" office:value="6" calcext:value-type="currency">
            <text:p>$6.00</text:p>
          </table:table-cell>
          <table:table-cell/>
          <table:table-cell table:style-name="ce1" table:formula="of:=[.D34] - [.C34]" office:value-type="currency" office:currency="USD" office:value="774" calcext:value-type="currency">
            <text:p>$774.00</text:p>
          </table:table-cell>
          <table:table-cell table:formula="of:=([.D34]-[.C34])/[.C34]" office:value-type="float" office:value="0.290758827948911" calcext:value-type="float">
            <text:p>0.29</text:p>
          </table:table-cell>
        </table:table-row>
        <table:table-row table:style-name="ro2">
          <table:table-cell office:value-type="string" calcext:value-type="string">
            <text:p>La Miree: Ticket to Everywhere</text:p>
          </table:table-cell>
          <table:table-cell office:value-type="string" calcext:value-type="string">
            <text:p>Erotic Dating Simulator</text:p>
          </table:table-cell>
          <table:table-cell office:value-type="currency" office:currency="USD" office:value="33365" calcext:value-type="currency">
            <text:p>$33,365.00</text:p>
          </table:table-cell>
          <table:table-cell office:value-type="currency" office:currency="USD" office:value="10252" calcext:value-type="currency">
            <text:p>$10,252.00</text:p>
          </table:table-cell>
          <table:table-cell office:value-type="float" office:value="153" calcext:value-type="float">
            <text:p>153</text:p>
          </table:table-cell>
          <table:table-cell table:style-name="ce1" table:formula="of:=[.D35]/[.E35]" office:value-type="currency" office:currency="USD" office:value="67.0065359477124" calcext:value-type="currency">
            <text:p>$67.01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14" calcext:value-type="date">
            <text:p>10/14/23</text:p>
          </table:table-cell>
          <table:table-cell office:value-type="date" office:date-value="2024-12-01" calcext:value-type="date">
            <text:p>12/01/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currency" office:currency="USD" office:value="557" calcext:value-type="currency">
            <text:p>$557.00</text:p>
          </table:table-cell>
          <table:table-cell office:value-type="currency" office:currency="USD" office:value="12" calcext:value-type="currency">
            <text:p>$12.00</text:p>
          </table:table-cell>
          <table:table-cell/>
          <table:table-cell table:style-name="ce1" table:formula="of:=[.D35] - [.C35]" office:value-type="currency" office:currency="USD" office:value="-23113" calcext:value-type="currency">
            <text:p>-$23,113.00</text:p>
          </table:table-cell>
          <table:table-cell table:formula="of:=([.D35]-[.C35])/[.C35]" office:value-type="float" office:value="-0.692731904690544" calcext:value-type="float">
            <text:p>-0.69</text:p>
          </table:table-cell>
        </table:table-row>
        <table:table-row table:style-name="ro2">
          <table:table-cell office:value-type="string" calcext:value-type="string">
            <text:p>Empty Inside</text:p>
          </table:table-cell>
          <table:table-cell office:value-type="string" calcext:value-type="string">
            <text:p>Indie Horror Game</text:p>
          </table:table-cell>
          <table:table-cell office:value-type="currency" office:currency="USD" office:value="13200" calcext:value-type="currency">
            <text:p>$13,200.00</text:p>
          </table:table-cell>
          <table:table-cell office:value-type="currency" office:currency="USD" office:value="943" calcext:value-type="currency">
            <text:p>$943.00</text:p>
          </table:table-cell>
          <table:table-cell office:value-type="float" office:value="18" calcext:value-type="float">
            <text:p>18</text:p>
          </table:table-cell>
          <table:table-cell table:style-name="ce1" table:formula="of:=[.D36]/[.E36]" office:value-type="currency" office:currency="USD" office:value="52.3888888888889" calcext:value-type="currency">
            <text:p>$52.39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21" calcext:value-type="date">
            <text:p>10/21/23</text:p>
          </table:table-cell>
          <table:table-cell office:value-type="date" office:date-value="2024-08-01" calcext:value-type="date">
            <text:p>08/01/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currency" office:currency="USD" office:value="2" calcext:value-type="currency">
            <text:p>$2.00</text:p>
          </table:table-cell>
          <table:table-cell/>
          <table:table-cell table:style-name="ce1" table:formula="of:=[.D36] - [.C36]" office:value-type="currency" office:currency="USD" office:value="-12257" calcext:value-type="currency">
            <text:p>-$12,257.00</text:p>
          </table:table-cell>
          <table:table-cell table:formula="of:=([.D36]-[.C36])/[.C36]" office:value-type="float" office:value="-0.928560606060606" calcext:value-type="float">
            <text:p>-0.93</text:p>
          </table:table-cell>
        </table:table-row>
        <table:table-row table:style-name="ro2">
          <table:table-cell office:value-type="string" calcext:value-type="string">
            <text:p>Return From Core</text:p>
          </table:table-cell>
          <table:table-cell office:value-type="string" calcext:value-type="string">
            <text:p>A Sandbox RPG Adventure</text:p>
          </table:table-cell>
          <table:table-cell office:value-type="currency" office:currency="USD" office:value="10109" calcext:value-type="currency">
            <text:p>$10,109.00</text:p>
          </table:table-cell>
          <table:table-cell office:value-type="currency" office:currency="USD" office:value="1042" calcext:value-type="currency">
            <text:p>$1,042.00</text:p>
          </table:table-cell>
          <table:table-cell office:value-type="float" office:value="53" calcext:value-type="float">
            <text:p>53</text:p>
          </table:table-cell>
          <table:table-cell table:style-name="ce1" table:formula="of:=[.D37]/[.E37]" office:value-type="currency" office:currency="USD" office:value="19.6603773584906" calcext:value-type="currency">
            <text:p>$19.66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14" calcext:value-type="date">
            <text:p>10/14/23</text:p>
          </table:table-cell>
          <table:table-cell office:value-type="date" office:date-value="2023-12-01" calcext:value-type="date">
            <text:p>12/01/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currency" office:currency="USD" office:value="2461" calcext:value-type="currency">
            <text:p>$2,461.00</text:p>
          </table:table-cell>
          <table:table-cell office:value-type="currency" office:currency="USD" office:value="304" calcext:value-type="currency">
            <text:p>$304.00</text:p>
          </table:table-cell>
          <table:table-cell office:value-type="currency" office:currency="USD" office:value="11" calcext:value-type="currency">
            <text:p>$11.00</text:p>
          </table:table-cell>
          <table:table-cell/>
          <table:table-cell table:style-name="ce1" table:formula="of:=[.D37] - [.C37]" office:value-type="currency" office:currency="USD" office:value="-9067" calcext:value-type="currency">
            <text:p>-$9,067.00</text:p>
          </table:table-cell>
          <table:table-cell table:formula="of:=([.D37]-[.C37])/[.C37]" office:value-type="float" office:value="-0.896923533485013" calcext:value-type="float">
            <text:p>-0.90</text:p>
          </table:table-cell>
        </table:table-row>
        <table:table-row table:style-name="ro2">
          <table:table-cell office:value-type="string" calcext:value-type="string">
            <text:p>Runa &amp; Chaikuru Legacy</text:p>
          </table:table-cell>
          <table:table-cell office:value-type="string" calcext:value-type="string">
            <text:p>Unique Single-Player 3d Platformer Adventure</text:p>
          </table:table-cell>
          <table:table-cell office:value-type="currency" office:currency="USD" office:value="25000" calcext:value-type="currency">
            <text:p>$25,000.00</text:p>
          </table:table-cell>
          <table:table-cell office:value-type="currency" office:currency="USD" office:value="3006" calcext:value-type="currency">
            <text:p>$3,006.00</text:p>
          </table:table-cell>
          <table:table-cell office:value-type="float" office:value="67" calcext:value-type="float">
            <text:p>67</text:p>
          </table:table-cell>
          <table:table-cell table:style-name="ce1" table:formula="of:=[.D38]/[.E38]" office:value-type="currency" office:currency="USD" office:value="44.8656716417911" calcext:value-type="currency">
            <text:p>$44.87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28" calcext:value-type="date">
            <text:p>10/28/23</text:p>
          </table:table-cell>
          <table:table-cell office:value-type="date" office:date-value="2024-12-01" calcext:value-type="date">
            <text:p>12/01/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currency" office:currency="USD" office:value="400" calcext:value-type="currency">
            <text:p>$400.00</text:p>
          </table:table-cell>
          <table:table-cell office:value-type="currency" office:currency="USD" office:value="1" calcext:value-type="currency">
            <text:p>$1.00</text:p>
          </table:table-cell>
          <table:table-cell/>
          <table:table-cell table:style-name="ce1" table:formula="of:=[.D38] - [.C38]" office:value-type="currency" office:currency="USD" office:value="-21994" calcext:value-type="currency">
            <text:p>-$21,994.00</text:p>
          </table:table-cell>
          <table:table-cell table:formula="of:=([.D38]-[.C38])/[.C38]" office:value-type="float" office:value="-0.87976" calcext:value-type="float">
            <text:p>-0.88</text:p>
          </table:table-cell>
        </table:table-row>
        <table:table-row table:style-name="ro2">
          <table:table-cell office:value-type="string" calcext:value-type="string">
            <text:p>Eerie Desolation</text:p>
          </table:table-cell>
          <table:table-cell office:value-type="string" calcext:value-type="string">
            <text:p>1-4 Person Ope World Horror Game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currency" office:currency="USD" office:value="261" calcext:value-type="currency">
            <text:p>$261.00</text:p>
          </table:table-cell>
          <table:table-cell office:value-type="float" office:value="15" calcext:value-type="float">
            <text:p>15</text:p>
          </table:table-cell>
          <table:table-cell table:style-name="ce1" table:formula="of:=[.D39]/[.E39]" office:value-type="currency" office:currency="USD" office:value="17.4" calcext:value-type="currency">
            <text:p>$17.40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25-01-01" calcext:value-type="date">
            <text:p>01/01/25</text:p>
          </table:table-cell>
          <table:table-cell office:value-type="date" office:date-value="2023-10-23" calcext:value-type="date">
            <text:p>10/23/23</text:p>
          </table:table-cell>
          <table:table-cell office:value-type="date" office:date-value="2023-10-01" calcext:value-type="date">
            <text:p>10/01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currency" office:currency="USD" office:value="20" calcext:value-type="currency">
            <text:p>$20.00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style-name="ce1" table:formula="of:=[.D39] - [.C39]" office:value-type="currency" office:currency="USD" office:value="161" calcext:value-type="currency">
            <text:p>$161.00</text:p>
          </table:table-cell>
          <table:table-cell table:formula="of:=([.D39]-[.C39])/[.C39]" office:value-type="float" office:value="1.61" calcext:value-type="float">
            <text:p>1.61</text:p>
          </table:table-cell>
        </table:table-row>
        <table:table-row table:style-name="ro2">
          <table:table-cell office:value-type="string" calcext:value-type="string">
            <text:p>HAYCLAVAYA</text:p>
          </table:table-cell>
          <table:table-cell office:value-type="string" calcext:value-type="string">
            <text:p>Indigenous Online/Offline Survival Battle Royale</text:p>
          </table:table-cell>
          <table:table-cell office:value-type="currency" office:currency="USD" office:value="8880" calcext:value-type="currency">
            <text:p>$8,880.00</text:p>
          </table:table-cell>
          <table:table-cell office:value-type="currency" office:currency="USD" office:value="8258" calcext:value-type="currency">
            <text:p>$8,258.00</text:p>
          </table:table-cell>
          <table:table-cell office:value-type="float" office:value="23" calcext:value-type="float">
            <text:p>23</text:p>
          </table:table-cell>
          <table:table-cell table:style-name="ce1" table:formula="of:=[.D40]/[.E40]" office:value-type="currency" office:currency="USD" office:value="359.04347826087" calcext:value-type="currency">
            <text:p>$359.04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25-01-01" calcext:value-type="date">
            <text:p>01/01/25</text:p>
          </table:table-cell>
          <table:table-cell office:value-type="date" office:date-value="2023-11-11" calcext:value-type="date">
            <text:p>11/11/23</text:p>
          </table:table-cell>
          <table:table-cell office:value-type="date" office:date-value="2023-11-01" calcext:value-type="date">
            <text:p>11/01/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currency" office:currency="USD" office:value="100" calcext:value-type="currency">
            <text:p>$100.00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style-name="ce1" table:formula="of:=[.D40] - [.C40]" office:value-type="currency" office:currency="USD" office:value="-622" calcext:value-type="currency">
            <text:p>-$622.00</text:p>
          </table:table-cell>
          <table:table-cell table:formula="of:=([.D40]-[.C40])/[.C40]" office:value-type="float" office:value="-0.0700450450450451" calcext:value-type="float">
            <text:p>-0.07</text:p>
          </table:table-cell>
        </table:table-row>
        <table:table-row table:style-name="ro2">
          <table:table-cell office:value-type="string" calcext:value-type="string">
            <text:p>Boyscout</text:p>
          </table:table-cell>
          <table:table-cell office:value-type="string" calcext:value-type="string">
            <text:p>Top-Down Adventure Focus on Minigames</text:p>
          </table:table-cell>
          <table:table-cell office:value-type="currency" office:currency="USD" office:value="2500" calcext:value-type="currency">
            <text:p>$2,500.00</text:p>
          </table:table-cell>
          <table:table-cell office:value-type="currency" office:currency="USD" office:value="2511" calcext:value-type="currency">
            <text:p>$2,511.00</text:p>
          </table:table-cell>
          <table:table-cell office:value-type="float" office:value="78" calcext:value-type="float">
            <text:p>78</text:p>
          </table:table-cell>
          <table:table-cell table:style-name="ce1" table:formula="of:=[.D41]/[.E41]" office:value-type="currency" office:currency="USD" office:value="32.1923076923077" calcext:value-type="currency">
            <text:p>$32.19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01" calcext:value-type="date">
            <text:p>10/01/23</text:p>
          </table:table-cell>
          <table:table-cell office:value-type="date" office:date-value="2024-08-01" calcext:value-type="date">
            <text:p>08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currency" office:currency="USD" office:value="1" calcext:value-type="currency">
            <text:p>$1.00</text:p>
          </table:table-cell>
          <table:table-cell/>
          <table:table-cell table:style-name="ce1" table:formula="of:=[.D41] - [.C41]" office:value-type="currency" office:currency="USD" office:value="11" calcext:value-type="currency">
            <text:p>$11.00</text:p>
          </table:table-cell>
          <table:table-cell table:formula="of:=([.D41]-[.C41])/[.C41]" office:value-type="float" office:value="0.0044" calcext:value-type="float">
            <text:p>0.00</text:p>
          </table:table-cell>
        </table:table-row>
        <table:table-row table:style-name="ro2">
          <table:table-cell office:value-type="string" calcext:value-type="string">
            <text:p>Bygone Dreams</text:p>
          </table:table-cell>
          <table:table-cell office:value-type="string" calcext:value-type="string">
            <text:p>Surreal High Fantasy Action-Adventure RPG</text:p>
          </table:table-cell>
          <table:table-cell office:value-type="currency" office:currency="USD" office:value="10585" calcext:value-type="currency">
            <text:p>$10,585.00</text:p>
          </table:table-cell>
          <table:table-cell office:value-type="currency" office:currency="USD" office:value="11633" calcext:value-type="currency">
            <text:p>$11,633.00</text:p>
          </table:table-cell>
          <table:table-cell office:value-type="float" office:value="163" calcext:value-type="float">
            <text:p>163</text:p>
          </table:table-cell>
          <table:table-cell table:style-name="ce1" table:formula="of:=[.D42]/[.E42]" office:value-type="currency" office:currency="USD" office:value="71.3680981595092" calcext:value-type="currency">
            <text:p>$71.3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10" calcext:value-type="date">
            <text:p>10/10/23</text:p>
          </table:table-cell>
          <table:table-cell office:value-type="date" office:date-value="2024-02-01" calcext:value-type="date">
            <text:p>02/01/2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5293" calcext:value-type="currency">
            <text:p>$5,293.00</text:p>
          </table:table-cell>
          <table:table-cell office:value-type="currency" office:currency="USD" office:value="1059" calcext:value-type="currency">
            <text:p>$1,059.00</text:p>
          </table:table-cell>
          <table:table-cell office:value-type="currency" office:currency="USD" office:value="27" calcext:value-type="currency">
            <text:p>$27.00</text:p>
          </table:table-cell>
          <table:table-cell/>
          <table:table-cell table:style-name="ce1" table:formula="of:=[.D42] - [.C42]" office:value-type="currency" office:currency="USD" office:value="1048" calcext:value-type="currency">
            <text:p>$1,048.00</text:p>
          </table:table-cell>
          <table:table-cell table:formula="of:=([.D42]-[.C42])/[.C42]" office:value-type="float" office:value="0.0990080302314596" calcext:value-type="float">
            <text:p>0.10</text:p>
          </table:table-cell>
        </table:table-row>
        <table:table-row table:style-name="ro2">
          <table:table-cell office:value-type="string" calcext:value-type="string">
            <text:p>Prism</text:p>
          </table:table-cell>
          <table:table-cell office:value-type="string" calcext:value-type="string">
            <text:p>Infiltration</text:p>
          </table:table-cell>
          <table:table-cell office:value-type="currency" office:currency="USD" office:value="2646" calcext:value-type="currency">
            <text:p>$2,646.00</text:p>
          </table:table-cell>
          <table:table-cell office:value-type="currency" office:currency="USD" office:value="6" calcext:value-type="currency">
            <text:p>$6.00</text:p>
          </table:table-cell>
          <table:table-cell office:value-type="float" office:value="2" calcext:value-type="float">
            <text:p>2</text:p>
          </table:table-cell>
          <table:table-cell table:style-name="ce1" table:formula="of:=[.D43]/[.E43]" office:value-type="currency" office:currency="USD" office:value="3" calcext:value-type="currency">
            <text:p>$3.00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16" calcext:value-type="date">
            <text:p>10/16/23</text:p>
          </table:table-cell>
          <table:table-cell office:value-type="date" office:date-value="2023-11-01" calcext:value-type="date">
            <text:p>11/01/23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22" calcext:value-type="currency">
            <text:p>$22.00</text:p>
          </table:table-cell>
          <table:table-cell office:value-type="currency" office:currency="USD" office:value="11" calcext:value-type="currency">
            <text:p>$11.00</text:p>
          </table:table-cell>
          <table:table-cell office:value-type="currency" office:currency="USD" office:value="6" calcext:value-type="currency">
            <text:p>$6.00</text:p>
          </table:table-cell>
          <table:table-cell/>
          <table:table-cell table:style-name="ce1" table:formula="of:=[.D43] - [.C43]" office:value-type="currency" office:currency="USD" office:value="-2640" calcext:value-type="currency">
            <text:p>-$2,640.00</text:p>
          </table:table-cell>
          <table:table-cell table:formula="of:=([.D43]-[.C43])/[.C43]" office:value-type="float" office:value="-0.997732426303855" calcext:value-type="float">
            <text:p>-1.00</text:p>
          </table:table-cell>
        </table:table-row>
        <table:table-row table:style-name="ro2">
          <table:table-cell office:value-type="string" calcext:value-type="string">
            <text:p>Thermalito 2.0</text:p>
          </table:table-cell>
          <table:table-cell office:value-type="string" calcext:value-type="string">
            <text:p>Racing Sim</text:p>
          </table:table-cell>
          <table:table-cell office:value-type="currency" office:currency="USD" office:value="1765" calcext:value-type="currency">
            <text:p>$1,765.00</text:p>
          </table:table-cell>
          <table:table-cell office:value-type="currency" office:currency="USD" office:value="1890" calcext:value-type="currency">
            <text:p>$1,890.00</text:p>
          </table:table-cell>
          <table:table-cell office:value-type="float" office:value="49" calcext:value-type="float">
            <text:p>49</text:p>
          </table:table-cell>
          <table:table-cell table:style-name="ce1" table:formula="of:=[.D44]/[.E44]" office:value-type="currency" office:currency="USD" office:value="38.5714285714286" calcext:value-type="currency">
            <text:p>$38.5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09-30" calcext:value-type="date">
            <text:p>09/30/23</text:p>
          </table:table-cell>
          <table:table-cell office:value-type="date" office:date-value="2023-11-01" calcext:value-type="date">
            <text:p>11/01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currency" office:currency="USD" office:value="65" calcext:value-type="currency">
            <text:p>$65.00</text:p>
          </table:table-cell>
          <table:table-cell office:value-type="currency" office:currency="USD" office:value="2" calcext:value-type="currency">
            <text:p>$2.00</text:p>
          </table:table-cell>
          <table:table-cell/>
          <table:table-cell table:style-name="ce1" table:formula="of:=[.D44] - [.C44]" office:value-type="currency" office:currency="USD" office:value="125" calcext:value-type="currency">
            <text:p>$125.00</text:p>
          </table:table-cell>
          <table:table-cell table:formula="of:=([.D44]-[.C44])/[.C44]" office:value-type="float" office:value="0.0708215297450425" calcext:value-type="float">
            <text:p>0.07</text:p>
          </table:table-cell>
        </table:table-row>
        <table:table-row table:style-name="ro2">
          <table:table-cell office:value-type="string" calcext:value-type="string">
            <text:p>The Perverse Slime 2 </text:p>
          </table:table-cell>
          <table:table-cell office:value-type="string" calcext:value-type="string">
            <text:p>Sexy Top Down Zelda-Like </text:p>
          </table:table-cell>
          <table:table-cell office:value-type="currency" office:currency="USD" office:value="1058" calcext:value-type="currency">
            <text:p>$1,058.00</text:p>
          </table:table-cell>
          <table:table-cell office:value-type="currency" office:currency="USD" office:value="1405" calcext:value-type="currency">
            <text:p>$1,405.00</text:p>
          </table:table-cell>
          <table:table-cell office:value-type="float" office:value="54" calcext:value-type="float">
            <text:p>54</text:p>
          </table:table-cell>
          <table:table-cell table:style-name="ce1" table:formula="of:=[.D45]/[.E45]" office:value-type="currency" office:currency="USD" office:value="26.0185185185185" calcext:value-type="currency">
            <text:p>$26.0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19" calcext:value-type="date">
            <text:p>10/19/23</text:p>
          </table:table-cell>
          <table:table-cell office:value-type="date" office:date-value="2024-05-01" calcext:value-type="date">
            <text:p>05/01/2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currency" office:currency="USD" office:value="159" calcext:value-type="currency">
            <text:p>$159.00</text:p>
          </table:table-cell>
          <table:table-cell office:value-type="currency" office:currency="USD" office:value="8" calcext:value-type="currency">
            <text:p>$8.00</text:p>
          </table:table-cell>
          <table:table-cell/>
          <table:table-cell table:style-name="ce1" table:formula="of:=[.D45] - [.C45]" office:value-type="currency" office:currency="USD" office:value="347" calcext:value-type="currency">
            <text:p>$347.00</text:p>
          </table:table-cell>
          <table:table-cell table:formula="of:=([.D45]-[.C45])/[.C45]" office:value-type="float" office:value="0.327977315689981" calcext:value-type="float">
            <text:p>0.33</text:p>
          </table:table-cell>
        </table:table-row>
        <table:table-row table:style-name="ro2">
          <table:table-cell office:value-type="string" calcext:value-type="string">
            <text:p>Auapolis of Sin</text:p>
          </table:table-cell>
          <table:table-cell office:value-type="string" calcext:value-type="string">
            <text:p>Mystery Thriller Visual Novel</text:p>
          </table:table-cell>
          <table:table-cell office:value-type="currency" office:currency="USD" office:value="4234" calcext:value-type="currency">
            <text:p>$4,234.00</text:p>
          </table:table-cell>
          <table:table-cell office:value-type="currency" office:currency="USD" office:value="3244" calcext:value-type="currency">
            <text:p>$3,244.00</text:p>
          </table:table-cell>
          <table:table-cell office:value-type="float" office:value="130" calcext:value-type="float">
            <text:p>130</text:p>
          </table:table-cell>
          <table:table-cell table:style-name="ce1" table:formula="of:=[.D46]/[.E46]" office:value-type="currency" office:currency="USD" office:value="24.9538461538462" calcext:value-type="currency">
            <text:p>$24.95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09-28" calcext:value-type="date">
            <text:p>09/28/23</text:p>
          </table:table-cell>
          <table:table-cell office:value-type="date" office:date-value="2025-07-01" calcext:value-type="date">
            <text:p>07/01/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currency" office:currency="USD" office:value="477" calcext:value-type="currency">
            <text:p>$477.00</text:p>
          </table:table-cell>
          <table:table-cell office:value-type="currency" office:currency="USD" office:value="212" calcext:value-type="currency">
            <text:p>$212.00</text:p>
          </table:table-cell>
          <table:table-cell office:value-type="currency" office:currency="USD" office:value="14" calcext:value-type="currency">
            <text:p>$14.00</text:p>
          </table:table-cell>
          <table:table-cell/>
          <table:table-cell table:style-name="ce1" table:formula="of:=[.D46] - [.C46]" office:value-type="currency" office:currency="USD" office:value="-990" calcext:value-type="currency">
            <text:p>-$990.00</text:p>
          </table:table-cell>
          <table:table-cell table:formula="of:=([.D46]-[.C46])/[.C46]" office:value-type="float" office:value="-0.233821445441663" calcext:value-type="float">
            <text:p>-0.23</text:p>
          </table:table-cell>
        </table:table-row>
        <table:table-row table:style-name="ro2">
          <table:table-cell office:value-type="string" calcext:value-type="string">
            <text:p>Celestial Crowns</text:p>
          </table:table-cell>
          <table:table-cell office:value-type="string" calcext:value-type="string">
            <text:p>Stat-Building Vantasy Visual Novel</text:p>
          </table:table-cell>
          <table:table-cell office:value-type="currency" office:currency="USD" office:value="10000" calcext:value-type="currency">
            <text:p>$10,000.00</text:p>
          </table:table-cell>
          <table:table-cell office:value-type="currency" office:currency="USD" office:value="10959" calcext:value-type="currency">
            <text:p>$10,959.00</text:p>
          </table:table-cell>
          <table:table-cell office:value-type="float" office:value="189" calcext:value-type="float">
            <text:p>189</text:p>
          </table:table-cell>
          <table:table-cell table:style-name="ce1" table:formula="of:=[.D47]/[.E47]" office:value-type="currency" office:currency="USD" office:value="57.984126984127" calcext:value-type="currency">
            <text:p>$57.98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12" calcext:value-type="date">
            <text:p>10/12/23</text:p>
          </table:table-cell>
          <table:table-cell office:value-type="date" office:date-value="2025-12-01" calcext:value-type="date">
            <text:p>12/01/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currency" office:currency="USD" office:value="300" calcext:value-type="currency">
            <text:p>$300.00</text:p>
          </table:table-cell>
          <table:table-cell office:value-type="currency" office:currency="USD" office:value="5" calcext:value-type="currency">
            <text:p>$5.00</text:p>
          </table:table-cell>
          <table:table-cell/>
          <table:table-cell table:style-name="ce1" table:formula="of:=[.D47] - [.C47]" office:value-type="currency" office:currency="USD" office:value="959" calcext:value-type="currency">
            <text:p>$959.00</text:p>
          </table:table-cell>
          <table:table-cell table:formula="of:=([.D47]-[.C47])/[.C47]" office:value-type="float" office:value="0.0959" calcext:value-type="float">
            <text:p>0.10</text:p>
          </table:table-cell>
        </table:table-row>
        <table:table-row table:style-name="ro2">
          <table:table-cell office:value-type="string" calcext:value-type="string">
            <text:p>Monster Girl Catcher</text:p>
          </table:table-cell>
          <table:table-cell office:value-type="string" calcext:value-type="string">
            <text:p>NSFW Dungeon Exploring Pokemon-Like RPG</text:p>
          </table:table-cell>
          <table:table-cell office:value-type="currency" office:currency="USD" office:value="561" calcext:value-type="currency">
            <text:p>$561.00</text:p>
          </table:table-cell>
          <table:table-cell office:value-type="currency" office:currency="USD" office:value="548" calcext:value-type="currency">
            <text:p>$548.00</text:p>
          </table:table-cell>
          <table:table-cell office:value-type="float" office:value="51" calcext:value-type="float">
            <text:p>51</text:p>
          </table:table-cell>
          <table:table-cell table:style-name="ce1" table:formula="of:=[.D48]/[.E48]" office:value-type="currency" office:currency="USD" office:value="10.7450980392157" calcext:value-type="currency">
            <text:p>$10.75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27" calcext:value-type="date">
            <text:p>10/27/23</text:p>
          </table:table-cell>
          <table:table-cell office:value-type="date" office:date-value="2023-12-01" calcext:value-type="date">
            <text:p>12/01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currency" office:currency="USD" office:value="15" calcext:value-type="currency">
            <text:p>$15.00</text:p>
          </table:table-cell>
          <table:table-cell office:value-type="currency" office:currency="USD" office:value="3" calcext:value-type="currency">
            <text:p>$3.00</text:p>
          </table:table-cell>
          <table:table-cell/>
          <table:table-cell table:style-name="ce1" table:formula="of:=[.D48] - [.C48]" office:value-type="currency" office:currency="USD" office:value="-13" calcext:value-type="currency">
            <text:p>-$13.00</text:p>
          </table:table-cell>
          <table:table-cell table:formula="of:=([.D48]-[.C48])/[.C48]" office:value-type="float" office:value="-0.0231729055258467" calcext:value-type="float">
            <text:p>-0.02</text:p>
          </table:table-cell>
        </table:table-row>
        <table:table-row table:style-name="ro2">
          <table:table-cell office:value-type="string" calcext:value-type="string">
            <text:p>Crossing The Road</text:p>
          </table:table-cell>
          <table:table-cell office:value-type="string" calcext:value-type="string">
            <text:p>A Platforming Adventure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currency" office:currency="USD" office:value="5096" calcext:value-type="currency">
            <text:p>$5,096.00</text:p>
          </table:table-cell>
          <table:table-cell office:value-type="float" office:value="7" calcext:value-type="float">
            <text:p>7</text:p>
          </table:table-cell>
          <table:table-cell table:style-name="ce1" table:formula="of:=[.D49]/[.E49]" office:value-type="currency" office:currency="USD" office:value="728" calcext:value-type="currency">
            <text:p>$728.00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14" calcext:value-type="date">
            <text:p>10/14/23</text:p>
          </table:table-cell>
          <table:table-cell office:value-type="date" office:date-value="2024-02-01" calcext:value-type="date">
            <text:p>02/01/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150" calcext:value-type="currency">
            <text:p>$150.00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table:style-name="ce1" table:formula="of:=[.D49] - [.C49]" office:value-type="currency" office:currency="USD" office:value="96" calcext:value-type="currency">
            <text:p>$96.00</text:p>
          </table:table-cell>
          <table:table-cell table:formula="of:=([.D49]-[.C49])/[.C49]" office:value-type="float" office:value="0.0192" calcext:value-type="float">
            <text:p>0.02</text:p>
          </table:table-cell>
        </table:table-row>
        <table:table-row table:style-name="ro2">
          <table:table-cell office:value-type="string" calcext:value-type="string">
            <text:p>Arena War</text:p>
          </table:table-cell>
          <table:table-cell office:value-type="string" calcext:value-type="string">
            <text:p>First Person Multiplayer Shooter</text:p>
          </table:table-cell>
          <table:table-cell office:value-type="currency" office:currency="USD" office:value="104" calcext:value-type="currency">
            <text:p>$104.00</text:p>
          </table:table-cell>
          <table:table-cell office:value-type="currency" office:currency="USD" office:value="70" calcext:value-type="currency">
            <text:p>$70.00</text:p>
          </table:table-cell>
          <table:table-cell office:value-type="float" office:value="5" calcext:value-type="float">
            <text:p>5</text:p>
          </table:table-cell>
          <table:table-cell table:style-name="ce1" table:formula="of:=[.D50]/[.E50]" office:value-type="currency" office:currency="USD" office:value="14" calcext:value-type="currency">
            <text:p>$14.00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14" calcext:value-type="date">
            <text:p>10/14/23</text:p>
          </table:table-cell>
          <table:table-cell office:value-type="date" office:date-value="2023-12-01" calcext:value-type="date">
            <text:p>12/01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/>
          <table:table-cell table:style-name="ce1" table:formula="of:=[.D50] - [.C50]" office:value-type="currency" office:currency="USD" office:value="-34" calcext:value-type="currency">
            <text:p>-$34.00</text:p>
          </table:table-cell>
          <table:table-cell table:formula="of:=([.D50]-[.C50])/[.C50]" office:value-type="float" office:value="-0.326923076923077" calcext:value-type="float">
            <text:p>-0.33</text:p>
          </table:table-cell>
        </table:table-row>
        <table:table-row table:style-name="ro2">
          <table:table-cell office:value-type="string" calcext:value-type="string">
            <text:p>Run From Mummies</text:p>
          </table:table-cell>
          <table:table-cell office:value-type="string" calcext:value-type="string">
            <text:p>Top Down 2D Puzzle Adventure</text:p>
          </table:table-cell>
          <table:table-cell office:value-type="currency" office:currency="USD" office:value="20000" calcext:value-type="currency">
            <text:p>$20,000.00</text:p>
          </table:table-cell>
          <table:table-cell office:value-type="currency" office:currency="USD" office:value="20603" calcext:value-type="currency">
            <text:p>$20,603.00</text:p>
          </table:table-cell>
          <table:table-cell office:value-type="float" office:value="156" calcext:value-type="float">
            <text:p>156</text:p>
          </table:table-cell>
          <table:table-cell table:style-name="ce1" table:formula="of:=[.D51]/[.E51]" office:value-type="currency" office:currency="USD" office:value="132.070512820513" calcext:value-type="currency">
            <text:p>$132.0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01" calcext:value-type="date">
            <text:p>10/01/23</text:p>
          </table:table-cell>
          <table:table-cell office:value-type="date" office:date-value="2024-07-01" calcext:value-type="date">
            <text:p>07/01/2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currency" office:currency="USD" office:value="2500" calcext:value-type="currency">
            <text:p>$2,500.00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table:style-name="ce1" table:formula="of:=[.D51] - [.C51]" office:value-type="currency" office:currency="USD" office:value="603" calcext:value-type="currency">
            <text:p>$603.00</text:p>
          </table:table-cell>
          <table:table-cell table:formula="of:=([.D51]-[.C51])/[.C51]" office:value-type="float" office:value="0.03015" calcext:value-type="float">
            <text:p>0.03</text:p>
          </table:table-cell>
        </table:table-row>
        <table:table-row table:style-name="ro2">
          <table:table-cell office:value-type="string" calcext:value-type="string">
            <text:p>Dagada’s Story</text:p>
          </table:table-cell>
          <table:table-cell office:value-type="string" calcext:value-type="string">
            <text:p>A Cozy 2D Puzzle-platformer</text:p>
          </table:table-cell>
          <table:table-cell office:value-type="currency" office:currency="USD" office:value="2117" calcext:value-type="currency">
            <text:p>$2,117.00</text:p>
          </table:table-cell>
          <table:table-cell office:value-type="currency" office:currency="USD" office:value="3479" calcext:value-type="currency">
            <text:p>$3,479.00</text:p>
          </table:table-cell>
          <table:table-cell office:value-type="float" office:value="69" calcext:value-type="float">
            <text:p>69</text:p>
          </table:table-cell>
          <table:table-cell table:style-name="ce1" table:formula="of:=[.D52]/[.E52]" office:value-type="currency" office:currency="USD" office:value="50.4202898550725" calcext:value-type="currency">
            <text:p>$50.4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05" calcext:value-type="date">
            <text:p>10/05/23</text:p>
          </table:table-cell>
          <table:table-cell office:value-type="date" office:date-value="2024-09-01" calcext:value-type="date">
            <text:p>09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currency" office:currency="USD" office:value="212" calcext:value-type="currency">
            <text:p>$212.00</text:p>
          </table:table-cell>
          <table:table-cell office:value-type="currency" office:currency="USD" office:value="13" calcext:value-type="currency">
            <text:p>$13.00</text:p>
          </table:table-cell>
          <table:table-cell/>
          <table:table-cell table:style-name="ce1" table:formula="of:=[.D52] - [.C52]" office:value-type="currency" office:currency="USD" office:value="1362" calcext:value-type="currency">
            <text:p>$1,362.00</text:p>
          </table:table-cell>
          <table:table-cell table:formula="of:=([.D52]-[.C52])/[.C52]" office:value-type="float" office:value="0.643363249881908" calcext:value-type="float">
            <text:p>0.64</text:p>
          </table:table-cell>
        </table:table-row>
        <table:table-row table:style-name="ro2">
          <table:table-cell office:value-type="string" calcext:value-type="string">
            <text:p>Chronomon</text:p>
          </table:table-cell>
          <table:table-cell office:value-type="string" calcext:value-type="string">
            <text:p>Monster Taming RPG Farm Sim</text:p>
          </table:table-cell>
          <table:table-cell office:value-type="currency" office:currency="USD" office:value="4000" calcext:value-type="currency">
            <text:p>$4,000.00</text:p>
          </table:table-cell>
          <table:table-cell office:value-type="currency" office:currency="USD" office:value="22353" calcext:value-type="currency">
            <text:p>$22,353.00</text:p>
          </table:table-cell>
          <table:table-cell office:value-type="float" office:value="370" calcext:value-type="float">
            <text:p>370</text:p>
          </table:table-cell>
          <table:table-cell table:style-name="ce1" table:formula="of:=[.D53]/[.E53]" office:value-type="currency" office:currency="USD" office:value="60.4135135135135" calcext:value-type="currency">
            <text:p>$60.41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8-15" calcext:value-type="date">
            <text:p>08/15/23</text:p>
          </table:table-cell>
          <table:table-cell office:value-type="date" office:date-value="2023-09-14" calcext:value-type="date">
            <text:p>09/14/23</text:p>
          </table:table-cell>
          <table:table-cell office:value-type="date" office:date-value="2024-05-01" calcext:value-type="date">
            <text:p>05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currency" office:currency="USD" office:value="800" calcext:value-type="currency">
            <text:p>$800.00</text:p>
          </table:table-cell>
          <table:table-cell office:value-type="currency" office:currency="USD" office:value="13" calcext:value-type="currency">
            <text:p>$13.00</text:p>
          </table:table-cell>
          <table:table-cell/>
          <table:table-cell table:style-name="ce1" table:formula="of:=[.D53] - [.C53]" office:value-type="currency" office:currency="USD" office:value="18353" calcext:value-type="currency">
            <text:p>$18,353.00</text:p>
          </table:table-cell>
          <table:table-cell table:formula="of:=([.D53]-[.C53])/[.C53]" office:value-type="float" office:value="4.58825" calcext:value-type="float">
            <text:p>4.59</text:p>
          </table:table-cell>
        </table:table-row>
        <table:table-row table:style-name="ro2">
          <table:table-cell office:value-type="string" calcext:value-type="string">
            <text:p>Eclypse</text:p>
          </table:table-cell>
          <table:table-cell office:value-type="string" calcext:value-type="string">
            <text:p>Roguelike Action FPS</text:p>
          </table:table-cell>
          <table:table-cell office:value-type="currency" office:currency="USD" office:value="7398" calcext:value-type="currency">
            <text:p>$7,398.00</text:p>
          </table:table-cell>
          <table:table-cell office:value-type="currency" office:currency="USD" office:value="7837" calcext:value-type="currency">
            <text:p>$7,837.00</text:p>
          </table:table-cell>
          <table:table-cell office:value-type="float" office:value="127" calcext:value-type="float">
            <text:p>127</text:p>
          </table:table-cell>
          <table:table-cell table:style-name="ce1" table:formula="of:=[.D54]/[.E54]" office:value-type="currency" office:currency="USD" office:value="61.7086614173228" calcext:value-type="currency">
            <text:p>$61.71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28" calcext:value-type="date">
            <text:p>07/28/23</text:p>
          </table:table-cell>
          <table:table-cell office:value-type="date" office:date-value="2023-09-06" calcext:value-type="date">
            <text:p>09/06/23</text:p>
          </table:table-cell>
          <table:table-cell office:value-type="date" office:date-value="2024-12-01" calcext:value-type="date">
            <text:p>12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currency" office:currency="USD" office:value="530" calcext:value-type="currency">
            <text:p>$530.00</text:p>
          </table:table-cell>
          <table:table-cell office:value-type="currency" office:currency="USD" office:value="2" calcext:value-type="currency">
            <text:p>$2.00</text:p>
          </table:table-cell>
          <table:table-cell/>
          <table:table-cell table:style-name="ce1" table:formula="of:=[.D54] - [.C54]" office:value-type="currency" office:currency="USD" office:value="439" calcext:value-type="currency">
            <text:p>$439.00</text:p>
          </table:table-cell>
          <table:table-cell table:formula="of:=([.D54]-[.C54])/[.C54]" office:value-type="float" office:value="0.0593403622600703" calcext:value-type="float">
            <text:p>0.06</text:p>
          </table:table-cell>
        </table:table-row>
        <table:table-row table:style-name="ro2">
          <table:table-cell office:value-type="string" calcext:value-type="string">
            <text:p>Realms Of Midgard</text:p>
          </table:table-cell>
          <table:table-cell office:value-type="string" calcext:value-type="string">
            <text:p>2D MMORPG</text:p>
          </table:table-cell>
          <table:table-cell office:value-type="currency" office:currency="USD" office:value="600" calcext:value-type="currency">
            <text:p>$600.00</text:p>
          </table:table-cell>
          <table:table-cell office:value-type="currency" office:currency="USD" office:value="673" calcext:value-type="currency">
            <text:p>$673.00</text:p>
          </table:table-cell>
          <table:table-cell office:value-type="float" office:value="19" calcext:value-type="float">
            <text:p>19</text:p>
          </table:table-cell>
          <table:table-cell table:style-name="ce1" table:formula="of:=[.D55]/[.E55]" office:value-type="currency" office:currency="USD" office:value="35.4210526315789" calcext:value-type="currency">
            <text:p>$35.4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8-05" calcext:value-type="date">
            <text:p>08/05/23</text:p>
          </table:table-cell>
          <table:table-cell office:value-type="date" office:date-value="2023-09-04" calcext:value-type="date">
            <text:p>09/04/23</text:p>
          </table:table-cell>
          <table:table-cell office:value-type="date" office:date-value="2024-09-01" calcext:value-type="date">
            <text:p>09/01/2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currency" office:currency="USD" office:value="100" calcext:value-type="currency">
            <text:p>$100.00</text:p>
          </table:table-cell>
          <table:table-cell office:value-type="currency" office:currency="USD" office:value="1" calcext:value-type="currency">
            <text:p>$1.00</text:p>
          </table:table-cell>
          <table:table-cell/>
          <table:table-cell table:style-name="ce1" table:formula="of:=[.D55] - [.C55]" office:value-type="currency" office:currency="USD" office:value="73" calcext:value-type="currency">
            <text:p>$73.00</text:p>
          </table:table-cell>
          <table:table-cell table:formula="of:=([.D55]-[.C55])/[.C55]" office:value-type="float" office:value="0.121666666666667" calcext:value-type="float">
            <text:p>0.12</text:p>
          </table:table-cell>
        </table:table-row>
        <table:table-row table:style-name="ro2">
          <table:table-cell office:value-type="string" calcext:value-type="string">
            <text:p>DeadFall</text:p>
          </table:table-cell>
          <table:table-cell office:value-type="string" calcext:value-type="string">
            <text:p>Horror Platformer</text:p>
          </table:table-cell>
          <table:table-cell office:value-type="currency" office:currency="USD" office:value="73.96" calcext:value-type="currency">
            <text:p>$73.96</text:p>
          </table:table-cell>
          <table:table-cell office:value-type="currency" office:currency="USD" office:value="575" calcext:value-type="currency">
            <text:p>$575.00</text:p>
          </table:table-cell>
          <table:table-cell office:value-type="float" office:value="39" calcext:value-type="float">
            <text:p>39</text:p>
          </table:table-cell>
          <table:table-cell table:style-name="ce1" table:formula="of:=[.D56]/[.E56]" office:value-type="currency" office:currency="USD" office:value="14.7435897435897" calcext:value-type="currency">
            <text:p>$14.74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01" calcext:value-type="date">
            <text:p>07/01/23</text:p>
          </table:table-cell>
          <table:table-cell office:value-type="date" office:date-value="2023-09-04" calcext:value-type="date">
            <text:p>09/04/23</text:p>
          </table:table-cell>
          <table:table-cell office:value-type="date" office:date-value="2024-05-01" calcext:value-type="date">
            <text:p>05/01/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currency" office:currency="USD" office:value="38" calcext:value-type="currency">
            <text:p>$38.00</text:p>
          </table:table-cell>
          <table:table-cell office:value-type="currency" office:currency="USD" office:value="4" calcext:value-type="currency">
            <text:p>$4.00</text:p>
          </table:table-cell>
          <table:table-cell/>
          <table:table-cell table:style-name="ce1" table:formula="of:=[.D56] - [.C56]" office:value-type="currency" office:currency="USD" office:value="501.04" calcext:value-type="currency">
            <text:p>$501.04</text:p>
          </table:table-cell>
          <table:table-cell table:formula="of:=([.D56]-[.C56])/[.C56]" office:value-type="float" office:value="6.77447268793943" calcext:value-type="float">
            <text:p>6.77</text:p>
          </table:table-cell>
        </table:table-row>
        <table:table-row table:style-name="ro2">
          <table:table-cell office:value-type="string" calcext:value-type="string">
            <text:p>Monster Girl Descent</text:p>
          </table:table-cell>
          <table:table-cell office:value-type="string" calcext:value-type="string">
            <text:p>NSFW Hentai Adult Card Game</text:p>
          </table:table-cell>
          <table:table-cell office:value-type="currency" office:currency="USD" office:value="6074" calcext:value-type="currency">
            <text:p>$6,074.00</text:p>
          </table:table-cell>
          <table:table-cell office:value-type="currency" office:currency="USD" office:value="6233.69" calcext:value-type="currency">
            <text:p>$6,233.69</text:p>
          </table:table-cell>
          <table:table-cell office:value-type="float" office:value="105" calcext:value-type="float">
            <text:p>105</text:p>
          </table:table-cell>
          <table:table-cell table:style-name="ce1" table:formula="of:=[.D57]/[.E57]" office:value-type="currency" office:currency="USD" office:value="59.3684761904762" calcext:value-type="currency">
            <text:p>$59.3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8-15" calcext:value-type="date">
            <text:p>08/15/23</text:p>
          </table:table-cell>
          <table:table-cell office:value-type="date" office:date-value="2023-09-14" calcext:value-type="date">
            <text:p>09/14/23</text:p>
          </table:table-cell>
          <table:table-cell office:value-type="date" office:date-value="2024-04-01" calcext:value-type="date">
            <text:p>04/01/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currency" office:currency="USD" office:value="366" calcext:value-type="currency">
            <text:p>$366.00</text:p>
          </table:table-cell>
          <table:table-cell office:value-type="currency" office:currency="USD" office:value="2" calcext:value-type="currency">
            <text:p>$2.00</text:p>
          </table:table-cell>
          <table:table-cell/>
          <table:table-cell table:style-name="ce1" table:formula="of:=[.D57] - [.C57]" office:value-type="currency" office:currency="USD" office:value="159.69" calcext:value-type="currency">
            <text:p>$159.69</text:p>
          </table:table-cell>
          <table:table-cell table:formula="of:=([.D57]-[.C57])/[.C57]" office:value-type="float" office:value="0.0262907474481395" calcext:value-type="float">
            <text:p>0.03</text:p>
          </table:table-cell>
        </table:table-row>
        <table:table-row table:style-name="ro2">
          <table:table-cell office:value-type="string" calcext:value-type="string">
            <text:p>Sacred Line II</text:p>
          </table:table-cell>
          <table:table-cell office:value-type="string" calcext:value-type="string">
            <text:p>Graphic Adventure Novel for Sega Genesis</text:p>
          </table:table-cell>
          <table:table-cell office:value-type="currency" office:currency="USD" office:value="15000" calcext:value-type="currency">
            <text:p>$15,000.00</text:p>
          </table:table-cell>
          <table:table-cell office:value-type="currency" office:currency="USD" office:value="25004" calcext:value-type="currency">
            <text:p>$25,004.00</text:p>
          </table:table-cell>
          <table:table-cell office:value-type="float" office:value="254" calcext:value-type="float">
            <text:p>254</text:p>
          </table:table-cell>
          <table:table-cell table:style-name="ce1" table:formula="of:=[.D58]/[.E58]" office:value-type="currency" office:currency="USD" office:value="98.4409448818898" calcext:value-type="currency">
            <text:p>$98.44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8-03" calcext:value-type="date">
            <text:p>08/03/23</text:p>
          </table:table-cell>
          <table:table-cell office:value-type="date" office:date-value="2023-09-02" calcext:value-type="date">
            <text:p>09/02/23</text:p>
          </table:table-cell>
          <table:table-cell office:value-type="date" office:date-value="2024-01-01" calcext:value-type="date">
            <text:p>01/01/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currency" office:currency="USD" office:value="300" calcext:value-type="currency">
            <text:p>$300.00</text:p>
          </table:table-cell>
          <table:table-cell office:value-type="currency" office:currency="USD" office:value="1" calcext:value-type="currency">
            <text:p>$1.00</text:p>
          </table:table-cell>
          <table:table-cell/>
          <table:table-cell table:style-name="ce1" table:formula="of:=[.D58] - [.C58]" office:value-type="currency" office:currency="USD" office:value="10004" calcext:value-type="currency">
            <text:p>$10,004.00</text:p>
          </table:table-cell>
          <table:table-cell table:formula="of:=([.D58]-[.C58])/[.C58]" office:value-type="float" office:value="0.666933333333333" calcext:value-type="float">
            <text:p>0.67</text:p>
          </table:table-cell>
        </table:table-row>
        <table:table-row table:style-name="ro2">
          <table:table-cell office:value-type="string" calcext:value-type="string">
            <text:p>Dark Holes</text:p>
          </table:table-cell>
          <table:table-cell office:value-type="string" calcext:value-type="string">
            <text:p>A Time Traveling Superhero Game</text:p>
          </table:table-cell>
          <table:table-cell office:value-type="currency" office:currency="USD" office:value="3699" calcext:value-type="currency">
            <text:p>$3,699.00</text:p>
          </table:table-cell>
          <table:table-cell office:value-type="currency" office:currency="USD" office:value="6827" calcext:value-type="currency">
            <text:p>$6,827.00</text:p>
          </table:table-cell>
          <table:table-cell office:value-type="float" office:value="80" calcext:value-type="float">
            <text:p>80</text:p>
          </table:table-cell>
          <table:table-cell table:style-name="ce1" table:formula="of:=[.D59]/[.E59]" office:value-type="currency" office:currency="USD" office:value="85.3375" calcext:value-type="currency">
            <text:p>$85.34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29" calcext:value-type="date">
            <text:p>07/29/23</text:p>
          </table:table-cell>
          <table:table-cell office:value-type="date" office:date-value="2023-09-02" calcext:value-type="date">
            <text:p>09/02/23</text:p>
          </table:table-cell>
          <table:table-cell office:value-type="date" office:date-value="2024-12-01" calcext:value-type="date">
            <text:p>12/01/2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currency" office:currency="USD" office:value="743" calcext:value-type="currency">
            <text:p>$743.00</text:p>
          </table:table-cell>
          <table:table-cell office:value-type="currency" office:currency="USD" office:value="12" calcext:value-type="currency">
            <text:p>$12.00</text:p>
          </table:table-cell>
          <table:table-cell/>
          <table:table-cell table:style-name="ce1" table:formula="of:=[.D59] - [.C59]" office:value-type="currency" office:currency="USD" office:value="3128" calcext:value-type="currency">
            <text:p>$3,128.00</text:p>
          </table:table-cell>
          <table:table-cell table:formula="of:=([.D59]-[.C59])/[.C59]" office:value-type="float" office:value="0.845633955123006" calcext:value-type="float">
            <text:p>0.85</text:p>
          </table:table-cell>
        </table:table-row>
        <table:table-row table:style-name="ro2">
          <table:table-cell office:value-type="string" calcext:value-type="string">
            <text:p>Hoboman</text:p>
          </table:table-cell>
          <table:table-cell office:value-type="string" calcext:value-type="string">
            <text:p>Scifi Adventure Platformer</text:p>
          </table:table-cell>
          <table:table-cell office:value-type="currency" office:currency="USD" office:value="4000" calcext:value-type="currency">
            <text:p>$4,000.00</text:p>
          </table:table-cell>
          <table:table-cell office:value-type="currency" office:currency="USD" office:value="4002" calcext:value-type="currency">
            <text:p>$4,002.00</text:p>
          </table:table-cell>
          <table:table-cell office:value-type="float" office:value="28" calcext:value-type="float">
            <text:p>28</text:p>
          </table:table-cell>
          <table:table-cell table:style-name="ce1" table:formula="of:=[.D60]/[.E60]" office:value-type="currency" office:currency="USD" office:value="142.928571428571" calcext:value-type="currency">
            <text:p>$142.93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8-01" calcext:value-type="date">
            <text:p>08/01/23</text:p>
          </table:table-cell>
          <table:table-cell office:value-type="date" office:date-value="2023-08-31" calcext:value-type="date">
            <text:p>08/31/23</text:p>
          </table:table-cell>
          <table:table-cell office:value-type="date" office:date-value="2023-10-01" calcext:value-type="date">
            <text:p>10/01/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currency" office:currency="USD" office:value="800" calcext:value-type="currency">
            <text:p>$800.00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style-name="ce1" table:formula="of:=[.D60] - [.C60]" office:value-type="currency" office:currency="USD" office:value="2" calcext:value-type="currency">
            <text:p>$2.00</text:p>
          </table:table-cell>
          <table:table-cell table:formula="of:=([.D60]-[.C60])/[.C60]" office:value-type="float" office:value="0.0005" calcext:value-type="float">
            <text:p>0.00</text:p>
          </table:table-cell>
        </table:table-row>
        <table:table-row table:style-name="ro2">
          <table:table-cell office:value-type="string" calcext:value-type="string">
            <text:p>Ratatan</text:p>
          </table:table-cell>
          <table:table-cell office:value-type="string" calcext:value-type="string">
            <text:p>Weird Japanese Musical Game</text:p>
          </table:table-cell>
          <table:table-cell office:value-type="currency" office:currency="USD" office:value="134200" calcext:value-type="currency">
            <text:p>$134,200.00</text:p>
          </table:table-cell>
          <table:table-cell office:value-type="currency" office:currency="USD" office:value="1471603" calcext:value-type="currency">
            <text:p>$1,471,603.00</text:p>
          </table:table-cell>
          <table:table-cell office:value-type="float" office:value="14598" calcext:value-type="float">
            <text:p>14598</text:p>
          </table:table-cell>
          <table:table-cell table:style-name="ce1" table:formula="of:=[.D61]/[.E61]" office:value-type="currency" office:currency="USD" office:value="100.80853541581" calcext:value-type="currency">
            <text:p>$100.81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31" calcext:value-type="date">
            <text:p>07/31/23</text:p>
          </table:table-cell>
          <table:table-cell office:value-type="date" office:date-value="2023-09-01" calcext:value-type="date">
            <text:p>09/01/23</text:p>
          </table:table-cell>
          <table:table-cell office:value-type="date" office:date-value="2025-04-01" calcext:value-type="date">
            <text:p>04/01/2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currency" office:currency="USD" office:value="5374" calcext:value-type="currency">
            <text:p>$5,374.00</text:p>
          </table:table-cell>
          <table:table-cell office:value-type="currency" office:currency="USD" office:value="118" calcext:value-type="currency">
            <text:p>$118.00</text:p>
          </table:table-cell>
          <table:table-cell/>
          <table:table-cell table:style-name="ce1" table:formula="of:=[.D61] - [.C61]" office:value-type="currency" office:currency="USD" office:value="1337403" calcext:value-type="currency">
            <text:p>$1,337,403.00</text:p>
          </table:table-cell>
          <table:table-cell table:formula="of:=([.D61]-[.C61])/[.C61]" office:value-type="float" office:value="9.96574515648286" calcext:value-type="float">
            <text:p>9.97</text:p>
          </table:table-cell>
        </table:table-row>
        <table:table-row table:style-name="ro2">
          <table:table-cell office:value-type="string" calcext:value-type="string">
            <text:p>Chronicles of Tal’Dun</text:p>
          </table:table-cell>
          <table:table-cell office:value-type="string" calcext:value-type="string">
            <text:p>Dark Fantasy Visual Novel</text:p>
          </table:table-cell>
          <table:table-cell office:value-type="currency" office:currency="USD" office:value="2959" calcext:value-type="currency">
            <text:p>$2,959.00</text:p>
          </table:table-cell>
          <table:table-cell office:value-type="currency" office:currency="USD" office:value="11819" calcext:value-type="currency">
            <text:p>$11,819.00</text:p>
          </table:table-cell>
          <table:table-cell office:value-type="float" office:value="219" calcext:value-type="float">
            <text:p>219</text:p>
          </table:table-cell>
          <table:table-cell table:style-name="ce1" table:formula="of:=[.D62]/[.E62]" office:value-type="currency" office:currency="USD" office:value="53.9680365296804" calcext:value-type="currency">
            <text:p>$53.9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8-01" calcext:value-type="date">
            <text:p>08/01/23</text:p>
          </table:table-cell>
          <table:table-cell office:value-type="date" office:date-value="2023-08-31" calcext:value-type="date">
            <text:p>08/31/23</text:p>
          </table:table-cell>
          <table:table-cell office:value-type="date" office:date-value="2024-01-01" calcext:value-type="date">
            <text:p>01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currency" office:currency="USD" office:value="668" calcext:value-type="currency">
            <text:p>$668.00</text:p>
          </table:table-cell>
          <table:table-cell office:value-type="currency" office:currency="USD" office:value="67" calcext:value-type="currency">
            <text:p>$67.00</text:p>
          </table:table-cell>
          <table:table-cell/>
          <table:table-cell table:style-name="ce1" table:formula="of:=[.D62] - [.C62]" office:value-type="currency" office:currency="USD" office:value="8860" calcext:value-type="currency">
            <text:p>$8,860.00</text:p>
          </table:table-cell>
          <table:table-cell table:formula="of:=([.D62]-[.C62])/[.C62]" office:value-type="float" office:value="2.99425481581615" calcext:value-type="float">
            <text:p>2.99</text:p>
          </table:table-cell>
        </table:table-row>
        <table:table-row table:style-name="ro2">
          <table:table-cell office:value-type="string" calcext:value-type="string">
            <text:p>Plank Builders</text:p>
          </table:table-cell>
          <table:table-cell office:value-type="string" calcext:value-type="string">
            <text:p>Relaxing Construction Game</text:p>
          </table:table-cell>
          <table:table-cell office:value-type="currency" office:currency="USD" office:value="10915" calcext:value-type="currency">
            <text:p>$10,915.00</text:p>
          </table:table-cell>
          <table:table-cell office:value-type="currency" office:currency="USD" office:value="12432" calcext:value-type="currency">
            <text:p>$12,432.00</text:p>
          </table:table-cell>
          <table:table-cell office:value-type="float" office:value="244" calcext:value-type="float">
            <text:p>244</text:p>
          </table:table-cell>
          <table:table-cell table:style-name="ce1" table:formula="of:=[.D63]/[.E63]" office:value-type="currency" office:currency="USD" office:value="50.9508196721311" calcext:value-type="currency">
            <text:p>$50.95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27" calcext:value-type="date">
            <text:p>06/27/23</text:p>
          </table:table-cell>
          <table:table-cell office:value-type="date" office:date-value="2023-08-31" calcext:value-type="date">
            <text:p>08/31/23</text:p>
          </table:table-cell>
          <table:table-cell office:value-type="date" office:date-value="2024-12-01" calcext:value-type="date">
            <text:p>12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currency" office:currency="USD" office:value="329" calcext:value-type="currency">
            <text:p>$329.00</text:p>
          </table:table-cell>
          <table:table-cell office:value-type="currency" office:currency="USD" office:value="19" calcext:value-type="currency">
            <text:p>$19.00</text:p>
          </table:table-cell>
          <table:table-cell/>
          <table:table-cell table:style-name="ce1" table:formula="of:=[.D63] - [.C63]" office:value-type="currency" office:currency="USD" office:value="1517" calcext:value-type="currency">
            <text:p>$1,517.00</text:p>
          </table:table-cell>
          <table:table-cell table:formula="of:=([.D63]-[.C63])/[.C63]" office:value-type="float" office:value="0.138983050847458" calcext:value-type="float">
            <text:p>0.14</text:p>
          </table:table-cell>
        </table:table-row>
        <table:table-row table:style-name="ro2">
          <table:table-cell office:value-type="string" calcext:value-type="string">
            <text:p>Bug Seek</text:p>
          </table:table-cell>
          <table:table-cell office:value-type="string" calcext:value-type="string">
            <text:p>Cozy Bug Catching Video Game</text:p>
          </table:table-cell>
          <table:table-cell office:value-type="currency" office:currency="USD" office:value="18000" calcext:value-type="currency">
            <text:p>$18,000.00</text:p>
          </table:table-cell>
          <table:table-cell office:value-type="currency" office:currency="USD" office:value="21975" calcext:value-type="currency">
            <text:p>$21,975.00</text:p>
          </table:table-cell>
          <table:table-cell office:value-type="float" office:value="411" calcext:value-type="float">
            <text:p>411</text:p>
          </table:table-cell>
          <table:table-cell table:style-name="ce1" table:formula="of:=[.D64]/[.E64]" office:value-type="currency" office:currency="USD" office:value="53.4671532846715" calcext:value-type="currency">
            <text:p>$53.4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8-01" calcext:value-type="date">
            <text:p>08/01/23</text:p>
          </table:table-cell>
          <table:table-cell office:value-type="date" office:date-value="2023-08-31" calcext:value-type="date">
            <text:p>08/31/23</text:p>
          </table:table-cell>
          <table:table-cell office:value-type="date" office:date-value="2024-03-01" calcext:value-type="date">
            <text:p>03/01/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currency" office:currency="USD" office:value="1000" calcext:value-type="currency">
            <text:p>$1,000.00</text:p>
          </table:table-cell>
          <table:table-cell office:value-type="currency" office:currency="USD" office:value="1" calcext:value-type="currency">
            <text:p>$1.00</text:p>
          </table:table-cell>
          <table:table-cell/>
          <table:table-cell table:style-name="ce1" table:formula="of:=[.D64] - [.C64]" office:value-type="currency" office:currency="USD" office:value="3975" calcext:value-type="currency">
            <text:p>$3,975.00</text:p>
          </table:table-cell>
          <table:table-cell table:formula="of:=([.D64]-[.C64])/[.C64]" office:value-type="float" office:value="0.220833333333333" calcext:value-type="float">
            <text:p>0.22</text:p>
          </table:table-cell>
        </table:table-row>
        <table:table-row table:style-name="ro2">
          <table:table-cell office:value-type="string" calcext:value-type="string">
            <text:p>Man Of The Match</text:p>
          </table:table-cell>
          <table:table-cell office:value-type="string" calcext:value-type="string">
            <text:p>Soccer RPG</text:p>
          </table:table-cell>
          <table:table-cell office:value-type="currency" office:currency="USD" office:value="10000" calcext:value-type="currency">
            <text:p>$10,000.00</text:p>
          </table:table-cell>
          <table:table-cell office:value-type="currency" office:currency="USD" office:value="19668" calcext:value-type="currency">
            <text:p>$19,668.00</text:p>
          </table:table-cell>
          <table:table-cell office:value-type="float" office:value="276" calcext:value-type="float">
            <text:p>276</text:p>
          </table:table-cell>
          <table:table-cell table:style-name="ce1" table:formula="of:=[.D65]/[.E65]" office:value-type="currency" office:currency="USD" office:value="71.2608695652174" calcext:value-type="currency">
            <text:p>$71.26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8-01" calcext:value-type="date">
            <text:p>08/01/23</text:p>
          </table:table-cell>
          <table:table-cell office:value-type="date" office:date-value="2023-08-31" calcext:value-type="date">
            <text:p>08/31/23</text:p>
          </table:table-cell>
          <table:table-cell office:value-type="date" office:date-value="2025-12-01" calcext:value-type="date">
            <text:p>12/01/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currency" office:currency="USD" office:value="1000" calcext:value-type="currency">
            <text:p>$1,000.00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style-name="ce1" table:formula="of:=[.D65] - [.C65]" office:value-type="currency" office:currency="USD" office:value="9668" calcext:value-type="currency">
            <text:p>$9,668.00</text:p>
          </table:table-cell>
          <table:table-cell table:formula="of:=([.D65]-[.C65])/[.C65]" office:value-type="float" office:value="0.9668" calcext:value-type="float">
            <text:p>0.97</text:p>
          </table:table-cell>
        </table:table-row>
        <table:table-row table:style-name="ro2">
          <table:table-cell office:value-type="string" calcext:value-type="string">
            <text:p>Hunter Girls</text:p>
          </table:table-cell>
          <table:table-cell office:value-type="string" calcext:value-type="string">
            <text:p>Fantasy Adventure Platforming Sidescroller</text:p>
          </table:table-cell>
          <table:table-cell office:value-type="currency" office:currency="USD" office:value="4883" calcext:value-type="currency">
            <text:p>$4,883.00</text:p>
          </table:table-cell>
          <table:table-cell office:value-type="currency" office:currency="USD" office:value="11215" calcext:value-type="currency">
            <text:p>$11,215.00</text:p>
          </table:table-cell>
          <table:table-cell office:value-type="float" office:value="217" calcext:value-type="float">
            <text:p>217</text:p>
          </table:table-cell>
          <table:table-cell table:style-name="ce1" table:formula="of:=[.D66]/[.E66]" office:value-type="currency" office:currency="USD" office:value="51.6820276497696" calcext:value-type="currency">
            <text:p>$51.68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30" calcext:value-type="date">
            <text:p>07/30/23</text:p>
          </table:table-cell>
          <table:table-cell office:value-type="date" office:date-value="2023-08-29" calcext:value-type="date">
            <text:p>08/29/23</text:p>
          </table:table-cell>
          <table:table-cell office:value-type="date" office:date-value="2023-09-01" calcext:value-type="date">
            <text:p>09/01/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currency" office:currency="USD" office:value="45" calcext:value-type="currency">
            <text:p>$45.00</text:p>
          </table:table-cell>
          <table:table-cell office:value-type="currency" office:currency="USD" office:value="6" calcext:value-type="currency">
            <text:p>$6.00</text:p>
          </table:table-cell>
          <table:table-cell/>
          <table:table-cell table:style-name="ce1" table:formula="of:=[.D66] - [.C66]" office:value-type="currency" office:currency="USD" office:value="6332" calcext:value-type="currency">
            <text:p>$6,332.00</text:p>
          </table:table-cell>
          <table:table-cell table:formula="of:=([.D66]-[.C66])/[.C66]" office:value-type="float" office:value="1.29674380503789" calcext:value-type="float">
            <text:p>1.30</text:p>
          </table:table-cell>
        </table:table-row>
        <table:table-row table:style-name="ro2">
          <table:table-cell office:value-type="string" calcext:value-type="string">
            <text:p>Bent Oak island</text:p>
          </table:table-cell>
          <table:table-cell office:value-type="string" calcext:value-type="string">
            <text:p>90’s Point-and-Click Adventure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currency" office:currency="USD" office:value="1848" calcext:value-type="currency">
            <text:p>$1,848.00</text:p>
          </table:table-cell>
          <table:table-cell office:value-type="float" office:value="56" calcext:value-type="float">
            <text:p>56</text:p>
          </table:table-cell>
          <table:table-cell table:style-name="ce1" table:formula="of:=[.D67]/[.E67]" office:value-type="currency" office:currency="USD" office:value="33" calcext:value-type="currency">
            <text:p>$33.00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28" calcext:value-type="date">
            <text:p>07/28/23</text:p>
          </table:table-cell>
          <table:table-cell office:value-type="date" office:date-value="2023-08-27" calcext:value-type="date">
            <text:p>08/27/23</text:p>
          </table:table-cell>
          <table:table-cell office:value-type="date" office:date-value="2024-03-01" calcext:value-type="date">
            <text:p>03/01/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currency" office:currency="USD" office:value="500" calcext:value-type="currency">
            <text:p>$500.00</text:p>
          </table:table-cell>
          <table:table-cell office:value-type="currency" office:currency="USD" office:value="5" calcext:value-type="currency">
            <text:p>$5.00</text:p>
          </table:table-cell>
          <table:table-cell/>
          <table:table-cell table:style-name="ce1" table:formula="of:=[.D67] - [.C67]" office:value-type="currency" office:currency="USD" office:value="848" calcext:value-type="currency">
            <text:p>$848.00</text:p>
          </table:table-cell>
          <table:table-cell table:formula="of:=([.D67]-[.C67])/[.C67]" office:value-type="float" office:value="0.848" calcext:value-type="float">
            <text:p>0.85</text:p>
          </table:table-cell>
        </table:table-row>
        <table:table-row table:style-name="ro2">
          <table:table-cell office:value-type="string" calcext:value-type="string">
            <text:p>Moons of True Magic</text:p>
          </table:table-cell>
          <table:table-cell office:value-type="string" calcext:value-type="string">
            <text:p>A JRPG Game</text:p>
          </table:table-cell>
          <table:table-cell office:value-type="currency" office:currency="USD" office:value="2832" calcext:value-type="currency">
            <text:p>$2,832.00</text:p>
          </table:table-cell>
          <table:table-cell office:value-type="currency" office:currency="USD" office:value="2949" calcext:value-type="currency">
            <text:p>$2,949.00</text:p>
          </table:table-cell>
          <table:table-cell office:value-type="float" office:value="47" calcext:value-type="float">
            <text:p>47</text:p>
          </table:table-cell>
          <table:table-cell table:style-name="ce1" table:formula="of:=[.D68]/[.E68]" office:value-type="currency" office:currency="USD" office:value="62.7446808510638" calcext:value-type="currency">
            <text:p>$62.74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11" calcext:value-type="date">
            <text:p>07/11/23</text:p>
          </table:table-cell>
          <table:table-cell office:value-type="date" office:date-value="2023-08-25" calcext:value-type="date">
            <text:p>08/25/23</text:p>
          </table:table-cell>
          <table:table-cell office:value-type="date" office:date-value="2024-09-01" calcext:value-type="date">
            <text:p>09/01/2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currency" office:currency="USD" office:value="201" calcext:value-type="currency">
            <text:p>$201.00</text:p>
          </table:table-cell>
          <table:table-cell office:value-type="currency" office:currency="USD" office:value="8" calcext:value-type="currency">
            <text:p>$8.00</text:p>
          </table:table-cell>
          <table:table-cell/>
          <table:table-cell table:style-name="ce1" table:formula="of:=[.D68] - [.C68]" office:value-type="currency" office:currency="USD" office:value="117" calcext:value-type="currency">
            <text:p>$117.00</text:p>
          </table:table-cell>
          <table:table-cell table:formula="of:=([.D68]-[.C68])/[.C68]" office:value-type="float" office:value="0.0413135593220339" calcext:value-type="float">
            <text:p>0.04</text:p>
          </table:table-cell>
        </table:table-row>
        <table:table-row table:style-name="ro2">
          <table:table-cell office:value-type="string" calcext:value-type="string">
            <text:p>Swim Meet </text:p>
          </table:table-cell>
          <table:table-cell office:value-type="string" calcext:value-type="string">
            <text:p>Adult Visual Novel</text:p>
          </table:table-cell>
          <table:table-cell office:value-type="currency" office:currency="USD" office:value="3643" calcext:value-type="currency">
            <text:p>$3,643.00</text:p>
          </table:table-cell>
          <table:table-cell office:value-type="currency" office:currency="USD" office:value="19262" calcext:value-type="currency">
            <text:p>$19,262.00</text:p>
          </table:table-cell>
          <table:table-cell office:value-type="float" office:value="441" calcext:value-type="float">
            <text:p>441</text:p>
          </table:table-cell>
          <table:table-cell table:style-name="ce1" table:formula="of:=[.D69]/[.E69]" office:value-type="currency" office:currency="USD" office:value="43.6780045351474" calcext:value-type="currency">
            <text:p>$43.68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8-04" calcext:value-type="date">
            <text:p>08/04/23</text:p>
          </table:table-cell>
          <table:table-cell office:value-type="date" office:date-value="2023-08-25" calcext:value-type="date">
            <text:p>08/25/23</text:p>
          </table:table-cell>
          <table:table-cell office:value-type="date" office:date-value="2024-04-01" calcext:value-type="date">
            <text:p>04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currency" office:currency="USD" office:value="2440" calcext:value-type="currency">
            <text:p>$2,440.00</text:p>
          </table:table-cell>
          <table:table-cell office:value-type="currency" office:currency="USD" office:value="793" calcext:value-type="currency">
            <text:p>$793.00</text:p>
          </table:table-cell>
          <table:table-cell office:value-type="currency" office:currency="USD" office:value="13" calcext:value-type="currency">
            <text:p>$13.00</text:p>
          </table:table-cell>
          <table:table-cell/>
          <table:table-cell table:style-name="ce1" table:formula="of:=[.D69] - [.C69]" office:value-type="currency" office:currency="USD" office:value="15619" calcext:value-type="currency">
            <text:p>$15,619.00</text:p>
          </table:table-cell>
          <table:table-cell table:formula="of:=([.D69]-[.C69])/[.C69]" office:value-type="float" office:value="4.28740049409827" calcext:value-type="float">
            <text:p>4.29</text:p>
          </table:table-cell>
        </table:table-row>
        <table:table-row table:style-name="ro2">
          <table:table-cell office:value-type="string" calcext:value-type="string">
            <text:p>Aurans</text:p>
          </table:table-cell>
          <table:table-cell office:value-type="string" calcext:value-type="string">
            <text:p>Visual Novel In a Series</text:p>
          </table:table-cell>
          <table:table-cell office:value-type="currency" office:currency="USD" office:value="897" calcext:value-type="currency">
            <text:p>$897.00</text:p>
          </table:table-cell>
          <table:table-cell office:value-type="currency" office:currency="USD" office:value="981" calcext:value-type="currency">
            <text:p>$981.00</text:p>
          </table:table-cell>
          <table:table-cell office:value-type="float" office:value="19" calcext:value-type="float">
            <text:p>19</text:p>
          </table:table-cell>
          <table:table-cell table:style-name="ce1" table:formula="of:=[.D70]/[.E70]" office:value-type="currency" office:currency="USD" office:value="51.6315789473684" calcext:value-type="currency">
            <text:p>$51.63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25" calcext:value-type="date">
            <text:p>06/25/23</text:p>
          </table:table-cell>
          <table:table-cell office:value-type="date" office:date-value="2023-08-25" calcext:value-type="date">
            <text:p>08/25/23</text:p>
          </table:table-cell>
          <table:table-cell office:value-type="date" office:date-value="2023-08-01" calcext:value-type="date">
            <text:p>08/01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currency" office:currency="USD" office:value="100" calcext:value-type="currency">
            <text:p>$100.00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table:style-name="ce1" table:formula="of:=[.D70] - [.C70]" office:value-type="currency" office:currency="USD" office:value="84" calcext:value-type="currency">
            <text:p>$84.00</text:p>
          </table:table-cell>
          <table:table-cell table:formula="of:=([.D70]-[.C70])/[.C70]" office:value-type="float" office:value="0.0936454849498328" calcext:value-type="float">
            <text:p>0.09</text:p>
          </table:table-cell>
        </table:table-row>
        <table:table-row table:style-name="ro2">
          <table:table-cell office:value-type="string" calcext:value-type="string">
            <text:p>Verbena: Tales of Growing Up</text:p>
          </table:table-cell>
          <table:table-cell office:value-type="string" calcext:value-type="string">
            <text:p>Dating Sim</text:p>
          </table:table-cell>
          <table:table-cell office:value-type="currency" office:currency="USD" office:value="4115" calcext:value-type="currency">
            <text:p>$4,115.00</text:p>
          </table:table-cell>
          <table:table-cell office:value-type="currency" office:currency="USD" office:value="5898" calcext:value-type="currency">
            <text:p>$5,898.00</text:p>
          </table:table-cell>
          <table:table-cell office:value-type="float" office:value="159" calcext:value-type="float">
            <text:p>159</text:p>
          </table:table-cell>
          <table:table-cell table:style-name="ce1" table:formula="of:=[.D71]/[.E71]" office:value-type="currency" office:currency="USD" office:value="37.0943396226415" calcext:value-type="currency">
            <text:p>$37.09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20" calcext:value-type="date">
            <text:p>07/20/23</text:p>
          </table:table-cell>
          <table:table-cell office:value-type="date" office:date-value="2023-08-19" calcext:value-type="date">
            <text:p>08/19/23</text:p>
          </table:table-cell>
          <table:table-cell office:value-type="date" office:date-value="2024-06-01" calcext:value-type="date">
            <text:p>06/01/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currency" office:currency="USD" office:value="265" calcext:value-type="currency">
            <text:p>$265.00</text:p>
          </table:table-cell>
          <table:table-cell office:value-type="currency" office:currency="USD" office:value="2" calcext:value-type="currency">
            <text:p>$2.00</text:p>
          </table:table-cell>
          <table:table-cell/>
          <table:table-cell table:style-name="ce1" table:formula="of:=[.D71] - [.C71]" office:value-type="currency" office:currency="USD" office:value="1783" calcext:value-type="currency">
            <text:p>$1,783.00</text:p>
          </table:table-cell>
          <table:table-cell table:formula="of:=([.D71]-[.C71])/[.C71]" office:value-type="float" office:value="0.433292831105711" calcext:value-type="float">
            <text:p>0.43</text:p>
          </table:table-cell>
        </table:table-row>
        <table:table-row table:style-name="ro2">
          <table:table-cell office:value-type="string" calcext:value-type="string">
            <text:p>All’s Fair in Love and … Genocide?</text:p>
          </table:table-cell>
          <table:table-cell office:value-type="string" calcext:value-type="string">
            <text:p>Visual Novel</text:p>
          </table:table-cell>
          <table:table-cell office:value-type="currency" office:currency="USD" office:value="2879" calcext:value-type="currency">
            <text:p>$2,879.00</text:p>
          </table:table-cell>
          <table:table-cell office:value-type="currency" office:currency="USD" office:value="3254" calcext:value-type="currency">
            <text:p>$3,254.00</text:p>
          </table:table-cell>
          <table:table-cell office:value-type="float" office:value="92" calcext:value-type="float">
            <text:p>92</text:p>
          </table:table-cell>
          <table:table-cell table:style-name="ce1" table:formula="of:=[.D72]/[.E72]" office:value-type="currency" office:currency="USD" office:value="35.3695652173913" calcext:value-type="currency">
            <text:p>$35.3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20" calcext:value-type="date">
            <text:p>07/20/23</text:p>
          </table:table-cell>
          <table:table-cell office:value-type="date" office:date-value="2023-08-19" calcext:value-type="date">
            <text:p>08/19/23</text:p>
          </table:table-cell>
          <table:table-cell office:value-type="date" office:date-value="2024-05-01" calcext:value-type="date">
            <text:p>05/01/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currency" office:currency="USD" office:value="500" calcext:value-type="currency">
            <text:p>$500.00</text:p>
          </table:table-cell>
          <table:table-cell office:value-type="currency" office:currency="USD" office:value="5" calcext:value-type="currency">
            <text:p>$5.00</text:p>
          </table:table-cell>
          <table:table-cell/>
          <table:table-cell table:style-name="ce1" table:formula="of:=[.D72] - [.C72]" office:value-type="currency" office:currency="USD" office:value="375" calcext:value-type="currency">
            <text:p>$375.00</text:p>
          </table:table-cell>
          <table:table-cell table:formula="of:=([.D72]-[.C72])/[.C72]" office:value-type="float" office:value="0.130253560263981" calcext:value-type="float">
            <text:p>0.13</text:p>
          </table:table-cell>
        </table:table-row>
        <table:table-row table:style-name="ro2">
          <table:table-cell office:value-type="string" calcext:value-type="string">
            <text:p>Tempered Vengeance</text:p>
          </table:table-cell>
          <table:table-cell office:value-type="string" calcext:value-type="string">
            <text:p>NES game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6026" calcext:value-type="currency">
            <text:p>$6,026.00</text:p>
          </table:table-cell>
          <table:table-cell office:value-type="float" office:value="81" calcext:value-type="float">
            <text:p>81</text:p>
          </table:table-cell>
          <table:table-cell table:style-name="ce1" table:formula="of:=[.D73]/[.E73]" office:value-type="currency" office:currency="USD" office:value="74.3950617283951" calcext:value-type="currency">
            <text:p>$74.40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19" calcext:value-type="date">
            <text:p>07/19/23</text:p>
          </table:table-cell>
          <table:table-cell office:value-type="date" office:date-value="2023-08-18" calcext:value-type="date">
            <text:p>08/18/23</text:p>
          </table:table-cell>
          <table:table-cell office:value-type="date" office:date-value="2023-11-01" calcext:value-type="date">
            <text:p>11/01/2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currency" office:currency="USD" office:value="100" calcext:value-type="currency">
            <text:p>$100.00</text:p>
          </table:table-cell>
          <table:table-cell office:value-type="currency" office:currency="USD" office:value="20" calcext:value-type="currency">
            <text:p>$20.00</text:p>
          </table:table-cell>
          <table:table-cell/>
          <table:table-cell table:style-name="ce1" table:formula="of:=[.D73] - [.C73]" office:value-type="currency" office:currency="USD" office:value="5526" calcext:value-type="currency">
            <text:p>$5,526.00</text:p>
          </table:table-cell>
          <table:table-cell table:formula="of:=([.D73]-[.C73])/[.C73]" office:value-type="float" office:value="11.052" calcext:value-type="float">
            <text:p>11.05</text:p>
          </table:table-cell>
        </table:table-row>
        <table:table-row table:style-name="ro2">
          <table:table-cell office:value-type="string" calcext:value-type="string">
            <text:p>Bitter Sweet Detectives’ Tea Party</text:p>
          </table:table-cell>
          <table:table-cell office:value-type="string" calcext:value-type="string">
            <text:p>Visual Novel</text:p>
          </table:table-cell>
          <table:table-cell office:value-type="currency" office:currency="USD" office:value="8302" calcext:value-type="currency">
            <text:p>$8,302.00</text:p>
          </table:table-cell>
          <table:table-cell office:value-type="currency" office:currency="USD" office:value="9051" calcext:value-type="currency">
            <text:p>$9,051.00</text:p>
          </table:table-cell>
          <table:table-cell office:value-type="float" office:value="198" calcext:value-type="float">
            <text:p>198</text:p>
          </table:table-cell>
          <table:table-cell table:style-name="ce1" table:formula="of:=[.D74]/[.E74]" office:value-type="currency" office:currency="USD" office:value="45.7121212121212" calcext:value-type="currency">
            <text:p>$45.71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18" calcext:value-type="date">
            <text:p>07/18/23</text:p>
          </table:table-cell>
          <table:table-cell office:value-type="date" office:date-value="2023-08-17" calcext:value-type="date">
            <text:p>08/17/23</text:p>
          </table:table-cell>
          <table:table-cell office:value-type="date" office:date-value="2024-12-01" calcext:value-type="date">
            <text:p>12/01/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currency" office:currency="USD" office:value="205" calcext:value-type="currency">
            <text:p>$205.00</text:p>
          </table:table-cell>
          <table:table-cell office:value-type="currency" office:currency="USD" office:value="45" calcext:value-type="currency">
            <text:p>$45.00</text:p>
          </table:table-cell>
          <table:table-cell/>
          <table:table-cell table:style-name="ce1" table:formula="of:=[.D74] - [.C74]" office:value-type="currency" office:currency="USD" office:value="749" calcext:value-type="currency">
            <text:p>$749.00</text:p>
          </table:table-cell>
          <table:table-cell table:formula="of:=([.D74]-[.C74])/[.C74]" office:value-type="float" office:value="0.0902192242833052" calcext:value-type="float">
            <text:p>0.09</text:p>
          </table:table-cell>
        </table:table-row>
        <table:table-row table:style-name="ro2">
          <table:table-cell office:value-type="string" calcext:value-type="string">
            <text:p>Absence of Light</text:p>
          </table:table-cell>
          <table:table-cell office:value-type="string" calcext:value-type="string">
            <text:p>2D Adventure</text:p>
          </table:table-cell>
          <table:table-cell office:value-type="currency" office:currency="USD" office:value="4000" calcext:value-type="currency">
            <text:p>$4,000.00</text:p>
          </table:table-cell>
          <table:table-cell office:value-type="currency" office:currency="USD" office:value="4351" calcext:value-type="currency">
            <text:p>$4,351.00</text:p>
          </table:table-cell>
          <table:table-cell office:value-type="float" office:value="68" calcext:value-type="float">
            <text:p>68</text:p>
          </table:table-cell>
          <table:table-cell table:style-name="ce1" table:formula="of:=[.D75]/[.E75]" office:value-type="currency" office:currency="USD" office:value="63.9852941176471" calcext:value-type="currency">
            <text:p>$63.99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17" calcext:value-type="date">
            <text:p>07/17/23</text:p>
          </table:table-cell>
          <table:table-cell office:value-type="date" office:date-value="2023-08-16" calcext:value-type="date">
            <text:p>08/16/23</text:p>
          </table:table-cell>
          <table:table-cell office:value-type="date" office:date-value="2023-11-01" calcext:value-type="date">
            <text:p>11/01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currency" office:currency="USD" office:value="400" calcext:value-type="currency">
            <text:p>$400.00</text:p>
          </table:table-cell>
          <table:table-cell office:value-type="currency" office:currency="USD" office:value="10" calcext:value-type="currency">
            <text:p>$10.00</text:p>
          </table:table-cell>
          <table:table-cell/>
          <table:table-cell table:style-name="ce1" table:formula="of:=[.D75] - [.C75]" office:value-type="currency" office:currency="USD" office:value="351" calcext:value-type="currency">
            <text:p>$351.00</text:p>
          </table:table-cell>
          <table:table-cell table:formula="of:=([.D75]-[.C75])/[.C75]" office:value-type="float" office:value="0.08775" calcext:value-type="float">
            <text:p>0.09</text:p>
          </table:table-cell>
        </table:table-row>
        <table:table-row table:style-name="ro2">
          <table:table-cell office:value-type="string" calcext:value-type="string">
            <text:p>No Body</text:p>
          </table:table-cell>
          <table:table-cell office:value-type="string" calcext:value-type="string">
            <text:p>Otherwordly RPG</text:p>
          </table:table-cell>
          <table:table-cell office:value-type="currency" office:currency="USD" office:value="6098" calcext:value-type="currency">
            <text:p>$6,098.00</text:p>
          </table:table-cell>
          <table:table-cell office:value-type="currency" office:currency="USD" office:value="28242" calcext:value-type="currency">
            <text:p>$28,242.00</text:p>
          </table:table-cell>
          <table:table-cell office:value-type="float" office:value="529" calcext:value-type="float">
            <text:p>529</text:p>
          </table:table-cell>
          <table:table-cell table:style-name="ce1" table:formula="of:=[.D76]/[.E76]" office:value-type="currency" office:currency="USD" office:value="53.3875236294896" calcext:value-type="currency">
            <text:p>$53.39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17" calcext:value-type="date">
            <text:p>07/17/23</text:p>
          </table:table-cell>
          <table:table-cell office:value-type="date" office:date-value="2023-08-16" calcext:value-type="date">
            <text:p>08/16/23</text:p>
          </table:table-cell>
          <table:table-cell office:value-type="date" office:date-value="2024-03-01" calcext:value-type="date">
            <text:p>03/01/2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currency" office:currency="USD" office:value="243" calcext:value-type="currency">
            <text:p>$243.00</text:p>
          </table:table-cell>
          <table:table-cell office:value-type="currency" office:currency="USD" office:value="2" calcext:value-type="currency">
            <text:p>$2.00</text:p>
          </table:table-cell>
          <table:table-cell/>
          <table:table-cell table:style-name="ce1" table:formula="of:=[.D76] - [.C76]" office:value-type="currency" office:currency="USD" office:value="22144" calcext:value-type="currency">
            <text:p>$22,144.00</text:p>
          </table:table-cell>
          <table:table-cell table:formula="of:=([.D76]-[.C76])/[.C76]" office:value-type="float" office:value="3.63135454247294" calcext:value-type="float">
            <text:p>3.63</text:p>
          </table:table-cell>
        </table:table-row>
        <table:table-row table:style-name="ro2">
          <table:table-cell office:value-type="string" calcext:value-type="string">
            <text:p>Descended</text:p>
          </table:table-cell>
          <table:table-cell office:value-type="string" calcext:value-type="string">
            <text:p>Survival RPG</text:p>
          </table:table-cell>
          <table:table-cell office:value-type="currency" office:currency="USD" office:value="274" calcext:value-type="currency">
            <text:p>$274.00</text:p>
          </table:table-cell>
          <table:table-cell office:value-type="currency" office:currency="USD" office:value="347" calcext:value-type="currency">
            <text:p>$347.00</text:p>
          </table:table-cell>
          <table:table-cell office:value-type="float" office:value="26" calcext:value-type="float">
            <text:p>26</text:p>
          </table:table-cell>
          <table:table-cell table:style-name="ce1" table:formula="of:=[.D77]/[.E77]" office:value-type="currency" office:currency="USD" office:value="13.3461538461538" calcext:value-type="currency">
            <text:p>$13.35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15" calcext:value-type="date">
            <text:p>07/15/23</text:p>
          </table:table-cell>
          <table:table-cell office:value-type="date" office:date-value="2023-08-04" calcext:value-type="date">
            <text:p>08/04/23</text:p>
          </table:table-cell>
          <table:table-cell office:value-type="date" office:date-value="2023-09-01" calcext:value-type="date">
            <text:p>09/01/2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currency" office:currency="USD" office:value="6" calcext:value-type="currency">
            <text:p>$6.00</text:p>
          </table:table-cell>
          <table:table-cell office:value-type="currency" office:currency="USD" office:value="6" calcext:value-type="currency">
            <text:p>$6.00</text:p>
          </table:table-cell>
          <table:table-cell/>
          <table:table-cell table:style-name="ce1" table:formula="of:=[.D77] - [.C77]" office:value-type="currency" office:currency="USD" office:value="73" calcext:value-type="currency">
            <text:p>$73.00</text:p>
          </table:table-cell>
          <table:table-cell table:formula="of:=([.D77]-[.C77])/[.C77]" office:value-type="float" office:value="0.266423357664234" calcext:value-type="float">
            <text:p>0.27</text:p>
          </table:table-cell>
        </table:table-row>
        <table:table-row table:style-name="ro2">
          <table:table-cell office:value-type="string" calcext:value-type="string">
            <text:p>Fallen Grown</text:p>
          </table:table-cell>
          <table:table-cell office:value-type="string" calcext:value-type="string">
            <text:p>Dungeon Gameboy Game</text:p>
          </table:table-cell>
          <table:table-cell office:value-type="currency" office:currency="USD" office:value="21117" calcext:value-type="currency">
            <text:p>$21,117.00</text:p>
          </table:table-cell>
          <table:table-cell office:value-type="currency" office:currency="USD" office:value="63193" calcext:value-type="currency">
            <text:p>$63,193.00</text:p>
          </table:table-cell>
          <table:table-cell office:value-type="float" office:value="1062" calcext:value-type="float">
            <text:p>1062</text:p>
          </table:table-cell>
          <table:table-cell table:style-name="ce1" table:formula="of:=[.D78]/[.E78]" office:value-type="currency" office:currency="USD" office:value="59.5037664783427" calcext:value-type="currency">
            <text:p>$59.50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03" calcext:value-type="date">
            <text:p>07/03/23</text:p>
          </table:table-cell>
          <table:table-cell office:value-type="date" office:date-value="2023-08-02" calcext:value-type="date">
            <text:p>08/02/23</text:p>
          </table:table-cell>
          <table:table-cell office:value-type="date" office:date-value="2024-08-01" calcext:value-type="date">
            <text:p>08/01/2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currency" office:currency="USD" office:value="841" calcext:value-type="currency">
            <text:p>$841.00</text:p>
          </table:table-cell>
          <table:table-cell office:value-type="currency" office:currency="USD" office:value="11" calcext:value-type="currency">
            <text:p>$11.00</text:p>
          </table:table-cell>
          <table:table-cell/>
          <table:table-cell table:style-name="ce1" table:formula="of:=[.D78] - [.C78]" office:value-type="currency" office:currency="USD" office:value="42076" calcext:value-type="currency">
            <text:p>$42,076.00</text:p>
          </table:table-cell>
          <table:table-cell table:formula="of:=([.D78]-[.C78])/[.C78]" office:value-type="float" office:value="1.99251787659232" calcext:value-type="float">
            <text:p>1.99</text:p>
          </table:table-cell>
        </table:table-row>
        <table:table-row table:style-name="ro2">
          <table:table-cell office:value-type="string" calcext:value-type="string">
            <text:p>OceanThrill Murder Mystery</text:p>
          </table:table-cell>
          <table:table-cell office:value-type="string" calcext:value-type="string">
            <text:p>Interactive Story</text:p>
          </table:table-cell>
          <table:table-cell office:value-type="currency" office:currency="USD" office:value="1055" calcext:value-type="currency">
            <text:p>$1,055.00</text:p>
          </table:table-cell>
          <table:table-cell office:value-type="currency" office:currency="USD" office:value="1307" calcext:value-type="currency">
            <text:p>$1,307.00</text:p>
          </table:table-cell>
          <table:table-cell office:value-type="float" office:value="25" calcext:value-type="float">
            <text:p>25</text:p>
          </table:table-cell>
          <table:table-cell table:style-name="ce1" table:formula="of:=[.D79]/[.E79]" office:value-type="currency" office:currency="USD" office:value="52.28" calcext:value-type="currency">
            <text:p>$52.28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07" calcext:value-type="date">
            <text:p>07/07/23</text:p>
          </table:table-cell>
          <table:table-cell office:value-type="date" office:date-value="2023-08-02" calcext:value-type="date">
            <text:p>08/02/23</text:p>
          </table:table-cell>
          <table:table-cell office:value-type="date" office:date-value="2024-02-01" calcext:value-type="date">
            <text:p>02/01/2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currency" office:currency="USD" office:value="211" calcext:value-type="currency">
            <text:p>$211.00</text:p>
          </table:table-cell>
          <table:table-cell office:value-type="currency" office:currency="USD" office:value="11" calcext:value-type="currency">
            <text:p>$11.00</text:p>
          </table:table-cell>
          <table:table-cell/>
          <table:table-cell table:style-name="ce1" table:formula="of:=[.D79] - [.C79]" office:value-type="currency" office:currency="USD" office:value="252" calcext:value-type="currency">
            <text:p>$252.00</text:p>
          </table:table-cell>
          <table:table-cell table:formula="of:=([.D79]-[.C79])/[.C79]" office:value-type="float" office:value="0.238862559241706" calcext:value-type="float">
            <text:p>0.24</text:p>
          </table:table-cell>
        </table:table-row>
        <table:table-row table:style-name="ro2">
          <table:table-cell office:value-type="string" calcext:value-type="string">
            <text:p>Monster Lover</text:p>
          </table:table-cell>
          <table:table-cell office:value-type="string" calcext:value-type="string">
            <text:p>Visual Novel</text:p>
          </table:table-cell>
          <table:table-cell office:value-type="currency" office:currency="USD" office:value="6000" calcext:value-type="currency">
            <text:p>$6,000.00</text:p>
          </table:table-cell>
          <table:table-cell office:value-type="currency" office:currency="USD" office:value="8867" calcext:value-type="currency">
            <text:p>$8,867.00</text:p>
          </table:table-cell>
          <table:table-cell office:value-type="float" office:value="378" calcext:value-type="float">
            <text:p>378</text:p>
          </table:table-cell>
          <table:table-cell table:style-name="ce1" table:formula="of:=[.D80]/[.E80]" office:value-type="currency" office:currency="USD" office:value="23.457671957672" calcext:value-type="currency">
            <text:p>$23.46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01" calcext:value-type="date">
            <text:p>07/01/23</text:p>
          </table:table-cell>
          <table:table-cell office:value-type="date" office:date-value="2023-07-31" calcext:value-type="date">
            <text:p>07/31/23</text:p>
          </table:table-cell>
          <table:table-cell office:value-type="date" office:date-value="2023-12-01" calcext:value-type="date">
            <text:p>12/01/2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currency" office:currency="USD" office:value="35" calcext:value-type="currency">
            <text:p>$35.00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table:style-name="ce1" table:formula="of:=[.D80] - [.C80]" office:value-type="currency" office:currency="USD" office:value="2867" calcext:value-type="currency">
            <text:p>$2,867.00</text:p>
          </table:table-cell>
          <table:table-cell table:formula="of:=([.D80]-[.C80])/[.C80]" office:value-type="float" office:value="0.477833333333333" calcext:value-type="float">
            <text:p>0.48</text:p>
          </table:table-cell>
        </table:table-row>
        <table:table-row table:style-name="ro2">
          <table:table-cell office:value-type="string" calcext:value-type="string">
            <text:p>Urbano</text:p>
          </table:table-cell>
          <table:table-cell office:value-type="string" calcext:value-type="string">
            <text:p>Comic Rhythm RPG</text:p>
          </table:table-cell>
          <table:table-cell office:value-type="currency" office:currency="USD" office:value="33400" calcext:value-type="currency">
            <text:p>$33,400.00</text:p>
          </table:table-cell>
          <table:table-cell office:value-type="currency" office:currency="USD" office:value="70545" calcext:value-type="currency">
            <text:p>$70,545.00</text:p>
          </table:table-cell>
          <table:table-cell office:value-type="float" office:value="1074" calcext:value-type="float">
            <text:p>1074</text:p>
          </table:table-cell>
          <table:table-cell table:style-name="ce1" table:formula="of:=[.D81]/[.E81]" office:value-type="currency" office:currency="USD" office:value="65.6843575418994" calcext:value-type="currency">
            <text:p>$65.68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19" calcext:value-type="date">
            <text:p>06/19/23</text:p>
          </table:table-cell>
          <table:table-cell office:value-type="date" office:date-value="2023-07-19" calcext:value-type="date">
            <text:p>07/19/23</text:p>
          </table:table-cell>
          <table:table-cell office:value-type="date" office:date-value="2025-06-01" calcext:value-type="date">
            <text:p>06/01/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currency" office:currency="USD" office:value="999" calcext:value-type="currency">
            <text:p>$999.00</text:p>
          </table:table-cell>
          <table:table-cell office:value-type="currency" office:currency="USD" office:value="18" calcext:value-type="currency">
            <text:p>$18.00</text:p>
          </table:table-cell>
          <table:table-cell/>
          <table:table-cell table:style-name="ce1" table:formula="of:=[.D81] - [.C81]" office:value-type="currency" office:currency="USD" office:value="37145" calcext:value-type="currency">
            <text:p>$37,145.00</text:p>
          </table:table-cell>
          <table:table-cell table:formula="of:=([.D81]-[.C81])/[.C81]" office:value-type="float" office:value="1.11212574850299" calcext:value-type="float">
            <text:p>1.11</text:p>
          </table:table-cell>
        </table:table-row>
        <table:table-row table:style-name="ro2">
          <table:table-cell office:value-type="string" calcext:value-type="string">
            <text:p>Forgotlings</text:p>
          </table:table-cell>
          <table:table-cell office:value-type="string" calcext:value-type="string">
            <text:p>Cinematic Adventure Game</text:p>
          </table:table-cell>
          <table:table-cell office:value-type="currency" office:currency="USD" office:value="105586" calcext:value-type="currency">
            <text:p>$105,586.00</text:p>
          </table:table-cell>
          <table:table-cell office:value-type="currency" office:currency="USD" office:value="111014" calcext:value-type="currency">
            <text:p>$111,014.00</text:p>
          </table:table-cell>
          <table:table-cell office:value-type="float" office:value="683" calcext:value-type="float">
            <text:p>683</text:p>
          </table:table-cell>
          <table:table-cell table:style-name="ce1" table:formula="of:=[.D82]/[.E82]" office:value-type="currency" office:currency="USD" office:value="162.538799414348" calcext:value-type="currency">
            <text:p>$162.54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07" calcext:value-type="date">
            <text:p>07/07/23</text:p>
          </table:table-cell>
          <table:table-cell office:value-type="date" office:date-value="2023-07-17" calcext:value-type="date">
            <text:p>07/17/23</text:p>
          </table:table-cell>
          <table:table-cell office:value-type="date" office:date-value="2024-12-01" calcext:value-type="date">
            <text:p>12/01/2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currency" office:currency="USD" office:value="4202" calcext:value-type="currency">
            <text:p>$4,202.00</text:p>
          </table:table-cell>
          <table:table-cell office:value-type="currency" office:currency="USD" office:value="11" calcext:value-type="currency">
            <text:p>$11.00</text:p>
          </table:table-cell>
          <table:table-cell/>
          <table:table-cell table:style-name="ce1" table:formula="of:=[.D82] - [.C82]" office:value-type="currency" office:currency="USD" office:value="5428" calcext:value-type="currency">
            <text:p>$5,428.00</text:p>
          </table:table-cell>
          <table:table-cell table:formula="of:=([.D82]-[.C82])/[.C82]" office:value-type="float" office:value="0.0514083306498968" calcext:value-type="float">
            <text:p>0.05</text:p>
          </table:table-cell>
        </table:table-row>
        <table:table-row table:style-name="ro2">
          <table:table-cell office:value-type="string" calcext:value-type="string">
            <text:p>Trasmoz Legends</text:p>
          </table:table-cell>
          <table:table-cell office:value-type="string" calcext:value-type="string">
            <text:p>Retro Single Screen Arcade Game</text:p>
          </table:table-cell>
          <table:table-cell office:value-type="currency" office:currency="USD" office:value="3169" calcext:value-type="currency">
            <text:p>$3,169.00</text:p>
          </table:table-cell>
          <table:table-cell office:value-type="currency" office:currency="USD" office:value="3750" calcext:value-type="currency">
            <text:p>$3,750.00</text:p>
          </table:table-cell>
          <table:table-cell office:value-type="float" office:value="140" calcext:value-type="float">
            <text:p>140</text:p>
          </table:table-cell>
          <table:table-cell table:style-name="ce1" table:formula="of:=[.D83]/[.E83]" office:value-type="currency" office:currency="USD" office:value="26.7857142857143" calcext:value-type="currency">
            <text:p>$26.79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1-06-17" calcext:value-type="date">
            <text:p>06/17/31</text:p>
          </table:table-cell>
          <table:table-cell office:value-type="date" office:date-value="2023-07-17" calcext:value-type="date">
            <text:p>07/17/23</text:p>
          </table:table-cell>
          <table:table-cell office:value-type="date" office:date-value="2024-11-01" calcext:value-type="date">
            <text:p>11/01/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currency" office:currency="USD" office:value="79" calcext:value-type="currency">
            <text:p>$79.00</text:p>
          </table:table-cell>
          <table:table-cell office:value-type="currency" office:currency="USD" office:value="6" calcext:value-type="currency">
            <text:p>$6.00</text:p>
          </table:table-cell>
          <table:table-cell/>
          <table:table-cell table:style-name="ce1" table:formula="of:=[.D83] - [.C83]" office:value-type="currency" office:currency="USD" office:value="581" calcext:value-type="currency">
            <text:p>$581.00</text:p>
          </table:table-cell>
          <table:table-cell table:formula="of:=([.D83]-[.C83])/[.C83]" office:value-type="float" office:value="0.183338592615967" calcext:value-type="float">
            <text:p>0.18</text:p>
          </table:table-cell>
        </table:table-row>
        <table:table-row table:style-name="ro2">
          <table:table-cell office:value-type="string" calcext:value-type="string">
            <text:p>YNXA</text:p>
          </table:table-cell>
          <table:table-cell office:value-type="string" calcext:value-type="string">
            <text:p>Physical Gameboy Game</text:p>
          </table:table-cell>
          <table:table-cell office:value-type="currency" office:currency="USD" office:value="2641" calcext:value-type="currency">
            <text:p>$2,641.00</text:p>
          </table:table-cell>
          <table:table-cell office:value-type="currency" office:currency="USD" office:value="9152" calcext:value-type="currency">
            <text:p>$9,152.00</text:p>
          </table:table-cell>
          <table:table-cell office:value-type="float" office:value="120" calcext:value-type="float">
            <text:p>120</text:p>
          </table:table-cell>
          <table:table-cell table:style-name="ce1" table:formula="of:=[.D84]/[.E84]" office:value-type="currency" office:currency="USD" office:value="76.2666666666667" calcext:value-type="currency">
            <text:p>$76.2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23" calcext:value-type="date">
            <text:p>06/23/23</text:p>
          </table:table-cell>
          <table:table-cell office:value-type="date" office:date-value="2023-07-16" calcext:value-type="date">
            <text:p>07/16/23</text:p>
          </table:table-cell>
          <table:table-cell office:value-type="date" office:date-value="2023-10-01" calcext:value-type="date">
            <text:p>10/01/2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currency" office:currency="USD" office:value="85" calcext:value-type="currency">
            <text:p>$85.00</text:p>
          </table:table-cell>
          <table:table-cell office:value-type="currency" office:currency="USD" office:value="9" calcext:value-type="currency">
            <text:p>$9.00</text:p>
          </table:table-cell>
          <table:table-cell/>
          <table:table-cell table:style-name="ce1" table:formula="of:=[.D84] - [.C84]" office:value-type="currency" office:currency="USD" office:value="6511" calcext:value-type="currency">
            <text:p>$6,511.00</text:p>
          </table:table-cell>
          <table:table-cell table:formula="of:=([.D84]-[.C84])/[.C84]" office:value-type="float" office:value="2.46535403256342" calcext:value-type="float">
            <text:p>2.47</text:p>
          </table:table-cell>
        </table:table-row>
        <table:table-row table:style-name="ro2">
          <table:table-cell office:value-type="string" calcext:value-type="string">
            <text:p>Red Ops</text:p>
          </table:table-cell>
          <table:table-cell office:value-type="string" calcext:value-type="string">
            <text:p>Visual Novel</text:p>
          </table:table-cell>
          <table:table-cell office:value-type="currency" office:currency="USD" office:value="10383" calcext:value-type="currency">
            <text:p>$10,383.00</text:p>
          </table:table-cell>
          <table:table-cell office:value-type="currency" office:currency="USD" office:value="14194" calcext:value-type="currency">
            <text:p>$14,194.00</text:p>
          </table:table-cell>
          <table:table-cell office:value-type="float" office:value="386" calcext:value-type="float">
            <text:p>386</text:p>
          </table:table-cell>
          <table:table-cell table:style-name="ce1" table:formula="of:=[.D85]/[.E85]" office:value-type="currency" office:currency="USD" office:value="36.7720207253886" calcext:value-type="currency">
            <text:p>$36.7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13" calcext:value-type="date">
            <text:p>06/13/23</text:p>
          </table:table-cell>
          <table:table-cell office:value-type="date" office:date-value="2023-07-13" calcext:value-type="date">
            <text:p>07/13/23</text:p>
          </table:table-cell>
          <table:table-cell office:value-type="date" office:date-value="2024-12-01" calcext:value-type="date">
            <text:p>12/01/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1483" calcext:value-type="currency">
            <text:p>$1,483.00</text:p>
          </table:table-cell>
          <table:table-cell office:value-type="currency" office:currency="USD" office:value="60" calcext:value-type="currency">
            <text:p>$60.00</text:p>
          </table:table-cell>
          <table:table-cell office:value-type="currency" office:currency="USD" office:value="230" calcext:value-type="currency">
            <text:p>$230.00</text:p>
          </table:table-cell>
          <table:table-cell/>
          <table:table-cell table:style-name="ce1" table:formula="of:=[.D85] - [.C85]" office:value-type="currency" office:currency="USD" office:value="3811" calcext:value-type="currency">
            <text:p>$3,811.00</text:p>
          </table:table-cell>
          <table:table-cell table:formula="of:=([.D85]-[.C85])/[.C85]" office:value-type="float" office:value="0.367042280651064" calcext:value-type="float">
            <text:p>0.37</text:p>
          </table:table-cell>
        </table:table-row>
        <table:table-row table:style-name="ro2">
          <table:table-cell office:value-type="string" calcext:value-type="string">
            <text:p>Grimoire Groves</text:p>
          </table:table-cell>
          <table:table-cell office:value-type="string" calcext:value-type="string">
            <text:p>Cozy, Magical Gardening Adventure</text:p>
          </table:table-cell>
          <table:table-cell office:value-type="currency" office:currency="USD" office:value="14833.64" calcext:value-type="currency">
            <text:p>$14,833.64</text:p>
          </table:table-cell>
          <table:table-cell office:value-type="currency" office:currency="USD" office:value="53976" calcext:value-type="currency">
            <text:p>$53,976.00</text:p>
          </table:table-cell>
          <table:table-cell office:value-type="float" office:value="1522" calcext:value-type="float">
            <text:p>1522</text:p>
          </table:table-cell>
          <table:table-cell table:style-name="ce1" table:formula="of:=[.D86]/[.E86]" office:value-type="currency" office:currency="USD" office:value="35.4638633377135" calcext:value-type="currency">
            <text:p>$35.46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8" calcext:value-type="date">
            <text:p>06/08/23</text:p>
          </table:table-cell>
          <table:table-cell office:value-type="date" office:date-value="2023-07-12" calcext:value-type="date">
            <text:p>07/12/23</text:p>
          </table:table-cell>
          <table:table-cell office:value-type="date" office:date-value="2024-04-01" calcext:value-type="date">
            <text:p>04/01/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currency" office:currency="USD" office:value="4727" calcext:value-type="currency">
            <text:p>$4,727.00</text:p>
          </table:table-cell>
          <table:table-cell office:value-type="currency" office:currency="USD" office:value="1051" calcext:value-type="currency">
            <text:p>$1,051.00</text:p>
          </table:table-cell>
          <table:table-cell table:style-name="ce1" office:value-type="currency" office:currency="USD" office:value="6" calcext:value-type="currency">
            <text:p>$6.00</text:p>
          </table:table-cell>
          <table:table-cell/>
          <table:table-cell table:style-name="ce1" table:formula="of:=[.D86] - [.C86]" office:value-type="currency" office:currency="USD" office:value="39142.36" calcext:value-type="currency">
            <text:p>$39,142.36</text:p>
          </table:table-cell>
          <table:table-cell table:formula="of:=([.D86]-[.C86])/[.C86]" office:value-type="float" office:value="2.63875623245542" calcext:value-type="float">
            <text:p>2.64</text:p>
          </table:table-cell>
        </table:table-row>
        <table:table-row table:style-name="ro2">
          <table:table-cell office:value-type="string" calcext:value-type="string">
            <text:p>Beastieball</text:p>
          </table:table-cell>
          <table:table-cell office:value-type="string" calcext:value-type="string">
            <text:p>Cute Volleyball RPG</text:p>
          </table:table-cell>
          <table:table-cell office:value-type="currency" office:currency="USD" office:value="45087" calcext:value-type="currency">
            <text:p>$45,087.00</text:p>
          </table:table-cell>
          <table:table-cell office:value-type="currency" office:currency="USD" office:value="45117" calcext:value-type="currency">
            <text:p>$45,117.00</text:p>
          </table:table-cell>
          <table:table-cell office:value-type="float" office:value="2188" calcext:value-type="float">
            <text:p>2188</text:p>
          </table:table-cell>
          <table:table-cell table:style-name="ce1" table:formula="of:=[.D87]/[.E87]" office:value-type="currency" office:currency="USD" office:value="20.6202010968921" calcext:value-type="currency">
            <text:p>$20.6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10" calcext:value-type="date">
            <text:p>06/10/23</text:p>
          </table:table-cell>
          <table:table-cell office:value-type="date" office:date-value="2023-07-10" calcext:value-type="date">
            <text:p>07/10/23</text:p>
          </table:table-cell>
          <table:table-cell office:value-type="date" office:date-value="2024-09-01" calcext:value-type="date">
            <text:p>09/01/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currency" office:currency="USD" office:value="1112" calcext:value-type="currency">
            <text:p>$1,112.00</text:p>
          </table:table-cell>
          <table:table-cell office:value-type="currency" office:currency="USD" office:value="24" calcext:value-type="currency">
            <text:p>$24.00</text:p>
          </table:table-cell>
          <table:table-cell/>
          <table:table-cell table:style-name="ce1" table:formula="of:=[.D87] - [.C87]" office:value-type="currency" office:currency="USD" office:value="30" calcext:value-type="currency">
            <text:p>$30.00</text:p>
          </table:table-cell>
          <table:table-cell table:formula="of:=([.D87]-[.C87])/[.C87]" office:value-type="float" office:value="0.000665380264821345" calcext:value-type="float">
            <text:p>0.00</text:p>
          </table:table-cell>
        </table:table-row>
        <table:table-row table:style-name="ro2">
          <table:table-cell office:value-type="string" calcext:value-type="string">
            <text:p>Detective Ridelle</text:p>
          </table:table-cell>
          <table:table-cell office:value-type="string" calcext:value-type="string">
            <text:p>Story Driven Mystery Puzzle Game</text:p>
          </table:table-cell>
          <table:table-cell office:value-type="currency" office:currency="USD" office:value="3214" calcext:value-type="currency">
            <text:p>$3,214.00</text:p>
          </table:table-cell>
          <table:table-cell office:value-type="currency" office:currency="USD" office:value="3523" calcext:value-type="currency">
            <text:p>$3,523.00</text:p>
          </table:table-cell>
          <table:table-cell office:value-type="float" office:value="117" calcext:value-type="float">
            <text:p>117</text:p>
          </table:table-cell>
          <table:table-cell table:style-name="ce1" table:formula="of:=[.D88]/[.E88]" office:value-type="currency" office:currency="USD" office:value="30.1111111111111" calcext:value-type="currency">
            <text:p>$30.11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8" calcext:value-type="date">
            <text:p>06/08/23</text:p>
          </table:table-cell>
          <table:table-cell office:value-type="date" office:date-value="2023-07-08" calcext:value-type="date">
            <text:p>07/08/23</text:p>
          </table:table-cell>
          <table:table-cell office:value-type="date" office:date-value="2023-11-01" calcext:value-type="date">
            <text:p>11/01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1921" calcext:value-type="currency">
            <text:p>$1,921.00</text:p>
          </table:table-cell>
          <table:table-cell office:value-type="currency" office:currency="USD" office:value="96" calcext:value-type="currency">
            <text:p>$96.00</text:p>
          </table:table-cell>
          <table:table-cell office:value-type="currency" office:currency="USD" office:value="13" calcext:value-type="currency">
            <text:p>$13.00</text:p>
          </table:table-cell>
          <table:table-cell/>
          <table:table-cell table:style-name="ce1" table:formula="of:=[.D88] - [.C88]" office:value-type="currency" office:currency="USD" office:value="309" calcext:value-type="currency">
            <text:p>$309.00</text:p>
          </table:table-cell>
          <table:table-cell table:formula="of:=([.D88]-[.C88])/[.C88]" office:value-type="float" office:value="0.0961418792781581" calcext:value-type="float">
            <text:p>0.10</text:p>
          </table:table-cell>
        </table:table-row>
        <table:table-row table:style-name="ro2">
          <table:table-cell office:value-type="string" calcext:value-type="string">
            <text:p>Crown Gambit</text:p>
          </table:table-cell>
          <table:table-cell office:value-type="string" calcext:value-type="string">
            <text:p>Dark Fantasy Adventure Card Game</text:p>
          </table:table-cell>
          <table:table-cell office:value-type="currency" office:currency="USD" office:value="31699" calcext:value-type="currency">
            <text:p>$31,699.00</text:p>
          </table:table-cell>
          <table:table-cell office:value-type="currency" office:currency="USD" office:value="32131" calcext:value-type="currency">
            <text:p>$32,131.00</text:p>
          </table:table-cell>
          <table:table-cell office:value-type="float" office:value="522" calcext:value-type="float">
            <text:p>522</text:p>
          </table:table-cell>
          <table:table-cell table:style-name="ce1" table:formula="of:=[.D89]/[.E89]" office:value-type="currency" office:currency="USD" office:value="61.5536398467433" calcext:value-type="currency">
            <text:p>$61.55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8" calcext:value-type="date">
            <text:p>06/08/23</text:p>
          </table:table-cell>
          <table:table-cell office:value-type="date" office:date-value="2023-07-08" calcext:value-type="date">
            <text:p>07/08/23</text:p>
          </table:table-cell>
          <table:table-cell office:value-type="date" office:date-value="2025-01-01" calcext:value-type="date">
            <text:p>01/01/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currency" office:currency="USD" office:value="5253" calcext:value-type="currency">
            <text:p>$5,253.00</text:p>
          </table:table-cell>
          <table:table-cell office:value-type="currency" office:currency="USD" office:value="2627" calcext:value-type="currency">
            <text:p>$2,627.00</text:p>
          </table:table-cell>
          <table:table-cell office:value-type="currency" office:currency="USD" office:value="6" calcext:value-type="currency">
            <text:p>$6.00</text:p>
          </table:table-cell>
          <table:table-cell/>
          <table:table-cell table:style-name="ce1" table:formula="of:=[.D89] - [.C89]" office:value-type="currency" office:currency="USD" office:value="432" calcext:value-type="currency">
            <text:p>$432.00</text:p>
          </table:table-cell>
          <table:table-cell table:formula="of:=([.D89]-[.C89])/[.C89]" office:value-type="float" office:value="0.0136281901637276" calcext:value-type="float">
            <text:p>0.01</text:p>
          </table:table-cell>
        </table:table-row>
        <table:table-row table:style-name="ro2">
          <table:table-cell office:value-type="string" calcext:value-type="string">
            <text:p>Cathing Spirits</text:p>
          </table:table-cell>
          <table:table-cell office:value-type="string" calcext:value-type="string">
            <text:p>Free To Play 3 Player Brawler Game</text:p>
          </table:table-cell>
          <table:table-cell office:value-type="currency" office:currency="USD" office:value="5283" calcext:value-type="currency">
            <text:p>$5,283.00</text:p>
          </table:table-cell>
          <table:table-cell office:value-type="currency" office:currency="USD" office:value="6890" calcext:value-type="currency">
            <text:p>$6,890.00</text:p>
          </table:table-cell>
          <table:table-cell office:value-type="float" office:value="83" calcext:value-type="float">
            <text:p>83</text:p>
          </table:table-cell>
          <table:table-cell table:style-name="ce1" table:formula="of:=[.D90]/[.E90]" office:value-type="currency" office:currency="USD" office:value="83.0120481927711" calcext:value-type="currency">
            <text:p>$83.01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7" calcext:value-type="date">
            <text:p>06/07/23</text:p>
          </table:table-cell>
          <table:table-cell office:value-type="date" office:date-value="2023-07-07" calcext:value-type="date">
            <text:p>07/07/23</text:p>
          </table:table-cell>
          <table:table-cell office:value-type="date" office:date-value="2023-12-01" calcext:value-type="date">
            <text:p>12/01/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currency" office:currency="USD" office:value="526" calcext:value-type="currency">
            <text:p>$526.00</text:p>
          </table:table-cell>
          <table:table-cell office:value-type="currency" office:currency="USD" office:value="22" calcext:value-type="currency">
            <text:p>$22.00</text:p>
          </table:table-cell>
          <table:table-cell/>
          <table:table-cell table:style-name="ce1" table:formula="of:=[.D90] - [.C90]" office:value-type="currency" office:currency="USD" office:value="1607" calcext:value-type="currency">
            <text:p>$1,607.00</text:p>
          </table:table-cell>
          <table:table-cell table:formula="of:=([.D90]-[.C90])/[.C90]" office:value-type="float" office:value="0.304183229225819" calcext:value-type="float">
            <text:p>0.30</text:p>
          </table:table-cell>
        </table:table-row>
        <table:table-row table:style-name="ro2">
          <table:table-cell office:value-type="string" calcext:value-type="string">
            <text:p>A Tiny Sticker Tale </text:p>
          </table:table-cell>
          <table:table-cell office:value-type="string" calcext:value-type="string">
            <text:p>Relaxing Tiny Adventure About Stickers</text:p>
          </table:table-cell>
          <table:table-cell office:value-type="currency" office:currency="USD" office:value="5984" calcext:value-type="currency">
            <text:p>$5,984.00</text:p>
          </table:table-cell>
          <table:table-cell office:value-type="currency" office:currency="USD" office:value="44803" calcext:value-type="currency">
            <text:p>$44,803.00</text:p>
          </table:table-cell>
          <table:table-cell office:value-type="float" office:value="1616" calcext:value-type="float">
            <text:p>1616</text:p>
          </table:table-cell>
          <table:table-cell table:style-name="ce1" table:formula="of:=[.D91]/[.E91]" office:value-type="currency" office:currency="USD" office:value="27.7246287128713" calcext:value-type="currency">
            <text:p>$27.7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7" calcext:value-type="date">
            <text:p>06/07/23</text:p>
          </table:table-cell>
          <table:table-cell office:value-type="date" office:date-value="2023-07-07" calcext:value-type="date">
            <text:p>07/07/23</text:p>
          </table:table-cell>
          <table:table-cell office:value-type="date" office:date-value="2023-10-01" calcext:value-type="date">
            <text:p>10/01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currency" office:currency="USD" office:value="1611" calcext:value-type="currency">
            <text:p>$1,611.00</text:p>
          </table:table-cell>
          <table:table-cell office:value-type="currency" office:currency="USD" office:value="12" calcext:value-type="currency">
            <text:p>$12.00</text:p>
          </table:table-cell>
          <table:table-cell/>
          <table:table-cell table:style-name="ce1" table:formula="of:=[.D91] - [.C91]" office:value-type="currency" office:currency="USD" office:value="38819" calcext:value-type="currency">
            <text:p>$38,819.00</text:p>
          </table:table-cell>
          <table:table-cell table:formula="of:=([.D91]-[.C91])/[.C91]" office:value-type="float" office:value="6.48713235294118" calcext:value-type="float">
            <text:p>6.49</text:p>
          </table:table-cell>
        </table:table-row>
        <table:table-row table:style-name="ro2">
          <table:table-cell office:value-type="string" calcext:value-type="string">
            <text:p>The Quiet Things</text:p>
          </table:table-cell>
          <table:table-cell office:value-type="string" calcext:value-type="string">
            <text:p>Narrative Game That Explores Mental Health Issues</text:p>
          </table:table-cell>
          <table:table-cell office:value-type="currency" office:currency="USD" office:value="10862" calcext:value-type="currency">
            <text:p>$10,862.00</text:p>
          </table:table-cell>
          <table:table-cell office:value-type="currency" office:currency="USD" office:value="11720" calcext:value-type="currency">
            <text:p>$11,720.00</text:p>
          </table:table-cell>
          <table:table-cell office:value-type="float" office:value="274" calcext:value-type="float">
            <text:p>274</text:p>
          </table:table-cell>
          <table:table-cell table:style-name="ce1" table:formula="of:=[.D92]/[.E92]" office:value-type="currency" office:currency="USD" office:value="42.7737226277372" calcext:value-type="currency">
            <text:p>$42.7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6" calcext:value-type="date">
            <text:p>06/06/23</text:p>
          </table:table-cell>
          <table:table-cell office:value-type="date" office:date-value="2023-07-06" calcext:value-type="date">
            <text:p>07/06/23</text:p>
          </table:table-cell>
          <table:table-cell office:value-type="date" office:date-value="2024-09-01" calcext:value-type="date">
            <text:p>09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currency" office:currency="USD" office:value="486" calcext:value-type="currency">
            <text:p>$486.00</text:p>
          </table:table-cell>
          <table:table-cell office:value-type="currency" office:currency="USD" office:value="22" calcext:value-type="currency">
            <text:p>$22.00</text:p>
          </table:table-cell>
          <table:table-cell/>
          <table:table-cell table:style-name="ce1" table:formula="of:=[.D92] - [.C92]" office:value-type="currency" office:currency="USD" office:value="858" calcext:value-type="currency">
            <text:p>$858.00</text:p>
          </table:table-cell>
          <table:table-cell table:formula="of:=([.D92]-[.C92])/[.C92]" office:value-type="float" office:value="0.0789909777204935" calcext:value-type="float">
            <text:p>0.08</text:p>
          </table:table-cell>
        </table:table-row>
        <table:table-row table:style-name="ro2">
          <table:table-cell office:value-type="string" calcext:value-type="string">
            <text:p>The Frozen Kingdom</text:p>
          </table:table-cell>
          <table:table-cell office:value-type="string" calcext:value-type="string">
            <text:p>Visual Novel</text:p>
          </table:table-cell>
          <table:table-cell office:value-type="currency" office:currency="USD" office:value="6839" calcext:value-type="currency">
            <text:p>$6,839.00</text:p>
          </table:table-cell>
          <table:table-cell office:value-type="currency" office:currency="USD" office:value="8495" calcext:value-type="currency">
            <text:p>$8,495.00</text:p>
          </table:table-cell>
          <table:table-cell office:value-type="float" office:value="273" calcext:value-type="float">
            <text:p>273</text:p>
          </table:table-cell>
          <table:table-cell table:style-name="ce1" table:formula="of:=[.D93]/[.E93]" office:value-type="currency" office:currency="USD" office:value="31.1172161172161" calcext:value-type="currency">
            <text:p>$31.1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6" calcext:value-type="date">
            <text:p>06/06/23</text:p>
          </table:table-cell>
          <table:table-cell office:value-type="date" office:date-value="2023-07-06" calcext:value-type="date">
            <text:p>07/06/23</text:p>
          </table:table-cell>
          <table:table-cell office:value-type="date" office:date-value="2023-10-01" calcext:value-type="date">
            <text:p>10/01/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currency" office:currency="USD" office:value="1413" calcext:value-type="currency">
            <text:p>$1,413.00</text:p>
          </table:table-cell>
          <table:table-cell office:value-type="currency" office:currency="USD" office:value="12" calcext:value-type="currency">
            <text:p>$12.00</text:p>
          </table:table-cell>
          <table:table-cell/>
          <table:table-cell table:style-name="ce1" table:formula="of:=[.D93] - [.C93]" office:value-type="currency" office:currency="USD" office:value="1656" calcext:value-type="currency">
            <text:p>$1,656.00</text:p>
          </table:table-cell>
          <table:table-cell table:formula="of:=([.D93]-[.C93])/[.C93]" office:value-type="float" office:value="0.242140663839743" calcext:value-type="float">
            <text:p>0.24</text:p>
          </table:table-cell>
        </table:table-row>
        <table:table-row table:style-name="ro2">
          <table:table-cell office:value-type="string" calcext:value-type="string">
            <text:p>Gate Zero</text:p>
          </table:table-cell>
          <table:table-cell office:value-type="string" calcext:value-type="string">
            <text:p>Bible Game</text:p>
          </table:table-cell>
          <table:table-cell office:value-type="currency" office:currency="USD" office:value="211330" calcext:value-type="currency">
            <text:p>$211,330.00</text:p>
          </table:table-cell>
          <table:table-cell office:value-type="currency" office:currency="USD" office:value="324554" calcext:value-type="currency">
            <text:p>$324,554.00</text:p>
          </table:table-cell>
          <table:table-cell office:value-type="float" office:value="4145" calcext:value-type="float">
            <text:p>4145</text:p>
          </table:table-cell>
          <table:table-cell table:style-name="ce1" table:formula="of:=[.D94]/[.E94]" office:value-type="currency" office:currency="USD" office:value="78.3001206272618" calcext:value-type="currency">
            <text:p>$78.30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6" calcext:value-type="date">
            <text:p>06/06/23</text:p>
          </table:table-cell>
          <table:table-cell office:value-type="date" office:date-value="2023-07-05" calcext:value-type="date">
            <text:p>07/05/23</text:p>
          </table:table-cell>
          <table:table-cell office:value-type="date" office:date-value="2024-12-01" calcext:value-type="date">
            <text:p>12/01/2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currency" office:currency="USD" office:value="8403" calcext:value-type="currency">
            <text:p>$8,403.00</text:p>
          </table:table-cell>
          <table:table-cell office:value-type="currency" office:currency="USD" office:value="41" calcext:value-type="currency">
            <text:p>$41.00</text:p>
          </table:table-cell>
          <table:table-cell/>
          <table:table-cell table:style-name="ce1" table:formula="of:=[.D94] - [.C94]" office:value-type="currency" office:currency="USD" office:value="113224" calcext:value-type="currency">
            <text:p>$113,224.00</text:p>
          </table:table-cell>
          <table:table-cell table:formula="of:=([.D94]-[.C94])/[.C94]" office:value-type="float" office:value="0.535768702976388" calcext:value-type="float">
            <text:p>0.54</text:p>
          </table:table-cell>
        </table:table-row>
        <table:table-row table:style-name="ro2">
          <table:table-cell office:value-type="string" calcext:value-type="string">
            <text:p>A2C</text:p>
          </table:table-cell>
          <table:table-cell office:value-type="string" calcext:value-type="string">
            <text:p>2D Runner Shoot-Em Up</text:p>
          </table:table-cell>
          <table:table-cell office:value-type="currency" office:currency="USD" office:value="204" calcext:value-type="currency">
            <text:p>$204.00</text:p>
          </table:table-cell>
          <table:table-cell office:value-type="currency" office:currency="USD" office:value="232" calcext:value-type="currency">
            <text:p>$232.00</text:p>
          </table:table-cell>
          <table:table-cell office:value-type="float" office:value="4" calcext:value-type="float">
            <text:p>4</text:p>
          </table:table-cell>
          <table:table-cell table:style-name="ce1" table:formula="of:=[.D95]/[.E95]" office:value-type="currency" office:currency="USD" office:value="58" calcext:value-type="currency">
            <text:p>$58.00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5" calcext:value-type="date">
            <text:p>06/05/23</text:p>
          </table:table-cell>
          <table:table-cell office:value-type="date" office:date-value="2023-07-05" calcext:value-type="date">
            <text:p>07/05/23</text:p>
          </table:table-cell>
          <table:table-cell office:value-type="date" office:date-value="2023-08-01" calcext:value-type="date">
            <text:p>08/01/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5111" calcext:value-type="currency">
            <text:p>$5,111.00</text:p>
          </table:table-cell>
          <table:table-cell office:value-type="currency" office:currency="USD" office:value="26" calcext:value-type="currency">
            <text:p>$26.00</text:p>
          </table:table-cell>
          <table:table-cell office:value-type="currency" office:currency="USD" office:value="26" calcext:value-type="currency">
            <text:p>$26.00</text:p>
          </table:table-cell>
          <table:table-cell/>
          <table:table-cell table:style-name="ce1" table:formula="of:=[.D95] - [.C95]" office:value-type="currency" office:currency="USD" office:value="28" calcext:value-type="currency">
            <text:p>$28.00</text:p>
          </table:table-cell>
          <table:table-cell table:formula="of:=([.D95]-[.C95])/[.C95]" office:value-type="float" office:value="0.137254901960784" calcext:value-type="float">
            <text:p>0.14</text:p>
          </table:table-cell>
        </table:table-row>
        <table:table-row table:style-name="ro2">
          <table:table-cell office:value-type="string" calcext:value-type="string">
            <text:p>Tales of Aravorn</text:p>
          </table:table-cell>
          <table:table-cell office:value-type="string" calcext:value-type="string">
            <text:p>VN/RPG</text:p>
          </table:table-cell>
          <table:table-cell office:value-type="currency" office:currency="USD" office:value="6339" calcext:value-type="currency">
            <text:p>$6,339.00</text:p>
          </table:table-cell>
          <table:table-cell office:value-type="currency" office:currency="USD" office:value="12984" calcext:value-type="currency">
            <text:p>$12,984.00</text:p>
          </table:table-cell>
          <table:table-cell office:value-type="float" office:value="345" calcext:value-type="float">
            <text:p>345</text:p>
          </table:table-cell>
          <table:table-cell table:style-name="ce1" table:formula="of:=[.D96]/[.E96]" office:value-type="currency" office:currency="USD" office:value="37.6347826086957" calcext:value-type="currency">
            <text:p>$37.63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3" calcext:value-type="date">
            <text:p>06/03/23</text:p>
          </table:table-cell>
          <table:table-cell office:value-type="date" office:date-value="2023-07-03" calcext:value-type="date">
            <text:p>07/03/23</text:p>
          </table:table-cell>
          <table:table-cell office:value-type="date" office:date-value="2024-06-01" calcext:value-type="date">
            <text:p>06/01/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currency" office:currency="USD" office:value="158" calcext:value-type="currency">
            <text:p>$158.00</text:p>
          </table:table-cell>
          <table:table-cell office:value-type="currency" office:currency="USD" office:value="2" calcext:value-type="currency">
            <text:p>$2.00</text:p>
          </table:table-cell>
          <table:table-cell/>
          <table:table-cell table:style-name="ce1" table:formula="of:=[.D96] - [.C96]" office:value-type="currency" office:currency="USD" office:value="6645" calcext:value-type="currency">
            <text:p>$6,645.00</text:p>
          </table:table-cell>
          <table:table-cell table:formula="of:=([.D96]-[.C96])/[.C96]" office:value-type="float" office:value="1.04827259820161" calcext:value-type="float">
            <text:p>1.05</text:p>
          </table:table-cell>
        </table:table-row>
        <table:table-row table:style-name="ro3">
          <table:table-cell office:value-type="string" calcext:value-type="string">
            <text:p>Peak.53</text:p>
          </table:table-cell>
          <table:table-cell office:value-type="string" calcext:value-type="string">
            <text:p>Third Person Military 3<text:span text:style-name="T1">rd</text:span> Person Shooter</text:p>
          </table:table-cell>
          <table:table-cell office:value-type="currency" office:currency="USD" office:value="7000" calcext:value-type="currency">
            <text:p>$7,000.00</text:p>
          </table:table-cell>
          <table:table-cell office:value-type="currency" office:currency="USD" office:value="11563" calcext:value-type="currency">
            <text:p>$11,563.00</text:p>
          </table:table-cell>
          <table:table-cell office:value-type="float" office:value="64" calcext:value-type="float">
            <text:p>64</text:p>
          </table:table-cell>
          <table:table-cell table:style-name="ce1" table:formula="of:=[.D97]/[.E97]" office:value-type="currency" office:currency="USD" office:value="180.671875" calcext:value-type="currency">
            <text:p>$180.6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1" calcext:value-type="date">
            <text:p>06/01/23</text:p>
          </table:table-cell>
          <table:table-cell office:value-type="date" office:date-value="2023-07-01" calcext:value-type="date">
            <text:p>07/01/23</text:p>
          </table:table-cell>
          <table:table-cell office:value-type="date" office:date-value="2023-07-01" calcext:value-type="date">
            <text:p>07/01/2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currency" office:currency="USD" office:value="500" calcext:value-type="currency">
            <text:p>$500.00</text:p>
          </table:table-cell>
          <table:table-cell office:value-type="currency" office:currency="USD" office:value="35" calcext:value-type="currency">
            <text:p>$35.00</text:p>
          </table:table-cell>
          <table:table-cell/>
          <table:table-cell table:style-name="ce1" table:formula="of:=[.D97] - [.C97]" office:value-type="currency" office:currency="USD" office:value="4563" calcext:value-type="currency">
            <text:p>$4,563.00</text:p>
          </table:table-cell>
          <table:table-cell table:formula="of:=([.D97]-[.C97])/[.C97]" office:value-type="float" office:value="0.651857142857143" calcext:value-type="float">
            <text:p>0.65</text:p>
          </table:table-cell>
        </table:table-row>
        <table:table-row table:style-name="ro2">
          <table:table-cell office:value-type="string" calcext:value-type="string">
            <text:p>V’s Rage</text:p>
          </table:table-cell>
          <table:table-cell office:value-type="string" calcext:value-type="string">
            <text:p>Arcade Game</text:p>
          </table:table-cell>
          <table:table-cell office:value-type="currency" office:currency="USD" office:value="10460" calcext:value-type="currency">
            <text:p>$10,460.00</text:p>
          </table:table-cell>
          <table:table-cell office:value-type="currency" office:currency="USD" office:value="10894" calcext:value-type="currency">
            <text:p>$10,894.00</text:p>
          </table:table-cell>
          <table:table-cell office:value-type="float" office:value="63" calcext:value-type="float">
            <text:p>63</text:p>
          </table:table-cell>
          <table:table-cell table:style-name="ce1" table:formula="of:=[.D98]/[.E98]" office:value-type="currency" office:currency="USD" office:value="172.920634920635" calcext:value-type="currency">
            <text:p>$172.9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5-02" calcext:value-type="date">
            <text:p>05/02/23</text:p>
          </table:table-cell>
          <table:table-cell office:value-type="date" office:date-value="2023-07-01" calcext:value-type="date">
            <text:p>07/01/23</text:p>
          </table:table-cell>
          <table:table-cell office:value-type="date" office:date-value="2023-10-01" calcext:value-type="date">
            <text:p>10/01/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currency" office:currency="USD" office:value="310" calcext:value-type="currency">
            <text:p>$310.00</text:p>
          </table:table-cell>
          <table:table-cell office:value-type="currency" office:currency="USD" office:value="11" calcext:value-type="currency">
            <text:p>$11.00</text:p>
          </table:table-cell>
          <table:table-cell/>
          <table:table-cell table:style-name="ce1" table:formula="of:=[.D98] - [.C98]" office:value-type="currency" office:currency="USD" office:value="434" calcext:value-type="currency">
            <text:p>$434.00</text:p>
          </table:table-cell>
          <table:table-cell table:formula="of:=([.D98]-[.C98])/[.C98]" office:value-type="float" office:value="0.041491395793499" calcext:value-type="float">
            <text:p>0.04</text:p>
          </table:table-cell>
        </table:table-row>
        <table:table-row table:style-name="ro2">
          <table:table-cell office:value-type="string" calcext:value-type="string">
            <text:p>Dread Weight</text:p>
          </table:table-cell>
          <table:table-cell office:value-type="string" calcext:value-type="string">
            <text:p>Visual Novel</text:p>
          </table:table-cell>
          <table:table-cell office:value-type="currency" office:currency="USD" office:value="20000" calcext:value-type="currency">
            <text:p>$20,000.00</text:p>
          </table:table-cell>
          <table:table-cell office:value-type="currency" office:currency="USD" office:value="27000" calcext:value-type="currency">
            <text:p>$27,000.00</text:p>
          </table:table-cell>
          <table:table-cell office:value-type="float" office:value="515" calcext:value-type="float">
            <text:p>515</text:p>
          </table:table-cell>
          <table:table-cell table:style-name="ce1" table:formula="of:=[.D99]/[.E99]" office:value-type="currency" office:currency="USD" office:value="52.4271844660194" calcext:value-type="currency">
            <text:p>$52.43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1" calcext:value-type="date">
            <text:p>06/01/23</text:p>
          </table:table-cell>
          <table:table-cell office:value-type="date" office:date-value="2023-07-01" calcext:value-type="date">
            <text:p>07/01/23</text:p>
          </table:table-cell>
          <table:table-cell office:value-type="date" office:date-value="2024-07-01" calcext:value-type="date">
            <text:p>07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currency" office:currency="USD" office:value="3000" calcext:value-type="currency">
            <text:p>$3,000.00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table:style-name="ce1" table:formula="of:=[.D99] - [.C99]" office:value-type="currency" office:currency="USD" office:value="7000" calcext:value-type="currency">
            <text:p>$7,000.00</text:p>
          </table:table-cell>
          <table:table-cell table:formula="of:=([.D99]-[.C99])/[.C99]" office:value-type="float" office:value="0.35" calcext:value-type="float">
            <text:p>0.35</text:p>
          </table:table-cell>
        </table:table-row>
        <table:table-row table:style-name="ro2">
          <table:table-cell office:value-type="string" calcext:value-type="string">
            <text:p>Beyond R</text:p>
          </table:table-cell>
          <table:table-cell office:value-type="string" calcext:value-type="string">
            <text:p>Battle Royale Suspense Visual Novel</text:p>
          </table:table-cell>
          <table:table-cell office:value-type="currency" office:currency="USD" office:value="1586" calcext:value-type="currency">
            <text:p>$1,586.00</text:p>
          </table:table-cell>
          <table:table-cell office:value-type="currency" office:currency="USD" office:value="2751" calcext:value-type="currency">
            <text:p>$2,751.00</text:p>
          </table:table-cell>
          <table:table-cell office:value-type="float" office:value="66" calcext:value-type="float">
            <text:p>66</text:p>
          </table:table-cell>
          <table:table-cell table:style-name="ce1" table:formula="of:=[.D100]/[.E100]" office:value-type="currency" office:currency="USD" office:value="41.6818181818182" calcext:value-type="currency">
            <text:p>$41.68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6-01" calcext:value-type="date">
            <text:p>06/01/23</text:p>
          </table:table-cell>
          <table:table-cell office:value-type="date" office:date-value="2023-07-01" calcext:value-type="date">
            <text:p>07/01/23</text:p>
          </table:table-cell>
          <table:table-cell office:value-type="date" office:date-value="2024-10-01" calcext:value-type="date">
            <text:p>10/01/2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currency" office:currency="USD" office:value="212" calcext:value-type="currency">
            <text:p>$212.00</text:p>
          </table:table-cell>
          <table:table-cell office:value-type="currency" office:currency="USD" office:value="2" calcext:value-type="currency">
            <text:p>$2.00</text:p>
          </table:table-cell>
          <table:table-cell/>
          <table:table-cell table:style-name="ce1" table:formula="of:=[.D100] - [.C100]" office:value-type="currency" office:currency="USD" office:value="1165" calcext:value-type="currency">
            <text:p>$1,165.00</text:p>
          </table:table-cell>
          <table:table-cell table:formula="of:=([.D100]-[.C100])/[.C100]" office:value-type="float" office:value="0.734552332912989" calcext:value-type="float">
            <text:p>0.73</text:p>
          </table:table-cell>
        </table:table-row>
        <table:table-row table:style-name="ro2">
          <table:table-cell office:value-type="string" calcext:value-type="string">
            <text:p>TriCity</text:p>
          </table:table-cell>
          <table:table-cell office:value-type="string" calcext:value-type="string">
            <text:p>Supernatural Visual Novel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currency" office:currency="USD" office:value="7064" calcext:value-type="currency">
            <text:p>$7,064.00</text:p>
          </table:table-cell>
          <table:table-cell office:value-type="float" office:value="273" calcext:value-type="float">
            <text:p>273</text:p>
          </table:table-cell>
          <table:table-cell table:style-name="ce1" table:formula="of:=[.D101]/[.E101]" office:value-type="currency" office:currency="USD" office:value="25.8754578754579" calcext:value-type="currency">
            <text:p>$25.88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31" calcext:value-type="date">
            <text:p>05/31/23</text:p>
          </table:table-cell>
          <table:table-cell office:value-type="date" office:date-value="2023-06-30" calcext:value-type="date">
            <text:p>06/30/23</text:p>
          </table:table-cell>
          <table:table-cell office:value-type="date" office:date-value="2024-03-01" calcext:value-type="date">
            <text:p>03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currency" office:currency="USD" office:value="300" calcext:value-type="currency">
            <text:p>$300.00</text:p>
          </table:table-cell>
          <table:table-cell office:value-type="currency" office:currency="USD" office:value="40" calcext:value-type="currency">
            <text:p>$40.00</text:p>
          </table:table-cell>
          <table:table-cell/>
          <table:table-cell table:style-name="ce1" table:formula="of:=[.D101] - [.C101]" office:value-type="currency" office:currency="USD" office:value="2064" calcext:value-type="currency">
            <text:p>$2,064.00</text:p>
          </table:table-cell>
          <table:table-cell table:formula="of:=([.D101]-[.C101])/[.C101]" office:value-type="float" office:value="0.4128" calcext:value-type="float">
            <text:p>0.41</text:p>
          </table:table-cell>
        </table:table-row>
        <table:table-row table:style-name="ro2">
          <table:table-cell office:value-type="string" calcext:value-type="string">
            <text:p>Blade Price: Academy</text:p>
          </table:table-cell>
          <table:table-cell office:value-type="string" calcext:value-type="string">
            <text:p>Tactical RPG</text:p>
          </table:table-cell>
          <table:table-cell office:value-type="currency" office:currency="USD" office:value="42284" calcext:value-type="currency">
            <text:p>$42,284.00</text:p>
          </table:table-cell>
          <table:table-cell office:value-type="currency" office:currency="USD" office:value="45089" calcext:value-type="currency">
            <text:p>$45,089.00</text:p>
          </table:table-cell>
          <table:table-cell office:value-type="float" office:value="521" calcext:value-type="float">
            <text:p>521</text:p>
          </table:table-cell>
          <table:table-cell table:style-name="ce1" table:formula="of:=[.D102]/[.E102]" office:value-type="currency" office:currency="USD" office:value="86.5431861804223" calcext:value-type="currency">
            <text:p>$86.54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11" calcext:value-type="date">
            <text:p>05/11/23</text:p>
          </table:table-cell>
          <table:table-cell office:value-type="date" office:date-value="2023-06-29" calcext:value-type="date">
            <text:p>06/29/23</text:p>
          </table:table-cell>
          <table:table-cell office:value-type="date" office:date-value="2024-03-01" calcext:value-type="date">
            <text:p>03/01/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currency" office:currency="USD" office:value="1058" calcext:value-type="currency">
            <text:p>$1,058.00</text:p>
          </table:table-cell>
          <table:table-cell office:value-type="currency" office:currency="USD" office:value="6" calcext:value-type="currency">
            <text:p>$6.00</text:p>
          </table:table-cell>
          <table:table-cell/>
          <table:table-cell table:style-name="ce1" table:formula="of:=[.D102] - [.C102]" office:value-type="currency" office:currency="USD" office:value="2805" calcext:value-type="currency">
            <text:p>$2,805.00</text:p>
          </table:table-cell>
          <table:table-cell table:formula="of:=([.D102]-[.C102])/[.C102]" office:value-type="float" office:value="0.0663371488033299" calcext:value-type="float">
            <text:p>0.07</text:p>
          </table:table-cell>
        </table:table-row>
        <table:table-row table:style-name="ro2">
          <table:table-cell office:value-type="string" calcext:value-type="string">
            <text:p>Solarpunk: first person survival</text:p>
          </table:table-cell>
          <table:table-cell office:value-type="string" calcext:value-type="string">
            <text:p>First person Survival</text:p>
          </table:table-cell>
          <table:table-cell office:value-type="currency" office:currency="USD" office:value="31713" calcext:value-type="currency">
            <text:p>$31,713.00</text:p>
          </table:table-cell>
          <table:table-cell office:value-type="currency" office:currency="USD" office:value="322699" calcext:value-type="currency">
            <text:p>$322,699.00</text:p>
          </table:table-cell>
          <table:table-cell office:value-type="float" office:value="6312" calcext:value-type="float">
            <text:p>6312</text:p>
          </table:table-cell>
          <table:table-cell table:style-name="ce1" table:formula="of:=[.D103]/[.E103]" office:value-type="currency" office:currency="USD" office:value="51.1246831432193" calcext:value-type="currency">
            <text:p>$51.1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30" calcext:value-type="date">
            <text:p>05/30/23</text:p>
          </table:table-cell>
          <table:table-cell office:value-type="date" office:date-value="2023-06-29" calcext:value-type="date">
            <text:p>06/29/23</text:p>
          </table:table-cell>
          <table:table-cell office:value-type="date" office:date-value="2024-11-01" calcext:value-type="date">
            <text:p>11/01/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currency" office:currency="USD" office:value="5288" calcext:value-type="currency">
            <text:p>$5,288.00</text:p>
          </table:table-cell>
          <table:table-cell office:value-type="currency" office:currency="USD" office:value="38" calcext:value-type="currency">
            <text:p>$38.00</text:p>
          </table:table-cell>
          <table:table-cell/>
          <table:table-cell table:style-name="ce1" table:formula="of:=[.D103] - [.C103]" office:value-type="currency" office:currency="USD" office:value="290986" calcext:value-type="currency">
            <text:p>$290,986.00</text:p>
          </table:table-cell>
          <table:table-cell table:formula="of:=([.D103]-[.C103])/[.C103]" office:value-type="float" office:value="9.17560621827011" calcext:value-type="float">
            <text:p>9.18</text:p>
          </table:table-cell>
        </table:table-row>
        <table:table-row table:style-name="ro2">
          <table:table-cell office:value-type="string" calcext:value-type="string">
            <text:p>Circle of Kerzoven</text:p>
          </table:table-cell>
          <table:table-cell office:value-type="string" calcext:value-type="string">
            <text:p>Charming Settlement-Building Game</text:p>
          </table:table-cell>
          <table:table-cell office:value-type="currency" office:currency="USD" office:value="15856" calcext:value-type="currency">
            <text:p>$15,856.00</text:p>
          </table:table-cell>
          <table:table-cell office:value-type="currency" office:currency="USD" office:value="19806" calcext:value-type="currency">
            <text:p>$19,806.00</text:p>
          </table:table-cell>
          <table:table-cell office:value-type="float" office:value="528" calcext:value-type="float">
            <text:p>528</text:p>
          </table:table-cell>
          <table:table-cell table:style-name="ce1" table:formula="of:=[.D104]/[.E104]" office:value-type="currency" office:currency="USD" office:value="37.5113636363636" calcext:value-type="currency">
            <text:p>$37.51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30" calcext:value-type="date">
            <text:p>05/30/23</text:p>
          </table:table-cell>
          <table:table-cell office:value-type="date" office:date-value="2023-06-29" calcext:value-type="date">
            <text:p>06/29/23</text:p>
          </table:table-cell>
          <table:table-cell office:value-type="date" office:date-value="2023-12-01" calcext:value-type="date">
            <text:p>12/01/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currency" office:currency="USD" office:value="1058" calcext:value-type="currency">
            <text:p>$1,058.00</text:p>
          </table:table-cell>
          <table:table-cell office:value-type="currency" office:currency="USD" office:value="21" calcext:value-type="currency">
            <text:p>$21.00</text:p>
          </table:table-cell>
          <table:table-cell/>
          <table:table-cell table:style-name="ce1" table:formula="of:=[.D104] - [.C104]" office:value-type="currency" office:currency="USD" office:value="3950" calcext:value-type="currency">
            <text:p>$3,950.00</text:p>
          </table:table-cell>
          <table:table-cell table:formula="of:=([.D104]-[.C104])/[.C104]" office:value-type="float" office:value="0.249117053481332" calcext:value-type="float">
            <text:p>0.25</text:p>
          </table:table-cell>
        </table:table-row>
        <table:table-row table:style-name="ro2">
          <table:table-cell office:value-type="string" calcext:value-type="string">
            <text:p>Chronique des Silencieux</text:p>
          </table:table-cell>
          <table:table-cell office:value-type="string" calcext:value-type="string">
            <text:p>Story Driven Mystery Puzzle Game</text:p>
          </table:table-cell>
          <table:table-cell office:value-type="currency" office:currency="USD" office:value="15000" calcext:value-type="currency">
            <text:p>$15,000.00</text:p>
          </table:table-cell>
          <table:table-cell office:value-type="currency" office:currency="USD" office:value="17062" calcext:value-type="currency">
            <text:p>$17,062.00</text:p>
          </table:table-cell>
          <table:table-cell office:value-type="float" office:value="371" calcext:value-type="float">
            <text:p>371</text:p>
          </table:table-cell>
          <table:table-cell table:style-name="ce1" table:formula="of:=[.D105]/[.E105]" office:value-type="currency" office:currency="USD" office:value="45.989218328841" calcext:value-type="currency">
            <text:p>$45.99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17" calcext:value-type="date">
            <text:p>05/17/23</text:p>
          </table:table-cell>
          <table:table-cell office:value-type="date" office:date-value="2023-06-26" calcext:value-type="date">
            <text:p>06/26/23</text:p>
          </table:table-cell>
          <table:table-cell office:value-type="date" office:date-value="2023-12-01" calcext:value-type="date">
            <text:p>12/01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currency" office:currency="USD" office:value="1587" calcext:value-type="currency">
            <text:p>$1,587.00</text:p>
          </table:table-cell>
          <table:table-cell office:value-type="currency" office:currency="USD" office:value="24" calcext:value-type="currency">
            <text:p>$24.00</text:p>
          </table:table-cell>
          <table:table-cell/>
          <table:table-cell table:style-name="ce1" table:formula="of:=[.D105] - [.C105]" office:value-type="currency" office:currency="USD" office:value="2062" calcext:value-type="currency">
            <text:p>$2,062.00</text:p>
          </table:table-cell>
          <table:table-cell table:formula="of:=([.D105]-[.C105])/[.C105]" office:value-type="float" office:value="0.137466666666667" calcext:value-type="float">
            <text:p>0.14</text:p>
          </table:table-cell>
        </table:table-row>
        <table:table-row table:style-name="ro2">
          <table:table-cell office:value-type="string" calcext:value-type="string">
            <text:p>Kudzu</text:p>
          </table:table-cell>
          <table:table-cell office:value-type="string" calcext:value-type="string">
            <text:p>Brand new Game Boy Game</text:p>
          </table:table-cell>
          <table:table-cell office:value-type="currency" office:currency="USD" office:value="15000" calcext:value-type="currency">
            <text:p>$15,000.00</text:p>
          </table:table-cell>
          <table:table-cell office:value-type="currency" office:currency="USD" office:value="46195" calcext:value-type="currency">
            <text:p>$46,195.00</text:p>
          </table:table-cell>
          <table:table-cell office:value-type="float" office:value="866" calcext:value-type="float">
            <text:p>866</text:p>
          </table:table-cell>
          <table:table-cell table:style-name="ce1" table:formula="of:=[.D106]/[.E106]" office:value-type="currency" office:currency="USD" office:value="53.3429561200924" calcext:value-type="currency">
            <text:p>$53.34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25" calcext:value-type="date">
            <text:p>05/25/23</text:p>
          </table:table-cell>
          <table:table-cell office:value-type="date" office:date-value="2023-06-24" calcext:value-type="date">
            <text:p>06/24/23</text:p>
          </table:table-cell>
          <table:table-cell office:value-type="date" office:date-value="2023-12-01" calcext:value-type="date">
            <text:p>12/01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currency" office:currency="USD" office:value="500" calcext:value-type="currency">
            <text:p>$500.00</text:p>
          </table:table-cell>
          <table:table-cell office:value-type="currency" office:currency="USD" office:value="84" calcext:value-type="currency">
            <text:p>$84.00</text:p>
          </table:table-cell>
          <table:table-cell/>
          <table:table-cell table:style-name="ce1" table:formula="of:=[.D106] - [.C106]" office:value-type="currency" office:currency="USD" office:value="31195" calcext:value-type="currency">
            <text:p>$31,195.00</text:p>
          </table:table-cell>
          <table:table-cell table:formula="of:=([.D106]-[.C106])/[.C106]" office:value-type="float" office:value="2.07966666666667" calcext:value-type="float">
            <text:p>2.08</text:p>
          </table:table-cell>
        </table:table-row>
        <table:table-row table:style-name="ro2">
          <table:table-cell office:value-type="string" calcext:value-type="string">
            <text:p>Radix Chronicle</text:p>
          </table:table-cell>
          <table:table-cell office:value-type="string" calcext:value-type="string">
            <text:p>Tactical RPG</text:p>
          </table:table-cell>
          <table:table-cell office:value-type="currency" office:currency="USD" office:value="33900" calcext:value-type="currency">
            <text:p>$33,900.00</text:p>
          </table:table-cell>
          <table:table-cell office:value-type="currency" office:currency="USD" office:value="49175" calcext:value-type="currency">
            <text:p>$49,175.00</text:p>
          </table:table-cell>
          <table:table-cell office:value-type="float" office:value="763" calcext:value-type="float">
            <text:p>763</text:p>
          </table:table-cell>
          <table:table-cell table:style-name="ce1" table:formula="of:=[.D107]/[.E107]" office:value-type="currency" office:currency="USD" office:value="64.4495412844037" calcext:value-type="currency">
            <text:p>$64.45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24" calcext:value-type="date">
            <text:p>05/24/23</text:p>
          </table:table-cell>
          <table:table-cell office:value-type="date" office:date-value="2023-06-23" calcext:value-type="date">
            <text:p>06/23/23</text:p>
          </table:table-cell>
          <table:table-cell office:value-type="date" office:date-value="2024-03-01" calcext:value-type="date">
            <text:p>03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currency" office:currency="USD" office:value="1000" calcext:value-type="currency">
            <text:p>$1,000.00</text:p>
          </table:table-cell>
          <table:table-cell office:value-type="currency" office:currency="USD" office:value="20" calcext:value-type="currency">
            <text:p>$20.00</text:p>
          </table:table-cell>
          <table:table-cell/>
          <table:table-cell table:style-name="ce1" table:formula="of:=[.D107] - [.C107]" office:value-type="currency" office:currency="USD" office:value="15275" calcext:value-type="currency">
            <text:p>$15,275.00</text:p>
          </table:table-cell>
          <table:table-cell table:formula="of:=([.D107]-[.C107])/[.C107]" office:value-type="float" office:value="0.450589970501475" calcext:value-type="float">
            <text:p>0.45</text:p>
          </table:table-cell>
        </table:table-row>
        <table:table-row table:style-name="ro2">
          <table:table-cell office:value-type="string" calcext:value-type="string">
            <text:p>Slothtopia</text:p>
          </table:table-cell>
          <table:table-cell office:value-type="string" calcext:value-type="string">
            <text:p>Life Simulator</text:p>
          </table:table-cell>
          <table:table-cell office:value-type="currency" office:currency="USD" office:value="5000" calcext:value-type="currency">
            <text:p>$5,000.00</text:p>
          </table:table-cell>
          <table:table-cell office:value-type="currency" office:currency="USD" office:value="16740" calcext:value-type="currency">
            <text:p>$16,740.00</text:p>
          </table:table-cell>
          <table:table-cell office:value-type="float" office:value="519" calcext:value-type="float">
            <text:p>519</text:p>
          </table:table-cell>
          <table:table-cell table:style-name="ce1" table:formula="of:=[.D108]/[.E108]" office:value-type="currency" office:currency="USD" office:value="32.2543352601156" calcext:value-type="currency">
            <text:p>$32.25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22" calcext:value-type="date">
            <text:p>05/22/23</text:p>
          </table:table-cell>
          <table:table-cell office:value-type="date" office:date-value="2023-06-22" calcext:value-type="date">
            <text:p>06/22/23</text:p>
          </table:table-cell>
          <table:table-cell office:value-type="date" office:date-value="2024-04-01" calcext:value-type="date">
            <text:p>04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currency" office:currency="USD" office:value="95" calcext:value-type="currency">
            <text:p>$95.00</text:p>
          </table:table-cell>
          <table:table-cell office:value-type="currency" office:currency="USD" office:value="19" calcext:value-type="currency">
            <text:p>$19.00</text:p>
          </table:table-cell>
          <table:table-cell/>
          <table:table-cell table:style-name="ce1" table:formula="of:=[.D108] - [.C108]" office:value-type="currency" office:currency="USD" office:value="11740" calcext:value-type="currency">
            <text:p>$11,740.00</text:p>
          </table:table-cell>
          <table:table-cell table:formula="of:=([.D108]-[.C108])/[.C108]" office:value-type="float" office:value="2.348" calcext:value-type="float">
            <text:p>2.35</text:p>
          </table:table-cell>
        </table:table-row>
        <table:table-row table:style-name="ro2">
          <table:table-cell office:value-type="string" calcext:value-type="string">
            <text:p>Dance Dash</text:p>
          </table:table-cell>
          <table:table-cell office:value-type="string" calcext:value-type="string">
            <text:p>Full Body VR Rhythm Game</text:p>
          </table:table-cell>
          <table:table-cell office:value-type="currency" office:currency="USD" office:value="8000" calcext:value-type="currency">
            <text:p>$8,000.00</text:p>
          </table:table-cell>
          <table:table-cell office:value-type="currency" office:currency="USD" office:value="29897" calcext:value-type="currency">
            <text:p>$29,897.00</text:p>
          </table:table-cell>
          <table:table-cell office:value-type="float" office:value="513" calcext:value-type="float">
            <text:p>513</text:p>
          </table:table-cell>
          <table:table-cell table:style-name="ce1" table:formula="of:=[.D109]/[.E109]" office:value-type="currency" office:currency="USD" office:value="58.2787524366472" calcext:value-type="currency">
            <text:p>$58.28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23" calcext:value-type="date">
            <text:p>05/23/23</text:p>
          </table:table-cell>
          <table:table-cell office:value-type="date" office:date-value="2023-06-21" calcext:value-type="date">
            <text:p>06/21/23</text:p>
          </table:table-cell>
          <table:table-cell office:value-type="date" office:date-value="2023-10-01" calcext:value-type="date">
            <text:p>10/01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currency" office:currency="USD" office:value="999" calcext:value-type="currency">
            <text:p>$999.00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table:style-name="ce1" table:formula="of:=[.D109] - [.C109]" office:value-type="currency" office:currency="USD" office:value="21897" calcext:value-type="currency">
            <text:p>$21,897.00</text:p>
          </table:table-cell>
          <table:table-cell table:formula="of:=([.D109]-[.C109])/[.C109]" office:value-type="float" office:value="2.737125" calcext:value-type="float">
            <text:p>2.74</text:p>
          </table:table-cell>
        </table:table-row>
        <table:table-row table:style-name="ro2">
          <table:table-cell office:value-type="string" calcext:value-type="string">
            <text:p>Traumatarium</text:p>
          </table:table-cell>
          <table:table-cell office:value-type="string" calcext:value-type="string">
            <text:p>Randomly Generated Dungeon Crawler for Gameboy</text:p>
          </table:table-cell>
          <table:table-cell office:value-type="currency" office:currency="USD" office:value="26427" calcext:value-type="currency">
            <text:p>$26,427.00</text:p>
          </table:table-cell>
          <table:table-cell office:value-type="currency" office:currency="USD" office:value="26902" calcext:value-type="currency">
            <text:p>$26,902.00</text:p>
          </table:table-cell>
          <table:table-cell office:value-type="float" office:value="414" calcext:value-type="float">
            <text:p>414</text:p>
          </table:table-cell>
          <table:table-cell table:style-name="ce1" table:formula="of:=[.D110]/[.E110]" office:value-type="currency" office:currency="USD" office:value="64.9806763285024" calcext:value-type="currency">
            <text:p>$64.98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6-01" calcext:value-type="date">
            <text:p>06/01/23</text:p>
          </table:table-cell>
          <table:table-cell office:value-type="date" office:date-value="2023-06-21" calcext:value-type="date">
            <text:p>06/21/23</text:p>
          </table:table-cell>
          <table:table-cell office:value-type="date" office:date-value="2023-12-01" calcext:value-type="date">
            <text:p>12/01/23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currency" office:currency="USD" office:value="85" calcext:value-type="currency">
            <text:p>$85.00</text:p>
          </table:table-cell>
          <table:table-cell office:value-type="currency" office:currency="USD" office:value="16" calcext:value-type="currency">
            <text:p>$16.00</text:p>
          </table:table-cell>
          <table:table-cell/>
          <table:table-cell table:style-name="ce1" table:formula="of:=[.D110] - [.C110]" office:value-type="currency" office:currency="USD" office:value="475" calcext:value-type="currency">
            <text:p>$475.00</text:p>
          </table:table-cell>
          <table:table-cell table:formula="of:=([.D110]-[.C110])/[.C110]" office:value-type="float" office:value="0.0179740416997767" calcext:value-type="float">
            <text:p>0.02</text:p>
          </table:table-cell>
        </table:table-row>
        <table:table-row table:style-name="ro2">
          <table:table-cell office:value-type="string" calcext:value-type="string">
            <text:p>Bodyguards</text:p>
          </table:table-cell>
          <table:table-cell office:value-type="string" calcext:value-type="string">
            <text:p>NSFW Dating Simulator</text:p>
          </table:table-cell>
          <table:table-cell office:value-type="currency" office:currency="USD" office:value="2114" calcext:value-type="currency">
            <text:p>$2,114.00</text:p>
          </table:table-cell>
          <table:table-cell office:value-type="currency" office:currency="USD" office:value="2237" calcext:value-type="currency">
            <text:p>$2,237.00</text:p>
          </table:table-cell>
          <table:table-cell office:value-type="float" office:value="92" calcext:value-type="float">
            <text:p>92</text:p>
          </table:table-cell>
          <table:table-cell table:style-name="ce1" table:formula="of:=[.D111]/[.E111]" office:value-type="currency" office:currency="USD" office:value="24.3152173913043" calcext:value-type="currency">
            <text:p>$24.3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10" calcext:value-type="date">
            <text:p>05/10/23</text:p>
          </table:table-cell>
          <table:table-cell office:value-type="date" office:date-value="2023-06-20" calcext:value-type="date">
            <text:p>06/20/23</text:p>
          </table:table-cell>
          <table:table-cell office:value-type="date" office:date-value="2023-12-01" calcext:value-type="date">
            <text:p>12/01/2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currency" office:currency="USD" office:value="212" calcext:value-type="currency">
            <text:p>$212.00</text:p>
          </table:table-cell>
          <table:table-cell office:value-type="currency" office:currency="USD" office:value="159" calcext:value-type="currency">
            <text:p>$159.00</text:p>
          </table:table-cell>
          <table:table-cell office:value-type="currency" office:currency="USD" office:value="16" calcext:value-type="currency">
            <text:p>$16.00</text:p>
          </table:table-cell>
          <table:table-cell/>
          <table:table-cell table:style-name="ce1" table:formula="of:=[.D111] - [.C111]" office:value-type="currency" office:currency="USD" office:value="123" calcext:value-type="currency">
            <text:p>$123.00</text:p>
          </table:table-cell>
          <table:table-cell table:formula="of:=([.D111]-[.C111])/[.C111]" office:value-type="float" office:value="0.0581835383159886" calcext:value-type="float">
            <text:p>0.06</text:p>
          </table:table-cell>
        </table:table-row>
        <table:table-row table:style-name="ro2">
          <table:table-cell office:value-type="string" calcext:value-type="string">
            <text:p>Dimensions: Multiplayer Mode</text:p>
          </table:table-cell>
          <table:table-cell office:value-type="string" calcext:value-type="string">
            <text:p>Multiplayer Hero Shooter</text:p>
          </table:table-cell>
          <table:table-cell office:value-type="currency" office:currency="USD" office:value="127" calcext:value-type="currency">
            <text:p>$127.00</text:p>
          </table:table-cell>
          <table:table-cell office:value-type="currency" office:currency="USD" office:value="144" calcext:value-type="currency">
            <text:p>$144.00</text:p>
          </table:table-cell>
          <table:table-cell office:value-type="float" office:value="8" calcext:value-type="float">
            <text:p>8</text:p>
          </table:table-cell>
          <table:table-cell table:style-name="ce1" table:formula="of:=[.D112]/[.E112]" office:value-type="currency" office:currency="USD" office:value="18" calcext:value-type="currency">
            <text:p>$18.00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6-12" calcext:value-type="date">
            <text:p>06/12/23</text:p>
          </table:table-cell>
          <table:table-cell office:value-type="date" office:date-value="2023-06-20" calcext:value-type="date">
            <text:p>06/20/23</text:p>
          </table:table-cell>
          <table:table-cell office:value-type="date" office:date-value="2023-08-01" calcext:value-type="date">
            <text:p>08/01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currency" office:currency="USD" office:value="115" calcext:value-type="currency">
            <text:p>$115.00</text:p>
          </table:table-cell>
          <table:table-cell office:value-type="currency" office:currency="USD" office:value="2" calcext:value-type="currency">
            <text:p>$2.00</text:p>
          </table:table-cell>
          <table:table-cell/>
          <table:table-cell table:style-name="ce1" table:formula="of:=[.D112] - [.C112]" office:value-type="currency" office:currency="USD" office:value="17" calcext:value-type="currency">
            <text:p>$17.00</text:p>
          </table:table-cell>
          <table:table-cell table:formula="of:=([.D112]-[.C112])/[.C112]" office:value-type="float" office:value="0.133858267716535" calcext:value-type="float">
            <text:p>0.13</text:p>
          </table:table-cell>
        </table:table-row>
        <table:table-row table:style-name="ro2">
          <table:table-cell office:value-type="string" calcext:value-type="string">
            <text:p>Cross Impact</text:p>
          </table:table-cell>
          <table:table-cell office:value-type="string" calcext:value-type="string">
            <text:p>Crossover Platform Fighter</text:p>
          </table:table-cell>
          <table:table-cell office:value-type="currency" office:currency="USD" office:value="10000" calcext:value-type="currency">
            <text:p>$10,000.00</text:p>
          </table:table-cell>
          <table:table-cell office:value-type="currency" office:currency="USD" office:value="13000" calcext:value-type="currency">
            <text:p>$13,000.00</text:p>
          </table:table-cell>
          <table:table-cell office:value-type="float" office:value="210" calcext:value-type="float">
            <text:p>210</text:p>
          </table:table-cell>
          <table:table-cell table:style-name="ce1" table:formula="of:=[.D113]/[.E113]" office:value-type="currency" office:currency="USD" office:value="61.9047619047619" calcext:value-type="currency">
            <text:p>$61.90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21" calcext:value-type="date">
            <text:p>05/21/23</text:p>
          </table:table-cell>
          <table:table-cell office:value-type="date" office:date-value="2023-06-20" calcext:value-type="date">
            <text:p>06/20/23</text:p>
          </table:table-cell>
          <table:table-cell office:value-type="date" office:date-value="2023-12-01" calcext:value-type="date">
            <text:p>12/01/2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currency" office:currency="USD" office:value="1000" calcext:value-type="currency">
            <text:p>$1,000.00</text:p>
          </table:table-cell>
          <table:table-cell office:value-type="currency" office:currency="USD" office:value="7" calcext:value-type="currency">
            <text:p>$7.00</text:p>
          </table:table-cell>
          <table:table-cell/>
          <table:table-cell table:style-name="ce1" table:formula="of:=[.D113] - [.C113]" office:value-type="currency" office:currency="USD" office:value="3000" calcext:value-type="currency">
            <text:p>$3,000.00</text:p>
          </table:table-cell>
          <table:table-cell table:formula="of:=([.D113]-[.C113])/[.C113]" office:value-type="float" office:value="0.3" calcext:value-type="float">
            <text:p>0.30</text:p>
          </table:table-cell>
        </table:table-row>
        <table:table-row table:style-name="ro2">
          <table:table-cell office:value-type="string" calcext:value-type="string">
            <text:p>Starfall Odysee</text:p>
          </table:table-cell>
          <table:table-cell office:value-type="string" calcext:value-type="string">
            <text:p>Spaceship Based RPG</text:p>
          </table:table-cell>
          <table:table-cell office:value-type="currency" office:currency="USD" office:value="1057" calcext:value-type="currency">
            <text:p>$1,057.00</text:p>
          </table:table-cell>
          <table:table-cell office:value-type="currency" office:currency="USD" office:value="2957" calcext:value-type="currency">
            <text:p>$2,957.00</text:p>
          </table:table-cell>
          <table:table-cell office:value-type="float" office:value="159" calcext:value-type="float">
            <text:p>159</text:p>
          </table:table-cell>
          <table:table-cell table:style-name="ce1" table:formula="of:=[.D114]/[.E114]" office:value-type="currency" office:currency="USD" office:value="18.5974842767296" calcext:value-type="currency">
            <text:p>$18.60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06" calcext:value-type="date">
            <text:p>05/06/23</text:p>
          </table:table-cell>
          <table:table-cell office:value-type="date" office:date-value="2023-06-20" calcext:value-type="date">
            <text:p>06/20/23</text:p>
          </table:table-cell>
          <table:table-cell office:value-type="date" office:date-value="2024-02-01" calcext:value-type="date">
            <text:p>02/01/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currency" office:currency="USD" office:value="424" calcext:value-type="currency">
            <text:p>$424.00</text:p>
          </table:table-cell>
          <table:table-cell office:value-type="currency" office:currency="USD" office:value="212" calcext:value-type="currency">
            <text:p>$212.00</text:p>
          </table:table-cell>
          <table:table-cell office:value-type="currency" office:currency="USD" office:value="2" calcext:value-type="currency">
            <text:p>$2.00</text:p>
          </table:table-cell>
          <table:table-cell/>
          <table:table-cell table:style-name="ce1" table:formula="of:=[.D114] - [.C114]" office:value-type="currency" office:currency="USD" office:value="1900" calcext:value-type="currency">
            <text:p>$1,900.00</text:p>
          </table:table-cell>
          <table:table-cell table:formula="of:=([.D114]-[.C114])/[.C114]" office:value-type="float" office:value="1.79754020813623" calcext:value-type="float">
            <text:p>1.80</text:p>
          </table:table-cell>
        </table:table-row>
        <table:table-row table:style-name="ro2">
          <table:table-cell office:value-type="string" calcext:value-type="string">
            <text:p>Emberbane</text:p>
          </table:table-cell>
          <table:table-cell office:value-type="string" calcext:value-type="string">
            <text:p>Avatar-Like Metroidvania</text:p>
          </table:table-cell>
          <table:table-cell office:value-type="currency" office:currency="USD" office:value="12000" calcext:value-type="currency">
            <text:p>$12,000.00</text:p>
          </table:table-cell>
          <table:table-cell office:value-type="currency" office:currency="USD" office:value="32015" calcext:value-type="currency">
            <text:p>$32,015.00</text:p>
          </table:table-cell>
          <table:table-cell office:value-type="float" office:value="1154" calcext:value-type="float">
            <text:p>1154</text:p>
          </table:table-cell>
          <table:table-cell table:style-name="ce1" table:formula="of:=[.D115]/[.E115]" office:value-type="currency" office:currency="USD" office:value="27.7426343154246" calcext:value-type="currency">
            <text:p>$27.74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16" calcext:value-type="date">
            <text:p>05/16/23</text:p>
          </table:table-cell>
          <table:table-cell office:value-type="date" office:date-value="2023-06-15" calcext:value-type="date">
            <text:p>06/15/23</text:p>
          </table:table-cell>
          <table:table-cell office:value-type="date" office:date-value="2024-02-01" calcext:value-type="date">
            <text:p>02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currency" office:currency="USD" office:value="400" calcext:value-type="currency">
            <text:p>$400.00</text:p>
          </table:table-cell>
          <table:table-cell office:value-type="currency" office:currency="USD" office:value="5" calcext:value-type="currency">
            <text:p>$5.00</text:p>
          </table:table-cell>
          <table:table-cell/>
          <table:table-cell table:style-name="ce1" table:formula="of:=[.D115] - [.C115]" office:value-type="currency" office:currency="USD" office:value="20015" calcext:value-type="currency">
            <text:p>$20,015.00</text:p>
          </table:table-cell>
          <table:table-cell table:formula="of:=([.D115]-[.C115])/[.C115]" office:value-type="float" office:value="1.66791666666667" calcext:value-type="float">
            <text:p>1.67</text:p>
          </table:table-cell>
        </table:table-row>
        <table:table-row table:style-name="ro2">
          <table:table-cell office:value-type="string" calcext:value-type="string">
            <text:p>Quester</text:p>
          </table:table-cell>
          <table:table-cell office:value-type="string" calcext:value-type="string">
            <text:p>Dungeon Crawler RPG</text:p>
          </table:table-cell>
          <table:table-cell office:value-type="currency" office:currency="USD" office:value="2008" calcext:value-type="currency">
            <text:p>$2,008.00</text:p>
          </table:table-cell>
          <table:table-cell office:value-type="currency" office:currency="USD" office:value="2481" calcext:value-type="currency">
            <text:p>$2,481.00</text:p>
          </table:table-cell>
          <table:table-cell office:value-type="float" office:value="57" calcext:value-type="float">
            <text:p>57</text:p>
          </table:table-cell>
          <table:table-cell table:style-name="ce1" table:formula="of:=[.D116]/[.E116]" office:value-type="currency" office:currency="USD" office:value="43.5263157894737" calcext:value-type="currency">
            <text:p>$43.53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29" calcext:value-type="date">
            <text:p>05/29/23</text:p>
          </table:table-cell>
          <table:table-cell office:value-type="date" office:date-value="2023-06-11" calcext:value-type="date">
            <text:p>06/11/23</text:p>
          </table:table-cell>
          <table:table-cell office:value-type="date" office:date-value="2023-06-01" calcext:value-type="date">
            <text:p>06/01/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currency" office:currency="USD" office:value="34" calcext:value-type="currency">
            <text:p>$34.00</text:p>
          </table:table-cell>
          <table:table-cell office:value-type="currency" office:currency="USD" office:value="4" calcext:value-type="currency">
            <text:p>$4.00</text:p>
          </table:table-cell>
          <table:table-cell/>
          <table:table-cell table:style-name="ce1" table:formula="of:=[.D116] - [.C116]" office:value-type="currency" office:currency="USD" office:value="473" calcext:value-type="currency">
            <text:p>$473.00</text:p>
          </table:table-cell>
          <table:table-cell table:formula="of:=([.D116]-[.C116])/[.C116]" office:value-type="float" office:value="0.235557768924303" calcext:value-type="float">
            <text:p>0.24</text:p>
          </table:table-cell>
        </table:table-row>
        <table:table-row table:style-name="ro2">
          <table:table-cell office:value-type="string" calcext:value-type="string">
            <text:p>Outsiders </text:p>
          </table:table-cell>
          <table:table-cell office:value-type="string" calcext:value-type="string">
            <text:p>NSFW Visual Novel</text:p>
          </table:table-cell>
          <table:table-cell office:value-type="currency" office:currency="USD" office:value="2296" calcext:value-type="currency">
            <text:p>$2,296.00</text:p>
          </table:table-cell>
          <table:table-cell office:value-type="currency" office:currency="USD" office:value="3346" calcext:value-type="currency">
            <text:p>$3,346.00</text:p>
          </table:table-cell>
          <table:table-cell office:value-type="float" office:value="90" calcext:value-type="float">
            <text:p>90</text:p>
          </table:table-cell>
          <table:table-cell table:style-name="ce1" table:formula="of:=[.D117]/[.E117]" office:value-type="currency" office:currency="USD" office:value="37.1777777777778" calcext:value-type="currency">
            <text:p>$37.18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4-04" calcext:value-type="date">
            <text:p>04/04/23</text:p>
          </table:table-cell>
          <table:table-cell office:value-type="date" office:date-value="2023-06-03" calcext:value-type="date">
            <text:p>06/03/23</text:p>
          </table:table-cell>
          <table:table-cell office:value-type="date" office:date-value="2024-12-01" calcext:value-type="date">
            <text:p>12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currency" office:currency="USD" office:value="1142" calcext:value-type="currency">
            <text:p>$1,142.00</text:p>
          </table:table-cell>
          <table:table-cell office:value-type="currency" office:currency="USD" office:value="115" calcext:value-type="currency">
            <text:p>$115.00</text:p>
          </table:table-cell>
          <table:table-cell office:value-type="currency" office:currency="USD" office:value="6" calcext:value-type="currency">
            <text:p>$6.00</text:p>
          </table:table-cell>
          <table:table-cell/>
          <table:table-cell table:style-name="ce1" table:formula="of:=[.D117] - [.C117]" office:value-type="currency" office:currency="USD" office:value="1050" calcext:value-type="currency">
            <text:p>$1,050.00</text:p>
          </table:table-cell>
          <table:table-cell table:formula="of:=([.D117]-[.C117])/[.C117]" office:value-type="float" office:value="0.457317073170732" calcext:value-type="float">
            <text:p>0.46</text:p>
          </table:table-cell>
        </table:table-row>
        <table:table-row table:style-name="ro2">
          <table:table-cell office:value-type="string" calcext:value-type="string">
            <text:p>Inky and the Alien Aquarium</text:p>
          </table:table-cell>
          <table:table-cell office:value-type="string" calcext:value-type="string">
            <text:p>New GBA Homebrew Puzzle Game</text:p>
          </table:table-cell>
          <table:table-cell office:value-type="currency" office:currency="USD" office:value="10000" calcext:value-type="currency">
            <text:p>$10,000.00</text:p>
          </table:table-cell>
          <table:table-cell office:value-type="currency" office:currency="USD" office:value="14000" calcext:value-type="currency">
            <text:p>$14,000.00</text:p>
          </table:table-cell>
          <table:table-cell office:value-type="float" office:value="306" calcext:value-type="float">
            <text:p>306</text:p>
          </table:table-cell>
          <table:table-cell table:style-name="ce1" table:formula="of:=[.D118]/[.E118]" office:value-type="currency" office:currency="USD" office:value="45.7516339869281" calcext:value-type="currency">
            <text:p>$45.75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04" calcext:value-type="date">
            <text:p>05/04/23</text:p>
          </table:table-cell>
          <table:table-cell office:value-type="date" office:date-value="2023-06-03" calcext:value-type="date">
            <text:p>06/03/23</text:p>
          </table:table-cell>
          <table:table-cell office:value-type="date" office:date-value="2023-08-01" calcext:value-type="date">
            <text:p>08/01/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currency" office:currency="USD" office:value="60" calcext:value-type="currency">
            <text:p>$60.00</text:p>
          </table:table-cell>
          <table:table-cell office:value-type="currency" office:currency="USD" office:value="1" calcext:value-type="currency">
            <text:p>$1.00</text:p>
          </table:table-cell>
          <table:table-cell/>
          <table:table-cell table:style-name="ce1" table:formula="of:=[.D118] - [.C118]" office:value-type="currency" office:currency="USD" office:value="4000" calcext:value-type="currency">
            <text:p>$4,000.00</text:p>
          </table:table-cell>
          <table:table-cell table:formula="of:=([.D118]-[.C118])/[.C118]" office:value-type="float" office:value="0.4" calcext:value-type="float">
            <text:p>0.40</text:p>
          </table:table-cell>
        </table:table-row>
        <table:table-row table:style-name="ro2">
          <table:table-cell office:value-type="string" calcext:value-type="string">
            <text:p>KOA: And the Five Pirates of Mara</text:p>
          </table:table-cell>
          <table:table-cell office:value-type="string" calcext:value-type="string">
            <text:p>Adventure Island Game For Kids</text:p>
          </table:table-cell>
          <table:table-cell office:value-type="currency" office:currency="USD" office:value="31713" calcext:value-type="currency">
            <text:p>$31,713.00</text:p>
          </table:table-cell>
          <table:table-cell office:value-type="currency" office:currency="USD" office:value="298775" calcext:value-type="currency">
            <text:p>$298,775.00</text:p>
          </table:table-cell>
          <table:table-cell office:value-type="float" office:value="5086" calcext:value-type="float">
            <text:p>5086</text:p>
          </table:table-cell>
          <table:table-cell table:style-name="ce1" table:formula="of:=[.D119]/[.E119]" office:value-type="currency" office:currency="USD" office:value="58.7445930003932" calcext:value-type="currency">
            <text:p>$58.74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04" calcext:value-type="date">
            <text:p>05/04/23</text:p>
          </table:table-cell>
          <table:table-cell office:value-type="date" office:date-value="2023-06-03" calcext:value-type="date">
            <text:p>06/03/23</text:p>
          </table:table-cell>
          <table:table-cell office:value-type="date" office:date-value="2023-09-01" calcext:value-type="date">
            <text:p>09/01/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currency" office:currency="USD" office:value="212" calcext:value-type="currency">
            <text:p>$212.00</text:p>
          </table:table-cell>
          <table:table-cell office:value-type="currency" office:currency="USD" office:value="20" calcext:value-type="currency">
            <text:p>$20.00</text:p>
          </table:table-cell>
          <table:table-cell/>
          <table:table-cell table:style-name="ce1" table:formula="of:=[.D119] - [.C119]" office:value-type="currency" office:currency="USD" office:value="267062" calcext:value-type="currency">
            <text:p>$267,062.00</text:p>
          </table:table-cell>
          <table:table-cell table:formula="of:=([.D119]-[.C119])/[.C119]" office:value-type="float" office:value="8.42121527449311" calcext:value-type="float">
            <text:p>8.42</text:p>
          </table:table-cell>
        </table:table-row>
        <table:table-row table:style-name="ro2">
          <table:table-cell office:value-type="string" calcext:value-type="string">
            <text:p>Ground of Aces</text:p>
          </table:table-cell>
          <table:table-cell office:value-type="string" calcext:value-type="string">
            <text:p>WWII Base Building Game</text:p>
          </table:table-cell>
          <table:table-cell office:value-type="currency" office:currency="USD" office:value="31713" calcext:value-type="currency">
            <text:p>$31,713.00</text:p>
          </table:table-cell>
          <table:table-cell office:value-type="currency" office:currency="USD" office:value="109950" calcext:value-type="currency">
            <text:p>$109,950.00</text:p>
          </table:table-cell>
          <table:table-cell office:value-type="float" office:value="2044" calcext:value-type="float">
            <text:p>2044</text:p>
          </table:table-cell>
          <table:table-cell table:style-name="ce1" table:formula="of:=[.D120]/[.E120]" office:value-type="currency" office:currency="USD" office:value="53.7915851272016" calcext:value-type="currency">
            <text:p>$53.79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03" calcext:value-type="date">
            <text:p>05/03/23</text:p>
          </table:table-cell>
          <table:table-cell office:value-type="date" office:date-value="2023-06-02" calcext:value-type="date">
            <text:p>06/02/23</text:p>
          </table:table-cell>
          <table:table-cell office:value-type="date" office:date-value="2024-08-01" calcext:value-type="date">
            <text:p>08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currency" office:currency="USD" office:value="8000" calcext:value-type="currency">
            <text:p>$8,000.00</text:p>
          </table:table-cell>
          <table:table-cell office:value-type="currency" office:currency="USD" office:value="21" calcext:value-type="currency">
            <text:p>$21.00</text:p>
          </table:table-cell>
          <table:table-cell/>
          <table:table-cell table:style-name="ce1" table:formula="of:=[.D120] - [.C120]" office:value-type="currency" office:currency="USD" office:value="78237" calcext:value-type="currency">
            <text:p>$78,237.00</text:p>
          </table:table-cell>
          <table:table-cell table:formula="of:=([.D120]-[.C120])/[.C120]" office:value-type="float" office:value="2.46703244726138" calcext:value-type="float">
            <text:p>2.47</text:p>
          </table:table-cell>
        </table:table-row>
        <table:table-row table:style-name="ro2">
          <table:table-cell office:value-type="string" calcext:value-type="string">
            <text:p>Elin</text:p>
          </table:table-cell>
          <table:table-cell office:value-type="string" calcext:value-type="string">
            <text:p>Roguelike JRPG</text:p>
          </table:table-cell>
          <table:table-cell office:value-type="currency" office:currency="USD" office:value="33478" calcext:value-type="currency">
            <text:p>$33,478.00</text:p>
          </table:table-cell>
          <table:table-cell office:value-type="currency" office:currency="USD" office:value="425182" calcext:value-type="currency">
            <text:p>$425,182.00</text:p>
          </table:table-cell>
          <table:table-cell office:value-type="float" office:value="5925" calcext:value-type="float">
            <text:p>5925</text:p>
          </table:table-cell>
          <table:table-cell table:style-name="ce1" table:formula="of:=[.D121]/[.E121]" office:value-type="currency" office:currency="USD" office:value="71.7606751054852" calcext:value-type="currency">
            <text:p>$71.76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02" calcext:value-type="date">
            <text:p>05/02/23</text:p>
          </table:table-cell>
          <table:table-cell office:value-type="date" office:date-value="2023-06-01" calcext:value-type="date">
            <text:p>06/01/23</text:p>
          </table:table-cell>
          <table:table-cell office:value-type="date" office:date-value="2023-12-01" calcext:value-type="date">
            <text:p>12/01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currency" office:currency="USD" office:value="3346" calcext:value-type="currency">
            <text:p>$3,346.00</text:p>
          </table:table-cell>
          <table:table-cell office:value-type="currency" office:currency="USD" office:value="3347" calcext:value-type="currency">
            <text:p>$3,347.00</text:p>
          </table:table-cell>
          <table:table-cell office:value-type="currency" office:currency="USD" office:value="14" calcext:value-type="currency">
            <text:p>$14.00</text:p>
          </table:table-cell>
          <table:table-cell/>
          <table:table-cell table:style-name="ce1" table:formula="of:=[.D121] - [.C121]" office:value-type="currency" office:currency="USD" office:value="391704" calcext:value-type="currency">
            <text:p>$391,704.00</text:p>
          </table:table-cell>
          <table:table-cell table:formula="of:=([.D121]-[.C121])/[.C121]" office:value-type="float" office:value="11.7003405221339" calcext:value-type="float">
            <text:p>11.70</text:p>
          </table:table-cell>
        </table:table-row>
        <table:table-row table:style-name="ro2">
          <table:table-cell office:value-type="string" calcext:value-type="string">
            <text:p>At The Sea Of Madness</text:p>
          </table:table-cell>
          <table:table-cell office:value-type="string" calcext:value-type="string">
            <text:p>Point and Click Lovecraft Horror Game</text:p>
          </table:table-cell>
          <table:table-cell office:value-type="currency" office:currency="USD" office:value="6342" calcext:value-type="currency">
            <text:p>$6,342.00</text:p>
          </table:table-cell>
          <table:table-cell office:value-type="currency" office:currency="USD" office:value="6556" calcext:value-type="currency">
            <text:p>$6,556.00</text:p>
          </table:table-cell>
          <table:table-cell office:value-type="float" office:value="406" calcext:value-type="float">
            <text:p>406</text:p>
          </table:table-cell>
          <table:table-cell table:style-name="ce1" table:formula="of:=[.D122]/[.E122]" office:value-type="currency" office:currency="USD" office:value="16.1477832512315" calcext:value-type="currency">
            <text:p>$16.15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02" calcext:value-type="date">
            <text:p>05/02/23</text:p>
          </table:table-cell>
          <table:table-cell office:value-type="date" office:date-value="2023-06-01" calcext:value-type="date">
            <text:p>06/01/23</text:p>
          </table:table-cell>
          <table:table-cell office:value-type="date" office:date-value="2023-12-01" calcext:value-type="date">
            <text:p>12/01/2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529" calcext:value-type="currency">
            <text:p>$529.00</text:p>
          </table:table-cell>
          <table:table-cell office:value-type="currency" office:currency="USD" office:value="85" calcext:value-type="currency">
            <text:p>$85.00</text:p>
          </table:table-cell>
          <table:table-cell office:value-type="currency" office:currency="USD" office:value="3" calcext:value-type="currency">
            <text:p>$3.00</text:p>
          </table:table-cell>
          <table:table-cell/>
          <table:table-cell table:style-name="ce1" table:formula="of:=[.D122] - [.C122]" office:value-type="currency" office:currency="USD" office:value="214" calcext:value-type="currency">
            <text:p>$214.00</text:p>
          </table:table-cell>
          <table:table-cell table:formula="of:=([.D122]-[.C122])/[.C122]" office:value-type="float" office:value="0.0337432986439609" calcext:value-type="float">
            <text:p>0.03</text:p>
          </table:table-cell>
        </table:table-row>
        <table:table-row table:style-name="ro2">
          <table:table-cell office:value-type="string" calcext:value-type="string">
            <text:p>Resonance: of Princess Reign</text:p>
          </table:table-cell>
          <table:table-cell office:value-type="string" calcext:value-type="string">
            <text:p>2D Top Down Action Shooter</text:p>
          </table:table-cell>
          <table:table-cell office:value-type="currency" office:currency="USD" office:value="528" calcext:value-type="currency">
            <text:p>$528.00</text:p>
          </table:table-cell>
          <table:table-cell office:value-type="currency" office:currency="USD" office:value="6389" calcext:value-type="currency">
            <text:p>$6,389.00</text:p>
          </table:table-cell>
          <table:table-cell office:value-type="float" office:value="305" calcext:value-type="float">
            <text:p>305</text:p>
          </table:table-cell>
          <table:table-cell table:style-name="ce1" table:formula="of:=[.D123]/[.E123]" office:value-type="currency" office:currency="USD" office:value="20.9475409836066" calcext:value-type="currency">
            <text:p>$20.95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4-11" calcext:value-type="date">
            <text:p>04/11/23</text:p>
          </table:table-cell>
          <table:table-cell office:value-type="date" office:date-value="2023-05-31" calcext:value-type="date">
            <text:p>05/31/23</text:p>
          </table:table-cell>
          <table:table-cell office:value-type="date" office:date-value="2023-11-01" calcext:value-type="date">
            <text:p>11/01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currency" office:currency="USD" office:value="286" calcext:value-type="currency">
            <text:p>$286.00</text:p>
          </table:table-cell>
          <table:table-cell office:value-type="currency" office:currency="USD" office:value="2" calcext:value-type="currency">
            <text:p>$2.00</text:p>
          </table:table-cell>
          <table:table-cell/>
          <table:table-cell table:style-name="ce1" table:formula="of:=[.D123] - [.C123]" office:value-type="currency" office:currency="USD" office:value="5861" calcext:value-type="currency">
            <text:p>$5,861.00</text:p>
          </table:table-cell>
          <table:table-cell table:formula="of:=([.D123]-[.C123])/[.C123]" office:value-type="float" office:value="11.1003787878788" calcext:value-type="float">
            <text:p>11.10</text:p>
          </table:table-cell>
        </table:table-row>
        <table:table-row table:style-name="ro2">
          <table:table-cell office:value-type="string" calcext:value-type="string">
            <text:p>The Great Ocean</text:p>
          </table:table-cell>
          <table:table-cell office:value-type="string" calcext:value-type="string">
            <text:p>Fishing Game</text:p>
          </table:table-cell>
          <table:table-cell office:value-type="currency" office:currency="USD" office:value="15856" calcext:value-type="currency">
            <text:p>$15,856.00</text:p>
          </table:table-cell>
          <table:table-cell office:value-type="currency" office:currency="USD" office:value="17072" calcext:value-type="currency">
            <text:p>$17,072.00</text:p>
          </table:table-cell>
          <table:table-cell office:value-type="float" office:value="60" calcext:value-type="float">
            <text:p>60</text:p>
          </table:table-cell>
          <table:table-cell table:style-name="ce1" table:formula="of:=[.D124]/[.E124]" office:value-type="currency" office:currency="USD" office:value="284.533333333333" calcext:value-type="currency">
            <text:p>$284.53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4-24" calcext:value-type="date">
            <text:p>04/24/23</text:p>
          </table:table-cell>
          <table:table-cell office:value-type="date" office:date-value="2023-05-31" calcext:value-type="date">
            <text:p>05/31/23</text:p>
          </table:table-cell>
          <table:table-cell office:value-type="date" office:date-value="2023-07-01" calcext:value-type="date">
            <text:p>07/01/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currency" office:currency="USD" office:value="1587" calcext:value-type="currency">
            <text:p>$1,587.00</text:p>
          </table:table-cell>
          <table:table-cell office:value-type="currency" office:currency="USD" office:value="6" calcext:value-type="currency">
            <text:p>$6.00</text:p>
          </table:table-cell>
          <table:table-cell/>
          <table:table-cell table:style-name="ce1" table:formula="of:=[.D124] - [.C124]" office:value-type="currency" office:currency="USD" office:value="1216" calcext:value-type="currency">
            <text:p>$1,216.00</text:p>
          </table:table-cell>
          <table:table-cell table:formula="of:=([.D124]-[.C124])/[.C124]" office:value-type="float" office:value="0.0766902119071645" calcext:value-type="float">
            <text:p>0.08</text:p>
          </table:table-cell>
        </table:table-row>
        <table:table-row table:style-name="ro2">
          <table:table-cell office:value-type="string" calcext:value-type="string">
            <text:p>Randal’s Tuesday</text:p>
          </table:table-cell>
          <table:table-cell office:value-type="string" calcext:value-type="string">
            <text:p>Point and Click Adventure</text:p>
          </table:table-cell>
          <table:table-cell office:value-type="currency" office:currency="USD" office:value="31713" calcext:value-type="currency">
            <text:p>$31,713.00</text:p>
          </table:table-cell>
          <table:table-cell office:value-type="currency" office:currency="USD" office:value="33117" calcext:value-type="currency">
            <text:p>$33,117.00</text:p>
          </table:table-cell>
          <table:table-cell office:value-type="float" office:value="630" calcext:value-type="float">
            <text:p>630</text:p>
          </table:table-cell>
          <table:table-cell table:style-name="ce1" table:formula="of:=[.D125]/[.E125]" office:value-type="currency" office:currency="USD" office:value="52.5666666666667" calcext:value-type="currency">
            <text:p>$52.5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4-25" calcext:value-type="date">
            <text:p>04/25/23</text:p>
          </table:table-cell>
          <table:table-cell office:value-type="date" office:date-value="2023-05-30" calcext:value-type="date">
            <text:p>05/30/23</text:p>
          </table:table-cell>
          <table:table-cell office:value-type="date" office:date-value="2024-10-01" calcext:value-type="date">
            <text:p>10/01/2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currency" office:currency="USD" office:value="2644" calcext:value-type="currency">
            <text:p>$2,644.00</text:p>
          </table:table-cell>
          <table:table-cell office:value-type="currency" office:currency="USD" office:value="2" calcext:value-type="currency">
            <text:p>$2.00</text:p>
          </table:table-cell>
          <table:table-cell/>
          <table:table-cell table:style-name="ce1" table:formula="of:=[.D125] - [.C125]" office:value-type="currency" office:currency="USD" office:value="1404" calcext:value-type="currency">
            <text:p>$1,404.00</text:p>
          </table:table-cell>
          <table:table-cell table:formula="of:=([.D125]-[.C125])/[.C125]" office:value-type="float" office:value="0.0442720650837196" calcext:value-type="float">
            <text:p>0.04</text:p>
          </table:table-cell>
        </table:table-row>
        <table:table-row table:style-name="ro2">
          <table:table-cell office:value-type="string" calcext:value-type="string">
            <text:p>Flying Arrows 2</text:p>
          </table:table-cell>
          <table:table-cell office:value-type="string" calcext:value-type="string">
            <text:p>New Gameboy Game</text:p>
          </table:table-cell>
          <table:table-cell office:value-type="currency" office:currency="USD" office:value="5285" calcext:value-type="currency">
            <text:p>$5,285.00</text:p>
          </table:table-cell>
          <table:table-cell office:value-type="currency" office:currency="USD" office:value="14562" calcext:value-type="currency">
            <text:p>$14,562.00</text:p>
          </table:table-cell>
          <table:table-cell office:value-type="float" office:value="118" calcext:value-type="float">
            <text:p>118</text:p>
          </table:table-cell>
          <table:table-cell table:style-name="ce1" table:formula="of:=[.D126]/[.E126]" office:value-type="currency" office:currency="USD" office:value="123.406779661017" calcext:value-type="currency">
            <text:p>$123.41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3-31" calcext:value-type="date">
            <text:p>03/31/23</text:p>
          </table:table-cell>
          <table:table-cell office:value-type="date" office:date-value="2023-05-30" calcext:value-type="date">
            <text:p>05/30/23</text:p>
          </table:table-cell>
          <table:table-cell office:value-type="date" office:date-value="2024-06-01" calcext:value-type="date">
            <text:p>06/01/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currency" office:currency="USD" office:value="274" calcext:value-type="currency">
            <text:p>$274.00</text:p>
          </table:table-cell>
          <table:table-cell office:value-type="currency" office:currency="USD" office:value="11" calcext:value-type="currency">
            <text:p>$11.00</text:p>
          </table:table-cell>
          <table:table-cell/>
          <table:table-cell table:style-name="ce1" table:formula="of:=[.D126] - [.C126]" office:value-type="currency" office:currency="USD" office:value="9277" calcext:value-type="currency">
            <text:p>$9,277.00</text:p>
          </table:table-cell>
          <table:table-cell table:formula="of:=([.D126]-[.C126])/[.C126]" office:value-type="float" office:value="1.75534531693472" calcext:value-type="float">
            <text:p>1.76</text:p>
          </table:table-cell>
        </table:table-row>
        <table:table-row table:style-name="ro2">
          <table:table-cell table:number-columns-repeated="5"/>
          <table:table-cell table:style-name="ce1" table:formula="of:=[.D127]/[.E127]" office:value-type="string" office:string-value="" calcext:value-type="error">
            <text:p>#DIV/0!</text:p>
          </table:table-cell>
          <table:table-cell/>
          <table:table-cell table:style-name="ce6" office:value-type="date" office:date-value="2023-09-29" calcext:value-type="date">
            <text:p>09/29/23</text:p>
          </table:table-cell>
          <table:table-cell table:number-columns-repeated="30"/>
          <table:table-cell table:style-name="ce1" table:formula="of:=[.D127] - [.C127]" office:value-type="currency" office:currency="USD" office:value="0" calcext:value-type="currency">
            <text:p>$0.00</text:p>
          </table:table-cell>
          <table:table-cell table:formula="of:=([.D127]-[.C127])/[.C127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5"/>
          <table:table-cell table:style-name="ce1" table:formula="of:=[.D128]/[.E128]" office:value-type="string" office:string-value="" calcext:value-type="error">
            <text:p>#DIV/0!</text:p>
          </table:table-cell>
          <table:table-cell/>
          <table:table-cell table:style-name="ce6" office:value-type="date" office:date-value="2023-09-29" calcext:value-type="date">
            <text:p>09/29/23</text:p>
          </table:table-cell>
          <table:table-cell table:number-columns-repeated="30"/>
          <table:table-cell table:style-name="ce1" table:formula="of:=[.D128] - [.C128]" office:value-type="currency" office:currency="USD" office:value="0" calcext:value-type="currency">
            <text:p>$0.00</text:p>
          </table:table-cell>
          <table:table-cell table:formula="of:=([.D128]-[.C128])/[.C128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5"/>
          <table:table-cell table:style-name="ce1" table:formula="of:=[.D129]/[.E129]" office:value-type="string" office:string-value="" calcext:value-type="error">
            <text:p>#DIV/0!</text:p>
          </table:table-cell>
          <table:table-cell/>
          <table:table-cell table:style-name="ce6" office:value-type="date" office:date-value="2023-09-29" calcext:value-type="date">
            <text:p>09/29/23</text:p>
          </table:table-cell>
          <table:table-cell table:number-columns-repeated="30"/>
          <table:table-cell table:style-name="ce1" table:formula="of:=[.D129] - [.C129]" office:value-type="currency" office:currency="USD" office:value="0" calcext:value-type="currency">
            <text:p>$0.00</text:p>
          </table:table-cell>
          <table:table-cell table:formula="of:=([.D129]-[.C129])/[.C129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5"/>
          <table:table-cell table:style-name="ce1" table:formula="of:=[.D130]/[.E130]" office:value-type="string" office:string-value="" calcext:value-type="error">
            <text:p>#DIV/0!</text:p>
          </table:table-cell>
          <table:table-cell/>
          <table:table-cell table:style-name="ce6" office:value-type="date" office:date-value="2023-09-29" calcext:value-type="date">
            <text:p>09/29/23</text:p>
          </table:table-cell>
          <table:table-cell table:number-columns-repeated="30"/>
          <table:table-cell table:style-name="ce1" table:formula="of:=[.D130] - [.C130]" office:value-type="currency" office:currency="USD" office:value="0" calcext:value-type="currency">
            <text:p>$0.00</text:p>
          </table:table-cell>
          <table:table-cell table:formula="of:=([.D130]-[.C130])/[.C130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5"/>
          <table:table-cell table:style-name="ce1" table:formula="of:=[.D131]/[.E131]" office:value-type="string" office:string-value="" calcext:value-type="error">
            <text:p>#DIV/0!</text:p>
          </table:table-cell>
          <table:table-cell/>
          <table:table-cell table:style-name="ce6" office:value-type="date" office:date-value="2023-09-29" calcext:value-type="date">
            <text:p>09/29/23</text:p>
          </table:table-cell>
          <table:table-cell table:number-columns-repeated="30"/>
          <table:table-cell table:style-name="ce1"/>
          <table:table-cell/>
        </table:table-row>
        <table:table-row table:style-name="ro2" table:number-rows-repeated="1048444">
          <table:table-cell table:number-columns-repeated="40"/>
        </table:table-row>
        <table:table-row table:style-name="ro2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 number:title="User-defined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 style:data-style-name="N2" text:time-value="18:06:06.4809482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4T15:03:27.230335092</meta:creation-date>
    <dc:date>2023-09-29T17:56:47.197266465</dc:date>
    <meta:editing-duration>P1DT10H22M56S</meta:editing-duration>
    <meta:editing-cycles>190</meta:editing-cycles>
    <meta:generator>LibreOffice/6.4.7.2$Linux_X86_64 LibreOffice_project/40$Build-2</meta:generator>
    <meta:document-statistic meta:table-count="1" meta:cell-count="4932" meta:object-count="1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04">
      <style:chart-properties chart:display-label="true" chart:logarithmic="false" chart:minimum="0" chart:maximum="200000" chart:origin="0" chart:interval-major="200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minimum="0" chart:maximum="500" chart:origin="0" chart:interval-major="5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4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358cm" svg:height="16.602cm" xlink:href=".." xlink:type="simple" chart:class="chart:scatter" chart:style-name="ch1">
        <chart:plot-area chart:style-name="ch2" table:cell-range-address="Sheet1.D2:Sheet1.D101 Sheet1.F2:Sheet1.F101" svg:x="1.642cm" svg:y="0.228cm" svg:width="27.715cm" svg:height="15.918cm">
          <chartooo:coordinate-region svg:x="3.11cm" svg:y="0.428cm" svg:width="25.306cm" svg:height="15.071cm"/>
          <chart:axis chart:dimension="x" chart:name="primary-x" chart:style-name="ch3">
            <chart:title svg:x="14.529cm" svg:y="16.042cm" chart:style-name="ch4">
              <text:p>Total Pledge</text:p>
            </chart:title>
          </chart:axis>
          <chart:axis chart:dimension="x" chart:name="secondary-x" chart:style-name="ch5"/>
          <chart:axis chart:dimension="y" chart:name="primary-y" chart:style-name="ch6">
            <chart:title svg:x="0.455cm" svg:y="10.242cm" chart:style-name="ch7">
              <text:p>Average Pledge Per Backer</text:p>
            </chart:title>
            <chart:grid chart:style-name="ch8" chart:class="major"/>
          </chart:axis>
          <chart:axis chart:dimension="y" chart:name="secondary-y" chart:style-name="ch5"/>
          <chart:series chart:attached-axis="primary-y" chart:style-name="ch9" chart:values-cell-range-address="Sheet1.F2:Sheet1.F101" chart:class="chart:scatter">
            <chart:domain table:cell-range-address="Sheet1.D2:Sheet1.D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212">
                <text:p>35212</text:p>
                <draw:g>
                  <svg:desc>Sheet1.D2:Sheet1.D101</svg:desc>
                </draw:g>
              </table:table-cell>
              <table:table-cell office:value-type="float" office:value="5868.66666666667">
                <text:p>5868.66666666667</text:p>
                <draw:g>
                  <svg:desc>Sheet1.F2:Sheet1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92">
                <text:p>13892</text:p>
              </table:table-cell>
              <table:table-cell office:value-type="float" office:value="75.9125683060109">
                <text:p>75.9125683060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6583">
                <text:p>536583</text:p>
              </table:table-cell>
              <table:table-cell office:value-type="float" office:value="85.2260165184244">
                <text:p>85.2260165184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813">
                <text:p>20813</text:p>
              </table:table-cell>
              <table:table-cell office:value-type="float" office:value="44.0953389830508">
                <text:p>44.0953389830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77">
                <text:p>4577</text:p>
              </table:table-cell>
              <table:table-cell office:value-type="float" office:value="208.045454545454">
                <text:p>208.0454545454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55">
                <text:p>8355</text:p>
              </table:table-cell>
              <table:table-cell office:value-type="float" office:value="114.452054794521">
                <text:p>114.4520547945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1306">
                <text:p>1321306</text:p>
              </table:table-cell>
              <table:table-cell office:value-type="float" office:value="59.5316963280018">
                <text:p>59.5316963280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71661">
                <text:p>1271661</text:p>
              </table:table-cell>
              <table:table-cell office:value-type="float" office:value="75.9654121863799">
                <text:p>75.9654121863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426">
                <text:p>122426</text:p>
              </table:table-cell>
              <table:table-cell office:value-type="float" office:value="83.2829931972789">
                <text:p>83.28299319727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7">
                <text:p>2407</text:p>
              </table:table-cell>
              <table:table-cell office:value-type="float" office:value="47.1960784313726">
                <text:p>47.19607843137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0">
                <text:p>60000</text:p>
              </table:table-cell>
              <table:table-cell office:value-type="float" office:value="48.3091787439614">
                <text:p>48.30917874396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356">
                <text:p>82356</text:p>
              </table:table-cell>
              <table:table-cell office:value-type="float" office:value="40.5095917363502">
                <text:p>40.50959173635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0837">
                <text:p>460837</text:p>
              </table:table-cell>
              <table:table-cell office:value-type="float" office:value="95.9677217825906">
                <text:p>95.9677217825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689">
                <text:p>110689</text:p>
              </table:table-cell>
              <table:table-cell office:value-type="float" office:value="66.1224611708483">
                <text:p>66.12246117084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303">
                <text:p>15303</text:p>
              </table:table-cell>
              <table:table-cell office:value-type="float" office:value="55.8503649635037">
                <text:p>55.85036496350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907">
                <text:p>23907</text:p>
              </table:table-cell>
              <table:table-cell office:value-type="float" office:value="89.5393258426966">
                <text:p>89.53932584269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950">
                <text:p>57950</text:p>
              </table:table-cell>
              <table:table-cell office:value-type="float" office:value="25.2066115702479">
                <text:p>25.20661157024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733.09">
                <text:p>22733.09</text:p>
              </table:table-cell>
              <table:table-cell office:value-type="float" office:value="34.0825937031484">
                <text:p>34.08259370314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649">
                <text:p>62649</text:p>
              </table:table-cell>
              <table:table-cell office:value-type="float" office:value="38.3643600734844">
                <text:p>38.36436007348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578">
                <text:p>76578</text:p>
              </table:table-cell>
              <table:table-cell office:value-type="float" office:value="53.551048951049">
                <text:p>53.5510489510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000">
                <text:p>43000</text:p>
              </table:table-cell>
              <table:table-cell office:value-type="float" office:value="58.9041095890411">
                <text:p>58.90410958904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77">
                <text:p>44077</text:p>
              </table:table-cell>
              <table:table-cell office:value-type="float" office:value="72.2573770491803">
                <text:p>72.25737704918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8">
                <text:p>15008</text:p>
              </table:table-cell>
              <table:table-cell office:value-type="float" office:value="42.1573033707865">
                <text:p>42.15730337078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95">
                <text:p>4495</text:p>
              </table:table-cell>
              <table:table-cell office:value-type="float" office:value="37.4583333333333">
                <text:p>37.458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847">
                <text:p>77847</text:p>
              </table:table-cell>
              <table:table-cell office:value-type="float" office:value="79.0324873096447">
                <text:p>79.03248730964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1180">
                <text:p>91180</text:p>
              </table:table-cell>
              <table:table-cell office:value-type="float" office:value="100.640176600442">
                <text:p>100.6401766004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4727">
                <text:p>114727</text:p>
              </table:table-cell>
              <table:table-cell office:value-type="float" office:value="109.159847764034">
                <text:p>109.1598477640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05">
                <text:p>6705</text:p>
              </table:table-cell>
              <table:table-cell office:value-type="float" office:value="49.3014705882353">
                <text:p>49.3014705882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889">
                <text:p>16889</text:p>
              </table:table-cell>
              <table:table-cell office:value-type="float" office:value="55.9238410596027">
                <text:p>55.92384105960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27">
                <text:p>6627</text:p>
              </table:table-cell>
              <table:table-cell office:value-type="float" office:value="54.3196721311475">
                <text:p>54.31967213114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00">
                <text:p>9100</text:p>
              </table:table-cell>
              <table:table-cell office:value-type="float" office:value="48.6631016042781">
                <text:p>48.66310160427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87">
                <text:p>16087</text:p>
              </table:table-cell>
              <table:table-cell office:value-type="float" office:value="162.49494949495">
                <text:p>162.494949494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36">
                <text:p>3436</text:p>
              </table:table-cell>
              <table:table-cell office:value-type="float" office:value="34.019801980198">
                <text:p>34.0198019801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52">
                <text:p>10252</text:p>
              </table:table-cell>
              <table:table-cell office:value-type="float" office:value="67.0065359477124">
                <text:p>67.00653594771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43">
                <text:p>943</text:p>
              </table:table-cell>
              <table:table-cell office:value-type="float" office:value="52.3888888888889">
                <text:p>52.38888888888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42">
                <text:p>1042</text:p>
              </table:table-cell>
              <table:table-cell office:value-type="float" office:value="19.6603773584906">
                <text:p>19.66037735849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06">
                <text:p>3006</text:p>
              </table:table-cell>
              <table:table-cell office:value-type="float" office:value="44.8656716417911">
                <text:p>44.86567164179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1">
                <text:p>261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258">
                <text:p>8258</text:p>
              </table:table-cell>
              <table:table-cell office:value-type="float" office:value="359.04347826087">
                <text:p>359.043478260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11">
                <text:p>2511</text:p>
              </table:table-cell>
              <table:table-cell office:value-type="float" office:value="32.1923076923077">
                <text:p>32.19230769230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633">
                <text:p>11633</text:p>
              </table:table-cell>
              <table:table-cell office:value-type="float" office:value="71.3680981595092">
                <text:p>71.36809815950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90">
                <text:p>1890</text:p>
              </table:table-cell>
              <table:table-cell office:value-type="float" office:value="38.5714285714286">
                <text:p>38.57142857142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05">
                <text:p>1405</text:p>
              </table:table-cell>
              <table:table-cell office:value-type="float" office:value="26.0185185185185">
                <text:p>26.01851851851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44">
                <text:p>3244</text:p>
              </table:table-cell>
              <table:table-cell office:value-type="float" office:value="24.9538461538462">
                <text:p>24.95384615384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959">
                <text:p>10959</text:p>
              </table:table-cell>
              <table:table-cell office:value-type="float" office:value="57.984126984127">
                <text:p>57.9841269841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8">
                <text:p>548</text:p>
              </table:table-cell>
              <table:table-cell office:value-type="float" office:value="10.7450980392157">
                <text:p>10.74509803921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96">
                <text:p>5096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603">
                <text:p>20603</text:p>
              </table:table-cell>
              <table:table-cell office:value-type="float" office:value="132.070512820513">
                <text:p>132.0705128205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79">
                <text:p>3479</text:p>
              </table:table-cell>
              <table:table-cell office:value-type="float" office:value="50.4202898550725">
                <text:p>50.42028985507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353">
                <text:p>22353</text:p>
              </table:table-cell>
              <table:table-cell office:value-type="float" office:value="60.4135135135135">
                <text:p>60.41351351351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37">
                <text:p>7837</text:p>
              </table:table-cell>
              <table:table-cell office:value-type="float" office:value="61.7086614173228">
                <text:p>61.70866141732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3">
                <text:p>673</text:p>
              </table:table-cell>
              <table:table-cell office:value-type="float" office:value="35.4210526315789">
                <text:p>35.42105263157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5">
                <text:p>575</text:p>
              </table:table-cell>
              <table:table-cell office:value-type="float" office:value="14.7435897435897">
                <text:p>14.74358974358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33.69">
                <text:p>6233.69</text:p>
              </table:table-cell>
              <table:table-cell office:value-type="float" office:value="59.3684761904762">
                <text:p>59.36847619047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004">
                <text:p>25004</text:p>
              </table:table-cell>
              <table:table-cell office:value-type="float" office:value="98.4409448818898">
                <text:p>98.44094488188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27">
                <text:p>6827</text:p>
              </table:table-cell>
              <table:table-cell office:value-type="float" office:value="85.3375">
                <text:p>85.33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02">
                <text:p>4002</text:p>
              </table:table-cell>
              <table:table-cell office:value-type="float" office:value="142.928571428571">
                <text:p>142.9285714285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71603">
                <text:p>1471603</text:p>
              </table:table-cell>
              <table:table-cell office:value-type="float" office:value="100.80853541581">
                <text:p>100.808535415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819">
                <text:p>11819</text:p>
              </table:table-cell>
              <table:table-cell office:value-type="float" office:value="53.9680365296804">
                <text:p>53.96803652968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32">
                <text:p>12432</text:p>
              </table:table-cell>
              <table:table-cell office:value-type="float" office:value="50.9508196721311">
                <text:p>50.95081967213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975">
                <text:p>21975</text:p>
              </table:table-cell>
              <table:table-cell office:value-type="float" office:value="53.4671532846715">
                <text:p>53.46715328467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68">
                <text:p>19668</text:p>
              </table:table-cell>
              <table:table-cell office:value-type="float" office:value="71.2608695652174">
                <text:p>71.26086956521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215">
                <text:p>11215</text:p>
              </table:table-cell>
              <table:table-cell office:value-type="float" office:value="51.6820276497696">
                <text:p>51.68202764976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48">
                <text:p>18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49">
                <text:p>2949</text:p>
              </table:table-cell>
              <table:table-cell office:value-type="float" office:value="62.7446808510638">
                <text:p>62.74468085106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262">
                <text:p>19262</text:p>
              </table:table-cell>
              <table:table-cell office:value-type="float" office:value="43.6780045351474">
                <text:p>43.67800453514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81">
                <text:p>981</text:p>
              </table:table-cell>
              <table:table-cell office:value-type="float" office:value="51.6315789473684">
                <text:p>51.63157894736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898">
                <text:p>5898</text:p>
              </table:table-cell>
              <table:table-cell office:value-type="float" office:value="37.0943396226415">
                <text:p>37.09433962264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54">
                <text:p>3254</text:p>
              </table:table-cell>
              <table:table-cell office:value-type="float" office:value="35.3695652173913">
                <text:p>35.36956521739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26">
                <text:p>6026</text:p>
              </table:table-cell>
              <table:table-cell office:value-type="float" office:value="74.3950617283951">
                <text:p>74.39506172839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51">
                <text:p>9051</text:p>
              </table:table-cell>
              <table:table-cell office:value-type="float" office:value="45.7121212121212">
                <text:p>45.7121212121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51">
                <text:p>4351</text:p>
              </table:table-cell>
              <table:table-cell office:value-type="float" office:value="63.9852941176471">
                <text:p>63.98529411764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242">
                <text:p>28242</text:p>
              </table:table-cell>
              <table:table-cell office:value-type="float" office:value="53.3875236294896">
                <text:p>53.38752362948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7">
                <text:p>347</text:p>
              </table:table-cell>
              <table:table-cell office:value-type="float" office:value="13.3461538461538">
                <text:p>13.34615384615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3193">
                <text:p>63193</text:p>
              </table:table-cell>
              <table:table-cell office:value-type="float" office:value="59.5037664783427">
                <text:p>59.50376647834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07">
                <text:p>1307</text:p>
              </table:table-cell>
              <table:table-cell office:value-type="float" office:value="52.28">
                <text:p>52.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67">
                <text:p>8867</text:p>
              </table:table-cell>
              <table:table-cell office:value-type="float" office:value="23.457671957672">
                <text:p>23.4576719576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545">
                <text:p>70545</text:p>
              </table:table-cell>
              <table:table-cell office:value-type="float" office:value="65.6843575418994">
                <text:p>65.68435754189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1014">
                <text:p>111014</text:p>
              </table:table-cell>
              <table:table-cell office:value-type="float" office:value="162.538799414348">
                <text:p>162.5387994143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50">
                <text:p>3750</text:p>
              </table:table-cell>
              <table:table-cell office:value-type="float" office:value="26.7857142857143">
                <text:p>26.78571428571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52">
                <text:p>9152</text:p>
              </table:table-cell>
              <table:table-cell office:value-type="float" office:value="76.2666666666667">
                <text:p>76.26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194">
                <text:p>14194</text:p>
              </table:table-cell>
              <table:table-cell office:value-type="float" office:value="36.7720207253886">
                <text:p>36.77202072538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976">
                <text:p>53976</text:p>
              </table:table-cell>
              <table:table-cell office:value-type="float" office:value="35.4638633377135">
                <text:p>35.46386333771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117">
                <text:p>45117</text:p>
              </table:table-cell>
              <table:table-cell office:value-type="float" office:value="20.6202010968921">
                <text:p>20.62020109689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23">
                <text:p>3523</text:p>
              </table:table-cell>
              <table:table-cell office:value-type="float" office:value="30.1111111111111">
                <text:p>30.11111111111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131">
                <text:p>32131</text:p>
              </table:table-cell>
              <table:table-cell office:value-type="float" office:value="61.5536398467433">
                <text:p>61.55363984674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90">
                <text:p>6890</text:p>
              </table:table-cell>
              <table:table-cell office:value-type="float" office:value="83.0120481927711">
                <text:p>83.01204819277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803">
                <text:p>44803</text:p>
              </table:table-cell>
              <table:table-cell office:value-type="float" office:value="27.7246287128713">
                <text:p>27.72462871287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720">
                <text:p>11720</text:p>
              </table:table-cell>
              <table:table-cell office:value-type="float" office:value="42.7737226277372">
                <text:p>42.77372262773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495">
                <text:p>8495</text:p>
              </table:table-cell>
              <table:table-cell office:value-type="float" office:value="31.1172161172161">
                <text:p>31.11721611721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4554">
                <text:p>324554</text:p>
              </table:table-cell>
              <table:table-cell office:value-type="float" office:value="78.3001206272618">
                <text:p>78.30012062726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2">
                <text:p>23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984">
                <text:p>12984</text:p>
              </table:table-cell>
              <table:table-cell office:value-type="float" office:value="37.6347826086957">
                <text:p>37.63478260869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63">
                <text:p>11563</text:p>
              </table:table-cell>
              <table:table-cell office:value-type="float" office:value="180.671875">
                <text:p>180.671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94">
                <text:p>10894</text:p>
              </table:table-cell>
              <table:table-cell office:value-type="float" office:value="172.920634920635">
                <text:p>172.9206349206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000">
                <text:p>27000</text:p>
              </table:table-cell>
              <table:table-cell office:value-type="float" office:value="52.4271844660194">
                <text:p>52.42718446601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51">
                <text:p>2751</text:p>
              </table:table-cell>
              <table:table-cell office:value-type="float" office:value="41.6818181818182">
                <text:p>41.68181818181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064">
                <text:p>7064</text:p>
              </table:table-cell>
              <table:table-cell office:value-type="float" office:value="25.8754578754579">
                <text:p>25.87545787545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4"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 number:title="User-defined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0122">
      <style:chart-properties chart:display-label="true" chart:logarithmic="false" chart:minimum="0" chart:max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display-label="true" chart:logarithmic="false" chart:minimum="-1" chart:maximum="5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4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plus" chart:symbol-width="0.2cm" chart:symbol-height="0.2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246cm" svg:height="18.138cm" xlink:href=".." xlink:type="simple" chart:class="chart:scatter" chart:style-name="ch1">
        <chart:plot-area chart:style-name="ch2" table:cell-range-address="Sheet1.AK2:Sheet1.AK101 Sheet1.AN2:Sheet1.AN101" svg:x="1.655cm" svg:y="0.362cm" svg:width="29.947cm" svg:height="16.063cm">
          <chartooo:coordinate-region svg:x="2.673cm" svg:y="0.561cm" svg:width="28.411cm" svg:height="15.665cm"/>
          <chart:axis chart:dimension="x" chart:name="primary-x" chart:style-name="ch3">
            <chart:title svg:x="14.719cm" svg:y="16.787cm" chart:style-name="ch4">
              <text:p>Min Finded Reward Level
</text:p>
            </chart:title>
            <chart:grid chart:style-name="ch5" chart:class="major"/>
          </chart:axis>
          <chart:axis chart:dimension="y" chart:name="primary-y" chart:style-name="ch6">
            <chart:title svg:x="0.451cm" svg:y="9.826cm" chart:style-name="ch7">
              <text:p>(Pledge -- Ask)/Ask</text:p>
            </chart:title>
            <chart:grid chart:style-name="ch5" chart:class="major"/>
            <chart:grid chart:style-name="ch8" chart:class="minor"/>
          </chart:axis>
          <chart:series chart:style-name="ch9" chart:values-cell-range-address="Sheet1.AN2:Sheet1.AN101" chart:class="chart:scatter">
            <chart:domain table:cell-range-address="Sheet1.AK2:Sheet1.AK101"/>
            <chart:data-point chart:repeated="40"/>
            <chart:data-point chart:style-name="ch10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K</text:p>
              </table:table-cell>
              <table:table-cell office:value-type="string">
                <text:p>Column 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AK2:Sheet1.AK101</svg:desc>
                </draw:g>
              </table:table-cell>
              <table:table-cell office:value-type="float" office:value="0.32221846719988">
                <text:p>0.32221846719988</text:p>
                <draw:g>
                  <svg:desc>Sheet1.AN2:Sheet1.AN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4.36583">
                <text:p>4.36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387533333333333">
                <text:p>0.3875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307714285714286">
                <text:p>0.307714285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13766339869281">
                <text:p>0.137663398692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201187272727273">
                <text:p>0.201187272727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7.47774">
                <text:p>7.47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1.44852">
                <text:p>1.448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2035">
                <text:p>0.2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4.18516653025247">
                <text:p>4.185166530252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0.123992682926829">
                <text:p>0.123992682926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0.0689">
                <text:p>10.0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3.4640831758034">
                <text:p>13.4640831758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8.9225">
                <text:p>18.9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6">
                <text:p>586</text:p>
              </table:table-cell>
              <table:table-cell office:value-type="float" office:value="2.64855505886797">
                <text:p>2.648555058867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.33375320808952">
                <text:p>1.33375320808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.95835104122397">
                <text:p>1.958351041223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0.738039037675897">
                <text:p>0.7380390376758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">
                <text:p>75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0.335666666666667">
                <text:p>0.335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40946656649136">
                <text:p>0.40946656649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-0.641289601787567">
                <text:p>-0.641289601787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-0.351275">
                <text:p>-0.351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0.712589921301253">
                <text:p>0.712589921301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795723833523768">
                <text:p>0.7957238335237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0.71220633299285">
                <text:p>0.712206332992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0.0155131982442427">
                <text:p>0.01551319824424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3254">
                <text:p>0.32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-0.628070462255283">
                <text:p>-0.6280704622552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-0.508042813455657">
                <text:p>-0.5080428134556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0.290758827948911">
                <text:p>0.2907588279489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-0.692731904690544">
                <text:p>-0.6927319046905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-0.928560606060606">
                <text:p>-0.9285606060606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-0.896923533485013">
                <text:p>-0.896923533485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-0.87976">
                <text:p>-0.879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-0.0700450450450451">
                <text:p>-0.07004504504504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">
                <text:p>27</text:p>
              </table:table-cell>
              <table:table-cell office:value-type="float" office:value="0.0990080302314596">
                <text:p>0.09900803023145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0.997732426303855">
                <text:p>-0.9977324263038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0.0708215297450425">
                <text:p>0.07082152974504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">
                <text:p>8</text:p>
              </table:table-cell>
              <table:table-cell office:value-type="float" office:value="0.327977315689981">
                <text:p>0.327977315689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-0.233821445441663">
                <text:p>-0.2338214454416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0.0959">
                <text:p>0.09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-0.0231729055258467">
                <text:p>-0.02317290552584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-0.326923076923077">
                <text:p>-0.3269230769230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0.03015">
                <text:p>0.030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0.643363249881908">
                <text:p>0.6433632498819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4.58825">
                <text:p>4.588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0.0593403622600703">
                <text:p>0.05934036226007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0.121666666666667">
                <text:p>0.121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6.77447268793943">
                <text:p>6.774472687939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.0262907474481395">
                <text:p>0.02629074744813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0.666933333333333">
                <text:p>0.6669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">
                <text:p>12</text:p>
              </table:table-cell>
              <table:table-cell office:value-type="float" office:value="0.845633955123006">
                <text:p>0.8456339551230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">
                <text:p>118</text:p>
              </table:table-cell>
              <table:table-cell office:value-type="float" office:value="9.96574515648286">
                <text:p>9.965745156482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">
                <text:p>67</text:p>
              </table:table-cell>
              <table:table-cell office:value-type="float" office:value="2.99425481581615">
                <text:p>2.994254815816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">
                <text:p>19</text:p>
              </table:table-cell>
              <table:table-cell office:value-type="float" office:value="0.138983050847458">
                <text:p>0.1389830508474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.220833333333333">
                <text:p>0.2208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0.9668">
                <text:p>0.96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1.29674380503789">
                <text:p>1.296743805037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  <table:table-cell office:value-type="float" office:value="0.0413135593220339">
                <text:p>0.04131355932203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">
                <text:p>13</text:p>
              </table:table-cell>
              <table:table-cell office:value-type="float" office:value="4.28740049409827">
                <text:p>4.287400494098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  <table:table-cell office:value-type="float" office:value="0.0936454849498328">
                <text:p>0.09364548494983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.433292831105711">
                <text:p>0.4332928311057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0.130253560263981">
                <text:p>0.1302535602639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">
                <text:p>20</text:p>
              </table:table-cell>
              <table:table-cell office:value-type="float" office:value="11.052">
                <text:p>11.0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">
                <text:p>45</text:p>
              </table:table-cell>
              <table:table-cell office:value-type="float" office:value="0.0902192242833052">
                <text:p>0.09021922428330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">
                <text:p>10</text:p>
              </table:table-cell>
              <table:table-cell office:value-type="float" office:value="0.08775">
                <text:p>0.087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  <table:table-cell office:value-type="float" office:value="3.63135454247294">
                <text:p>3.631354542472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266423357664234">
                <text:p>0.2664233576642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">
                <text:p>11</text:p>
              </table:table-cell>
              <table:table-cell office:value-type="float" office:value="1.99251787659232">
                <text:p>1.992517876592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">
                <text:p>11</text:p>
              </table:table-cell>
              <table:table-cell office:value-type="float" office:value="0.238862559241706">
                <text:p>0.2388625592417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">
                <text:p>15</text:p>
              </table:table-cell>
              <table:table-cell office:value-type="float" office:value="0.477833333333333">
                <text:p>0.4778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">
                <text:p>18</text:p>
              </table:table-cell>
              <table:table-cell office:value-type="float" office:value="1.11212574850299">
                <text:p>1.112125748502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">
                <text:p>11</text:p>
              </table:table-cell>
              <table:table-cell office:value-type="float" office:value="0.0514083306498968">
                <text:p>0.05140833064989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">
                <text:p>6</text:p>
              </table:table-cell>
              <table:table-cell office:value-type="float" office:value="0.183338592615967">
                <text:p>0.1833385926159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2.46535403256342">
                <text:p>2.465354032563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0">
                <text:p>230</text:p>
              </table:table-cell>
              <table:table-cell office:value-type="float" office:value="0.367042280651064">
                <text:p>0.3670422806510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2.63875623245542">
                <text:p>2.63875623245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">
                <text:p>24</text:p>
              </table:table-cell>
              <table:table-cell office:value-type="float" office:value="0.000665380264821345">
                <text:p>0.0006653802648213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">
                <text:p>13</text:p>
              </table:table-cell>
              <table:table-cell office:value-type="float" office:value="0.0961418792781581">
                <text:p>0.09614187927815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">
                <text:p>6</text:p>
              </table:table-cell>
              <table:table-cell office:value-type="float" office:value="0.0136281901637276">
                <text:p>0.01362819016372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0.304183229225819">
                <text:p>0.3041832292258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6.48713235294118">
                <text:p>6.487132352941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">
                <text:p>22</text:p>
              </table:table-cell>
              <table:table-cell office:value-type="float" office:value="0.0789909777204935">
                <text:p>0.07899097772049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">
                <text:p>12</text:p>
              </table:table-cell>
              <table:table-cell office:value-type="float" office:value="0.242140663839743">
                <text:p>0.2421406638397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0.535768702976388">
                <text:p>0.5357687029763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">
                <text:p>26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1.04827259820161">
                <text:p>1.048272598201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">
                <text:p>35</text:p>
              </table:table-cell>
              <table:table-cell office:value-type="float" office:value="0.651857142857143">
                <text:p>0.6518571428571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  <table:table-cell office:value-type="float" office:value="0.041491395793499">
                <text:p>0.0414913957934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">
                <text:p>1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  <table:table-cell office:value-type="float" office:value="0.734552332912989">
                <text:p>0.7345523329129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0.4128">
                <text:p>0.41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0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4">
      <style:chart-properties chart:symbol-type="named-symbol" chart:symbol-name="plus" chart:symbol-width="0.1cm" chart:symbol-height="0.1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197cm" svg:height="16.68cm" xlink:href=".." xlink:type="simple" chart:class="chart:scatter" chart:style-name="ch1">
        <chart:plot-area chart:style-name="ch2" table:cell-range-address="Sheet1.E2:Sheet1.E46 Sheet1.AM2:Sheet1.AM46" svg:x="1.614cm" svg:y="0.333cm" svg:width="27.98cm" svg:height="15.033cm">
          <chartooo:coordinate-region svg:x="3.664cm" svg:y="0.532cm" svg:width="25.478cm" svg:height="14.635cm"/>
          <chart:axis chart:dimension="x" chart:name="primary-x" chart:style-name="ch3">
            <chart:title svg:x="14.343cm" svg:y="15.699cm" chart:style-name="ch4">
              <text:p>Number Backers</text:p>
            </chart:title>
          </chart:axis>
          <chart:axis chart:dimension="y" chart:name="primary-y" chart:style-name="ch5">
            <chart:title svg:x="0.451cm" svg:y="8.925cm" chart:style-name="ch6">
              <text:p>(Pledge - Ask)</text:p>
            </chart:title>
            <chart:grid chart:style-name="ch7" chart:class="major"/>
          </chart:axis>
          <chart:series chart:style-name="ch8" chart:values-cell-range-address="Sheet1.AM2:Sheet1.AM46" chart:class="chart:scatter">
            <chart:domain table:cell-range-address="Sheet1.E2:Sheet1.E46"/>
            <chart:data-point chart:repeated="4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A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E2:Sheet1.E46</svg:desc>
                </draw:g>
              </table:table-cell>
              <table:table-cell office:value-type="float" office:value="8581">
                <text:p>8581</text:p>
                <draw:g>
                  <svg:desc>Sheet1.AM2:Sheet1.AM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96">
                <text:p>6296</text:p>
              </table:table-cell>
              <table:table-cell office:value-type="float" office:value="436583">
                <text:p>436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2">
                <text:p>472</text:p>
              </table:table-cell>
              <table:table-cell office:value-type="float" office:value="5813">
                <text:p>5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">
                <text:p>73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195">
                <text:p>22195</text:p>
              </table:table-cell>
              <table:table-cell office:value-type="float" office:value="221306">
                <text:p>221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40">
                <text:p>16740</text:p>
              </table:table-cell>
              <table:table-cell office:value-type="float" office:value="1121661">
                <text:p>11216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0">
                <text:p>1470</text:p>
              </table:table-cell>
              <table:table-cell office:value-type="float" office:value="72426">
                <text:p>72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42">
                <text:p>1242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33">
                <text:p>2033</text:p>
              </table:table-cell>
              <table:table-cell office:value-type="float" office:value="66473">
                <text:p>664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02">
                <text:p>4802</text:p>
              </table:table-cell>
              <table:table-cell office:value-type="float" office:value="50837">
                <text:p>508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74">
                <text:p>1674</text:p>
              </table:table-cell>
              <table:table-cell office:value-type="float" office:value="100689">
                <text:p>100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4">
                <text:p>274</text:p>
              </table:table-cell>
              <table:table-cell office:value-type="float" office:value="14245">
                <text:p>14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7">
                <text:p>267</text:p>
              </table:table-cell>
              <table:table-cell office:value-type="float" office:value="22707">
                <text:p>227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99">
                <text:p>2299</text:p>
              </table:table-cell>
              <table:table-cell office:value-type="float" office:value="42067">
                <text:p>420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7">
                <text:p>667</text:p>
              </table:table-cell>
              <table:table-cell office:value-type="float" office:value="12992.09">
                <text:p>12992.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33">
                <text:p>1633</text:p>
              </table:table-cell>
              <table:table-cell office:value-type="float" office:value="41472">
                <text:p>414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30">
                <text:p>1430</text:p>
              </table:table-cell>
              <table:table-cell office:value-type="float" office:value="32518">
                <text:p>325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0">
                <text:p>730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0">
                <text:p>610</text:p>
              </table:table-cell>
              <table:table-cell office:value-type="float" office:value="11077">
                <text:p>110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6">
                <text:p>356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-8036">
                <text:p>-80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5">
                <text:p>985</text:p>
              </table:table-cell>
              <table:table-cell office:value-type="float" office:value="-42153">
                <text:p>-42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6">
                <text:p>906</text:p>
              </table:table-cell>
              <table:table-cell office:value-type="float" office:value="37939">
                <text:p>379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1">
                <text:p>1051</text:p>
              </table:table-cell>
              <table:table-cell office:value-type="float" office:value="50838">
                <text:p>508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6">
                <text:p>136</text:p>
              </table:table-cell>
              <table:table-cell office:value-type="float" office:value="2789">
                <text:p>27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2">
                <text:p>30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">
                <text:p>122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7">
                <text:p>187</text:p>
              </table:table-cell>
              <table:table-cell office:value-type="float" office:value="-15367">
                <text:p>-153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">
                <text:p>99</text:p>
              </table:table-cell>
              <table:table-cell office:value-type="float" office:value="-16613">
                <text:p>-166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1">
                <text:p>101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3">
                <text:p>153</text:p>
              </table:table-cell>
              <table:table-cell office:value-type="float" office:value="-23113">
                <text:p>-231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">
                <text:p>18</text:p>
              </table:table-cell>
              <table:table-cell office:value-type="float" office:value="-12257">
                <text:p>-122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">
                <text:p>53</text:p>
              </table:table-cell>
              <table:table-cell office:value-type="float" office:value="-9067">
                <text:p>-90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7">
                <text:p>67</text:p>
              </table:table-cell>
              <table:table-cell office:value-type="float" office:value="-21994">
                <text:p>-219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">
                <text:p>1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">
                <text:p>23</text:p>
              </table:table-cell>
              <table:table-cell office:value-type="float" office:value="-622">
                <text:p>-6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3">
                <text:p>163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-2640">
                <text:p>-26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">
                <text:p>4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0">
                <text:p>130</text:p>
              </table:table-cell>
              <table:table-cell office:value-type="float" office:value="-990">
                <text:p>-99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4">
      <number:number number:decimal-places="2" loext:min-decimal-places="2" number:min-integer-digits="1" number:grouping="true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0104">
      <style:chart-properties chart:display-label="true" chart:logarithmic="false" chart:minimum="0" chart:maximum="6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4">
      <style:chart-properties chart:display-label="true" chart:logarithmic="false" chart:minimum="-1" chart:maximum="5" chart:origin="0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4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plus" chart:symbol-width="0.1cm" chart:symbol-height="0.1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63cm" svg:height="18.354cm" xlink:href=".." xlink:type="simple" chart:class="chart:scatter" chart:style-name="ch1">
        <chart:plot-area chart:style-name="ch2" table:cell-range-address="Sheet1.AJ2:Sheet1.AJ101 Sheet1.AN2:Sheet1.AN101" svg:x="1.663cm" svg:y="0.367cm" svg:width="30.315cm" svg:height="16.639cm">
          <chartooo:coordinate-region svg:x="2.681cm" svg:y="0.566cm" svg:width="28.541cm" svg:height="16.241cm"/>
          <chart:axis chart:dimension="x" chart:name="primary-x" chart:style-name="ch3">
            <chart:title svg:x="14.818cm" svg:y="17.373cm" chart:style-name="ch4">
              <text:p>Max Funded Reward Level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10.119cm" chart:style-name="ch8">
              <text:p>(Pledge -- Ask)/Ask</text:p>
            </chart:title>
            <chart:grid chart:style-name="ch5" chart:class="major"/>
            <chart:grid chart:style-name="ch6" chart:class="minor"/>
          </chart:axis>
          <chart:series chart:style-name="ch9" chart:values-cell-range-address="Sheet1.AN2:Sheet1.AN101" chart:class="chart:scatter">
            <chart:domain table:cell-range-address="Sheet1.AJ2:Sheet1.AJ101"/>
            <chart:data-point chart:repeated="18"/>
            <chart:data-point chart:style-name="ch10"/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J</text:p>
              </table:table-cell>
              <table:table-cell office:value-type="string">
                <text:p>Column 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AJ2:Sheet1.AJ101</svg:desc>
                </draw:g>
              </table:table-cell>
              <table:table-cell office:value-type="float" office:value="0.32221846719988">
                <text:p>0.32221846719988</text:p>
                <draw:g>
                  <svg:desc>Sheet1.AN2:Sheet1.AN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4.36583">
                <text:p>4.36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387533333333333">
                <text:p>0.3875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307714285714286">
                <text:p>0.307714285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48">
                <text:p>2448</text:p>
              </table:table-cell>
              <table:table-cell office:value-type="float" office:value="0.13766339869281">
                <text:p>0.137663398692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0.201187272727273">
                <text:p>0.201187272727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7.47774">
                <text:p>7.47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.44852">
                <text:p>1.448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">
                <text:p>250</text:p>
              </table:table-cell>
              <table:table-cell office:value-type="float" office:value="0.2035">
                <text:p>0.2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65">
                <text:p>1065</text:p>
              </table:table-cell>
              <table:table-cell office:value-type="float" office:value="4.18516653025247">
                <text:p>4.185166530252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20">
                <text:p>4820</text:p>
              </table:table-cell>
              <table:table-cell office:value-type="float" office:value="0.123992682926829">
                <text:p>0.123992682926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10.0689">
                <text:p>10.0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3">
                <text:p>373</text:p>
              </table:table-cell>
              <table:table-cell office:value-type="float" office:value="13.4640831758034">
                <text:p>13.4640831758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18.9225">
                <text:p>18.9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5">
                <text:p>1065</text:p>
              </table:table-cell>
              <table:table-cell office:value-type="float" office:value="2.64855505886797">
                <text:p>2.648555058867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3">
                <text:p>463</text:p>
              </table:table-cell>
              <table:table-cell office:value-type="float" office:value="1.33375320808952">
                <text:p>1.33375320808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3">
                <text:p>533</text:p>
              </table:table-cell>
              <table:table-cell office:value-type="float" office:value="1.95835104122397">
                <text:p>1.958351041223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0">
                <text:p>490</text:p>
              </table:table-cell>
              <table:table-cell office:value-type="float" office:value="0.738039037675897">
                <text:p>0.7380390376758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">
                <text:p>2000</text:p>
              </table:table-cell>
              <table:table-cell office:value-type="float" office:value="0.335666666666667">
                <text:p>0.335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0">
                <text:p>710</text:p>
              </table:table-cell>
              <table:table-cell office:value-type="float" office:value="0.40946656649136">
                <text:p>0.40946656649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1">
                <text:p>401</text:p>
              </table:table-cell>
              <table:table-cell office:value-type="float" office:value="-0.641289601787567">
                <text:p>-0.641289601787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">
                <text:p>1000</text:p>
              </table:table-cell>
              <table:table-cell office:value-type="float" office:value="-0.351275">
                <text:p>-0.351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0">
                <text:p>320</text:p>
              </table:table-cell>
              <table:table-cell office:value-type="float" office:value="0.712589921301253">
                <text:p>0.712589921301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25">
                <text:p>5325</text:p>
              </table:table-cell>
              <table:table-cell office:value-type="float" office:value="0.795723833523768">
                <text:p>0.7957238335237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1">
                <text:p>961</text:p>
              </table:table-cell>
              <table:table-cell office:value-type="float" office:value="0.71220633299285">
                <text:p>0.712206332992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9">
                <text:p>3009</text:p>
              </table:table-cell>
              <table:table-cell office:value-type="float" office:value="0.0155131982442427">
                <text:p>0.01551319824424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9">
                <text:p>999</text:p>
              </table:table-cell>
              <table:table-cell office:value-type="float" office:value="0.3254">
                <text:p>0.32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4">
                <text:p>594</text:p>
              </table:table-cell>
              <table:table-cell office:value-type="float" office:value="-0.628070462255283">
                <text:p>-0.6280704622552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0">
                <text:p>1000</text:p>
              </table:table-cell>
              <table:table-cell office:value-type="float" office:value="-0.508042813455657">
                <text:p>-0.5080428134556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3">
                <text:p>213</text:p>
              </table:table-cell>
              <table:table-cell office:value-type="float" office:value="0.290758827948911">
                <text:p>0.2907588279489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7">
                <text:p>557</text:p>
              </table:table-cell>
              <table:table-cell office:value-type="float" office:value="-0.692731904690544">
                <text:p>-0.6927319046905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0">
                <text:p>150</text:p>
              </table:table-cell>
              <table:table-cell office:value-type="float" office:value="-0.928560606060606">
                <text:p>-0.9285606060606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4">
                <text:p>304</text:p>
              </table:table-cell>
              <table:table-cell office:value-type="float" office:value="-0.896923533485013">
                <text:p>-0.896923533485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0">
                <text:p>400</text:p>
              </table:table-cell>
              <table:table-cell office:value-type="float" office:value="-0.87976">
                <text:p>-0.879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">
                <text:p>20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-0.0700450450450451">
                <text:p>-0.07004504504504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59">
                <text:p>1059</text:p>
              </table:table-cell>
              <table:table-cell office:value-type="float" office:value="0.0990080302314596">
                <text:p>0.09900803023145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-0.997732426303855">
                <text:p>-0.9977324263038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">
                <text:p>65</text:p>
              </table:table-cell>
              <table:table-cell office:value-type="float" office:value="0.0708215297450425">
                <text:p>0.07082152974504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9">
                <text:p>159</text:p>
              </table:table-cell>
              <table:table-cell office:value-type="float" office:value="0.327977315689981">
                <text:p>0.327977315689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2">
                <text:p>212</text:p>
              </table:table-cell>
              <table:table-cell office:value-type="float" office:value="-0.233821445441663">
                <text:p>-0.2338214454416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0">
                <text:p>300</text:p>
              </table:table-cell>
              <table:table-cell office:value-type="float" office:value="0.0959">
                <text:p>0.09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">
                <text:p>15</text:p>
              </table:table-cell>
              <table:table-cell office:value-type="float" office:value="-0.0231729055258467">
                <text:p>-0.02317290552584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">
                <text:p>20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  <table:table-cell office:value-type="float" office:value="-0.326923076923077">
                <text:p>-0.3269230769230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0">
                <text:p>2500</text:p>
              </table:table-cell>
              <table:table-cell office:value-type="float" office:value="0.03015">
                <text:p>0.030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2">
                <text:p>212</text:p>
              </table:table-cell>
              <table:table-cell office:value-type="float" office:value="0.643363249881908">
                <text:p>0.6433632498819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0">
                <text:p>800</text:p>
              </table:table-cell>
              <table:table-cell office:value-type="float" office:value="4.58825">
                <text:p>4.588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0.0593403622600703">
                <text:p>0.05934036226007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">
                <text:p>100</text:p>
              </table:table-cell>
              <table:table-cell office:value-type="float" office:value="0.121666666666667">
                <text:p>0.121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">
                <text:p>38</text:p>
              </table:table-cell>
              <table:table-cell office:value-type="float" office:value="6.77447268793943">
                <text:p>6.774472687939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6">
                <text:p>366</text:p>
              </table:table-cell>
              <table:table-cell office:value-type="float" office:value="0.0262907474481395">
                <text:p>0.02629074744813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0">
                <text:p>300</text:p>
              </table:table-cell>
              <table:table-cell office:value-type="float" office:value="0.666933333333333">
                <text:p>0.6669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43">
                <text:p>743</text:p>
              </table:table-cell>
              <table:table-cell office:value-type="float" office:value="0.845633955123006">
                <text:p>0.8456339551230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00">
                <text:p>800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74">
                <text:p>5374</text:p>
              </table:table-cell>
              <table:table-cell office:value-type="float" office:value="9.96574515648286">
                <text:p>9.965745156482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.99425481581615">
                <text:p>2.994254815816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9">
                <text:p>329</text:p>
              </table:table-cell>
              <table:table-cell office:value-type="float" office:value="0.138983050847458">
                <text:p>0.1389830508474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0">
                <text:p>1000</text:p>
              </table:table-cell>
              <table:table-cell office:value-type="float" office:value="0.220833333333333">
                <text:p>0.2208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0">
                <text:p>1000</text:p>
              </table:table-cell>
              <table:table-cell office:value-type="float" office:value="0.9668">
                <text:p>0.96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">
                <text:p>45</text:p>
              </table:table-cell>
              <table:table-cell office:value-type="float" office:value="1.29674380503789">
                <text:p>1.296743805037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0">
                <text:p>50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">
                <text:p>201</text:p>
              </table:table-cell>
              <table:table-cell office:value-type="float" office:value="0.0413135593220339">
                <text:p>0.04131355932203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3">
                <text:p>793</text:p>
              </table:table-cell>
              <table:table-cell office:value-type="float" office:value="4.28740049409827">
                <text:p>4.287400494098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">
                <text:p>100</text:p>
              </table:table-cell>
              <table:table-cell office:value-type="float" office:value="0.0936454849498328">
                <text:p>0.09364548494983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5">
                <text:p>265</text:p>
              </table:table-cell>
              <table:table-cell office:value-type="float" office:value="0.433292831105711">
                <text:p>0.4332928311057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0">
                <text:p>500</text:p>
              </table:table-cell>
              <table:table-cell office:value-type="float" office:value="0.130253560263981">
                <text:p>0.1302535602639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">
                <text:p>100</text:p>
              </table:table-cell>
              <table:table-cell office:value-type="float" office:value="11.052">
                <text:p>11.0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5">
                <text:p>205</text:p>
              </table:table-cell>
              <table:table-cell office:value-type="float" office:value="0.0902192242833052">
                <text:p>0.09021922428330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0">
                <text:p>400</text:p>
              </table:table-cell>
              <table:table-cell office:value-type="float" office:value="0.08775">
                <text:p>0.087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3.63135454247294">
                <text:p>3.631354542472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266423357664234">
                <text:p>0.2664233576642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1">
                <text:p>841</text:p>
              </table:table-cell>
              <table:table-cell office:value-type="float" office:value="1.99251787659232">
                <text:p>1.992517876592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1">
                <text:p>211</text:p>
              </table:table-cell>
              <table:table-cell office:value-type="float" office:value="0.238862559241706">
                <text:p>0.2388625592417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">
                <text:p>35</text:p>
              </table:table-cell>
              <table:table-cell office:value-type="float" office:value="0.477833333333333">
                <text:p>0.4778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9">
                <text:p>999</text:p>
              </table:table-cell>
              <table:table-cell office:value-type="float" office:value="1.11212574850299">
                <text:p>1.112125748502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02">
                <text:p>4202</text:p>
              </table:table-cell>
              <table:table-cell office:value-type="float" office:value="0.0514083306498968">
                <text:p>0.05140833064989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0.183338592615967">
                <text:p>0.1833385926159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2.46535403256342">
                <text:p>2.465354032563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">
                <text:p>60</text:p>
              </table:table-cell>
              <table:table-cell office:value-type="float" office:value="0.367042280651064">
                <text:p>0.3670422806510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51">
                <text:p>1051</text:p>
              </table:table-cell>
              <table:table-cell office:value-type="float" office:value="2.63875623245542">
                <text:p>2.63875623245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12">
                <text:p>1112</text:p>
              </table:table-cell>
              <table:table-cell office:value-type="float" office:value="0.000665380264821345">
                <text:p>0.0006653802648213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">
                <text:p>96</text:p>
              </table:table-cell>
              <table:table-cell office:value-type="float" office:value="0.0961418792781581">
                <text:p>0.09614187927815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27">
                <text:p>2627</text:p>
              </table:table-cell>
              <table:table-cell office:value-type="float" office:value="0.0136281901637276">
                <text:p>0.01362819016372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6">
                <text:p>526</text:p>
              </table:table-cell>
              <table:table-cell office:value-type="float" office:value="0.304183229225819">
                <text:p>0.3041832292258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11">
                <text:p>1611</text:p>
              </table:table-cell>
              <table:table-cell office:value-type="float" office:value="6.48713235294118">
                <text:p>6.487132352941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6">
                <text:p>486</text:p>
              </table:table-cell>
              <table:table-cell office:value-type="float" office:value="0.0789909777204935">
                <text:p>0.07899097772049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13">
                <text:p>1413</text:p>
              </table:table-cell>
              <table:table-cell office:value-type="float" office:value="0.242140663839743">
                <text:p>0.2421406638397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403">
                <text:p>8403</text:p>
              </table:table-cell>
              <table:table-cell office:value-type="float" office:value="0.535768702976388">
                <text:p>0.5357687029763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">
                <text:p>26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8">
                <text:p>158</text:p>
              </table:table-cell>
              <table:table-cell office:value-type="float" office:value="1.04827259820161">
                <text:p>1.048272598201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0">
                <text:p>500</text:p>
              </table:table-cell>
              <table:table-cell office:value-type="float" office:value="0.651857142857143">
                <text:p>0.6518571428571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0">
                <text:p>310</text:p>
              </table:table-cell>
              <table:table-cell office:value-type="float" office:value="0.041491395793499">
                <text:p>0.0414913957934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00">
                <text:p>300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2">
                <text:p>212</text:p>
              </table:table-cell>
              <table:table-cell office:value-type="float" office:value="0.734552332912989">
                <text:p>0.7345523329129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0.4128">
                <text:p>0.412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4">
      <style:chart-properties chart:display-label="true" chart:logarithmic="false" chart:minimum="-1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plus" chart:symbol-width="0.1cm" chart:symbol-height="0.1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393cm" svg:height="17.051cm" xlink:href=".." xlink:type="simple" chart:class="chart:scatter" chart:style-name="ch1">
        <chart:plot-area chart:style-name="ch2" table:cell-range-address="Sheet1.E2:Sheet1.E46 Sheet1.AN2:Sheet1.AN46" svg:x="1.638cm" svg:y="0.341cm" svg:width="29.128cm" svg:height="15.388cm">
          <chartooo:coordinate-region svg:x="2.656cm" svg:y="0.341cm" svg:width="27.738cm" svg:height="15.189cm"/>
          <chart:axis chart:dimension="x" chart:name="primary-x" chart:style-name="ch3">
            <chart:title svg:x="14.941cm" svg:y="16.07cm" chart:style-name="ch4">
              <text:p>Number Backers</text:p>
            </chart:title>
          </chart:axis>
          <chart:axis chart:dimension="y" chart:name="primary-y" chart:style-name="ch5">
            <chart:title svg:x="0.451cm" svg:y="9.415cm" chart:style-name="ch6">
              <text:p>(Pledge - Ask)/Ask</text:p>
            </chart:title>
            <chart:grid chart:style-name="ch7" chart:class="major"/>
          </chart:axis>
          <chart:series chart:style-name="ch8" chart:values-cell-range-address="Sheet1.AN2:Sheet1.AN46" chart:class="chart:scatter">
            <chart:domain table:cell-range-address="Sheet1.E2:Sheet1.E46"/>
            <chart:data-point chart:repeated="4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E2:Sheet1.E46</svg:desc>
                </draw:g>
              </table:table-cell>
              <table:table-cell office:value-type="float" office:value="0.32221846719988">
                <text:p>0.32221846719988</text:p>
                <draw:g>
                  <svg:desc>Sheet1.AN2:Sheet1.AN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96">
                <text:p>6296</text:p>
              </table:table-cell>
              <table:table-cell office:value-type="float" office:value="4.36583">
                <text:p>4.36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2">
                <text:p>472</text:p>
              </table:table-cell>
              <table:table-cell office:value-type="float" office:value="0.387533333333333">
                <text:p>0.3875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.307714285714286">
                <text:p>0.307714285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">
                <text:p>73</text:p>
              </table:table-cell>
              <table:table-cell office:value-type="float" office:value="0.13766339869281">
                <text:p>0.137663398692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195">
                <text:p>22195</text:p>
              </table:table-cell>
              <table:table-cell office:value-type="float" office:value="0.201187272727273">
                <text:p>0.201187272727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40">
                <text:p>16740</text:p>
              </table:table-cell>
              <table:table-cell office:value-type="float" office:value="7.47774">
                <text:p>7.47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0">
                <text:p>1470</text:p>
              </table:table-cell>
              <table:table-cell office:value-type="float" office:value="1.44852">
                <text:p>1.448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0.2035">
                <text:p>0.2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42">
                <text:p>1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33">
                <text:p>2033</text:p>
              </table:table-cell>
              <table:table-cell office:value-type="float" office:value="4.18516653025247">
                <text:p>4.185166530252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02">
                <text:p>4802</text:p>
              </table:table-cell>
              <table:table-cell office:value-type="float" office:value="0.123992682926829">
                <text:p>0.123992682926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74">
                <text:p>1674</text:p>
              </table:table-cell>
              <table:table-cell office:value-type="float" office:value="10.0689">
                <text:p>10.0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4">
                <text:p>274</text:p>
              </table:table-cell>
              <table:table-cell office:value-type="float" office:value="13.4640831758034">
                <text:p>13.4640831758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7">
                <text:p>267</text:p>
              </table:table-cell>
              <table:table-cell office:value-type="float" office:value="18.9225">
                <text:p>18.9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99">
                <text:p>2299</text:p>
              </table:table-cell>
              <table:table-cell office:value-type="float" office:value="2.64855505886797">
                <text:p>2.648555058867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7">
                <text:p>667</text:p>
              </table:table-cell>
              <table:table-cell office:value-type="float" office:value="1.33375320808952">
                <text:p>1.33375320808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33">
                <text:p>1633</text:p>
              </table:table-cell>
              <table:table-cell office:value-type="float" office:value="1.95835104122397">
                <text:p>1.958351041223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30">
                <text:p>1430</text:p>
              </table:table-cell>
              <table:table-cell office:value-type="float" office:value="0.738039037675897">
                <text:p>0.7380390376758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0">
                <text:p>730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0">
                <text:p>610</text:p>
              </table:table-cell>
              <table:table-cell office:value-type="float" office:value="0.335666666666667">
                <text:p>0.335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6">
                <text:p>356</text:p>
              </table:table-cell>
              <table:table-cell office:value-type="float" office:value="0.40946656649136">
                <text:p>0.40946656649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-0.641289601787567">
                <text:p>-0.641289601787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5">
                <text:p>985</text:p>
              </table:table-cell>
              <table:table-cell office:value-type="float" office:value="-0.351275">
                <text:p>-0.351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6">
                <text:p>906</text:p>
              </table:table-cell>
              <table:table-cell office:value-type="float" office:value="0.712589921301253">
                <text:p>0.712589921301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1">
                <text:p>1051</text:p>
              </table:table-cell>
              <table:table-cell office:value-type="float" office:value="0.795723833523768">
                <text:p>0.7957238335237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6">
                <text:p>136</text:p>
              </table:table-cell>
              <table:table-cell office:value-type="float" office:value="0.71220633299285">
                <text:p>0.712206332992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2">
                <text:p>302</text:p>
              </table:table-cell>
              <table:table-cell office:value-type="float" office:value="0.0155131982442427">
                <text:p>0.01551319824424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">
                <text:p>122</text:p>
              </table:table-cell>
              <table:table-cell office:value-type="float" office:value="0.3254">
                <text:p>0.32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7">
                <text:p>187</text:p>
              </table:table-cell>
              <table:table-cell office:value-type="float" office:value="-0.628070462255283">
                <text:p>-0.6280704622552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">
                <text:p>99</text:p>
              </table:table-cell>
              <table:table-cell office:value-type="float" office:value="-0.508042813455657">
                <text:p>-0.5080428134556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1">
                <text:p>101</text:p>
              </table:table-cell>
              <table:table-cell office:value-type="float" office:value="0.290758827948911">
                <text:p>0.2907588279489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3">
                <text:p>153</text:p>
              </table:table-cell>
              <table:table-cell office:value-type="float" office:value="-0.692731904690544">
                <text:p>-0.6927319046905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">
                <text:p>18</text:p>
              </table:table-cell>
              <table:table-cell office:value-type="float" office:value="-0.928560606060606">
                <text:p>-0.9285606060606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">
                <text:p>53</text:p>
              </table:table-cell>
              <table:table-cell office:value-type="float" office:value="-0.896923533485013">
                <text:p>-0.896923533485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7">
                <text:p>67</text:p>
              </table:table-cell>
              <table:table-cell office:value-type="float" office:value="-0.87976">
                <text:p>-0.879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">
                <text:p>15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">
                <text:p>23</text:p>
              </table:table-cell>
              <table:table-cell office:value-type="float" office:value="-0.0700450450450451">
                <text:p>-0.07004504504504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3">
                <text:p>163</text:p>
              </table:table-cell>
              <table:table-cell office:value-type="float" office:value="0.0990080302314596">
                <text:p>0.09900803023145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-0.997732426303855">
                <text:p>-0.9977324263038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">
                <text:p>49</text:p>
              </table:table-cell>
              <table:table-cell office:value-type="float" office:value="0.0708215297450425">
                <text:p>0.07082152974504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0.327977315689981">
                <text:p>0.327977315689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0">
                <text:p>130</text:p>
              </table:table-cell>
              <table:table-cell office:value-type="float" office:value="-0.233821445441663">
                <text:p>-0.23382144544166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04">
      <style:chart-properties chart:display-label="true" chart:logarithmic="false" chart:minimum="0" chart:maximum="200000" chart:interval-major="200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010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104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409cm" svg:height="16.516cm" xlink:href=".." xlink:type="simple" chart:class="chart:scatter" chart:style-name="ch1">
        <chart:plot-area chart:style-name="ch2" table:cell-range-address="Sheet1.D2:Sheet1.D101 Sheet1.AJ2:Sheet1.AJ101" svg:x="1.639cm" svg:y="0.33cm" svg:width="29.142cm" svg:height="14.875cm">
          <chartooo:coordinate-region svg:x="3.398cm" svg:y="0.529cm" svg:width="26.442cm" svg:height="14.029cm"/>
          <chart:axis chart:dimension="x" chart:name="primary-x" chart:style-name="ch3">
            <chart:title svg:x="15.24cm" svg:y="15.535cm" chart:style-name="ch4">
              <text:p>Total Pledge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9.729cm" chart:style-name="ch8">
              <text:p>Max Pledge Reward Level</text:p>
            </chart:title>
            <chart:grid chart:style-name="ch5" chart:class="major"/>
            <chart:grid chart:style-name="ch6" chart:class="minor"/>
          </chart:axis>
          <chart:series chart:style-name="ch9" chart:values-cell-range-address="Sheet1.AJ2:Sheet1.AJ101" chart:class="chart:scatter">
            <chart:domain table:cell-range-address="Sheet1.D2:Sheet1.D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A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212">
                <text:p>35212</text:p>
                <draw:g>
                  <svg:desc>Sheet1.D2:Sheet1.D101</svg:desc>
                </draw:g>
              </table:table-cell>
              <table:table-cell office:value-type="float" office:value="6">
                <text:p>6</text:p>
                <draw:g>
                  <svg:desc>Sheet1.AJ2:Sheet1.AJ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92">
                <text:p>1389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6583">
                <text:p>536583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813">
                <text:p>2081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77">
                <text:p>45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55">
                <text:p>8355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1306">
                <text:p>1321306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71661">
                <text:p>1271661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426">
                <text:p>122426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7">
                <text:p>240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0">
                <text:p>60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356">
                <text:p>82356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0837">
                <text:p>460837</text:p>
              </table:table-cell>
              <table:table-cell office:value-type="float" office:value="4820">
                <text:p>48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689">
                <text:p>110689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303">
                <text:p>15303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907">
                <text:p>2390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950">
                <text:p>57950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733.09">
                <text:p>22733.0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649">
                <text:p>62649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578">
                <text:p>76578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000">
                <text:p>43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77">
                <text:p>4407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8">
                <text:p>1500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95">
                <text:p>4495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847">
                <text:p>7784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1180">
                <text:p>9118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4727">
                <text:p>114727</text:p>
              </table:table-cell>
              <table:table-cell office:value-type="float" office:value="5325">
                <text:p>53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05">
                <text:p>6705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889">
                <text:p>16889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27">
                <text:p>662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00">
                <text:p>910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87">
                <text:p>1608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36">
                <text:p>343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52">
                <text:p>10252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43">
                <text:p>94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42">
                <text:p>104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06">
                <text:p>300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1">
                <text:p>2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258">
                <text:p>82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11">
                <text:p>25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633">
                <text:p>11633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90">
                <text:p>189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05">
                <text:p>140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44">
                <text:p>324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959">
                <text:p>1095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8">
                <text:p>5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96">
                <text:p>50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603">
                <text:p>20603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79">
                <text:p>347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353">
                <text:p>22353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37">
                <text:p>7837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3">
                <text:p>6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5">
                <text:p>5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33.69">
                <text:p>6233.6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004">
                <text:p>2500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27">
                <text:p>6827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02">
                <text:p>400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71603">
                <text:p>1471603</text:p>
              </table:table-cell>
              <table:table-cell office:value-type="float" office:value="5374">
                <text:p>53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819">
                <text:p>11819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32">
                <text:p>12432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975">
                <text:p>2197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68">
                <text:p>1966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215">
                <text:p>112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48">
                <text:p>184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49">
                <text:p>294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262">
                <text:p>19262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81">
                <text:p>9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898">
                <text:p>5898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54">
                <text:p>325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26">
                <text:p>60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51">
                <text:p>905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51">
                <text:p>435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242">
                <text:p>2824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7">
                <text:p>3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3193">
                <text:p>63193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07">
                <text:p>130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67">
                <text:p>88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545">
                <text:p>70545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1014">
                <text:p>111014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50">
                <text:p>37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52">
                <text:p>915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194">
                <text:p>1419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976">
                <text:p>53976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117">
                <text:p>45117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23">
                <text:p>35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131">
                <text:p>32131</text:p>
              </table:table-cell>
              <table:table-cell office:value-type="float" office:value="2627">
                <text:p>26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90">
                <text:p>689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803">
                <text:p>44803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720">
                <text:p>1172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495">
                <text:p>8495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4554">
                <text:p>324554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2">
                <text:p>2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984">
                <text:p>1298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63">
                <text:p>1156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94">
                <text:p>1089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000">
                <text:p>27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51">
                <text:p>275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064">
                <text:p>7064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04">
      <style:chart-properties chart:display-label="true" chart:logarithmic="false" chart:minimum="0" chart:maximum="100000" chart:interval-major="100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04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632cm" svg:height="16.488cm" xlink:href=".." xlink:type="simple" chart:class="chart:scatter" chart:style-name="ch1">
        <chart:plot-area chart:style-name="ch2" table:cell-range-address="Sheet1.D2:Sheet1.D101 Sheet1.AH2:Sheet1.AH101" svg:x="1.663cm" svg:y="0.329cm" svg:width="30.317cm" svg:height="14.849cm">
          <chartooo:coordinate-region svg:x="2.284cm" svg:y="0.528cm" svg:width="28.755cm" svg:height="14.003cm"/>
          <chart:axis chart:dimension="x" chart:name="primary-x" chart:style-name="ch3">
            <chart:title svg:x="15.851cm" svg:y="15.507cm" chart:style-name="ch4">
              <text:p>Total Pledge</text:p>
            </chart:title>
            <chart:grid chart:style-name="ch5" chart:class="major"/>
            <chart:grid chart:style-name="ch6" chart:class="minor"/>
          </chart:axis>
          <chart:axis chart:dimension="x" chart:name="secondary-x" chart:style-name="ch7"/>
          <chart:axis chart:dimension="y" chart:name="primary-y" chart:style-name="ch8">
            <chart:title svg:x="0.451cm" svg:y="9.517cm" chart:style-name="ch9">
              <text:p>Number Reward Levels</text:p>
            </chart:title>
            <chart:grid chart:style-name="ch5" chart:class="major"/>
            <chart:grid chart:style-name="ch6" chart:class="minor"/>
          </chart:axis>
          <chart:axis chart:dimension="y" chart:name="secondary-y" chart:style-name="ch10"/>
          <chart:series chart:attached-axis="primary-y" chart:style-name="ch11" chart:values-cell-range-address="Sheet1.AH2:Sheet1.AH101" chart:class="chart:scatter">
            <chart:domain table:cell-range-address="Sheet1.D2:Sheet1.D101"/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A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212">
                <text:p>35212</text:p>
                <draw:g>
                  <svg:desc>Sheet1.D2:Sheet1.D101</svg:desc>
                </draw:g>
              </table:table-cell>
              <table:table-cell office:value-type="float" office:value="26">
                <text:p>26</text:p>
                <draw:g>
                  <svg:desc>Sheet1.AH2:Sheet1.AH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92">
                <text:p>138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6583">
                <text:p>5365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813">
                <text:p>208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77">
                <text:p>45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55">
                <text:p>83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1306">
                <text:p>13213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71661">
                <text:p>127166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426">
                <text:p>1224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7">
                <text:p>24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0">
                <text:p>60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356">
                <text:p>823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0837">
                <text:p>4608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689">
                <text:p>1106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303">
                <text:p>153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907">
                <text:p>239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950">
                <text:p>579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733.09">
                <text:p>22733.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649">
                <text:p>626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578">
                <text:p>765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000">
                <text:p>43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77">
                <text:p>440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8">
                <text:p>150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95">
                <text:p>44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847">
                <text:p>778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1180">
                <text:p>91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4727">
                <text:p>1147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05">
                <text:p>67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889">
                <text:p>168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27">
                <text:p>66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00">
                <text:p>91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87">
                <text:p>160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36">
                <text:p>34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52">
                <text:p>102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43">
                <text:p>9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42">
                <text:p>10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06">
                <text:p>30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1">
                <text:p>2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258">
                <text:p>82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11">
                <text:p>25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633">
                <text:p>116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90">
                <text:p>18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05">
                <text:p>14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44">
                <text:p>3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959">
                <text:p>109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8">
                <text:p>5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96">
                <text:p>50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603">
                <text:p>206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79">
                <text:p>34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353">
                <text:p>223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37">
                <text:p>78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3">
                <text:p>6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5">
                <text:p>5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33.69">
                <text:p>6233.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004">
                <text:p>250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27">
                <text:p>68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02">
                <text:p>40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71603">
                <text:p>147160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819">
                <text:p>118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32">
                <text:p>124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975">
                <text:p>219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68">
                <text:p>196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215">
                <text:p>112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48">
                <text:p>18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49">
                <text:p>29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262">
                <text:p>192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81">
                <text:p>9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898">
                <text:p>58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54">
                <text:p>32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26">
                <text:p>60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51">
                <text:p>90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51">
                <text:p>43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242">
                <text:p>28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7">
                <text:p>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3193">
                <text:p>631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07">
                <text:p>13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67">
                <text:p>88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545">
                <text:p>705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1014">
                <text:p>1110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50">
                <text:p>37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52">
                <text:p>91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194">
                <text:p>141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976">
                <text:p>539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117">
                <text:p>451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23">
                <text:p>35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131">
                <text:p>321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90">
                <text:p>68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803">
                <text:p>4480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720">
                <text:p>117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495">
                <text:p>84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4554">
                <text:p>3245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2">
                <text:p>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984">
                <text:p>129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63">
                <text:p>115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94">
                <text:p>108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000">
                <text:p>27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51">
                <text:p>27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064">
                <text:p>7064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04">
      <style:chart-properties chart:display-label="true" chart:logarithmic="false" chart:minimum="0" chart:maximum="500" chart:origin="0" chart:interval-major="5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04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04">
      <style:chart-properties chart:display-label="true" chart:logarithmic="false" chart:minimum="-50000" chart:maximum="300000" chart:origin="0" chart:interval-major="100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4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801cm" svg:height="17.888cm" xlink:href=".." xlink:type="simple" chart:class="chart:scatter" chart:style-name="ch1">
        <chart:plot-area chart:style-name="ch2" table:cell-range-address="Sheet1.F2:Sheet1.F101 Sheet1.AM2:Sheet1.AM101" svg:x="1.647cm" svg:y="0.357cm" svg:width="29.518cm" svg:height="16.193cm">
          <chartooo:coordinate-region svg:x="3.697cm" svg:y="0.481cm" svg:width="26.778cm" svg:height="15.795cm"/>
          <chart:axis chart:dimension="x" chart:name="primary-x" chart:style-name="ch3">
            <chart:title svg:x="14.351cm" svg:y="16.907cm" chart:style-name="ch4">
              <text:p>Average Pledge Per Backer</text:p>
            </chart:title>
            <chart:grid chart:style-name="ch5" chart:class="major"/>
          </chart:axis>
          <chart:axis chart:dimension="x" chart:name="secondary-x" chart:style-name="ch6"/>
          <chart:axis chart:dimension="y" chart:name="primary-y" chart:style-name="ch7">
            <chart:title svg:x="0.451cm" svg:y="9.423cm" chart:style-name="ch8">
              <text:p>Pledge - Ask</text:p>
            </chart:title>
            <chart:grid chart:style-name="ch5" chart:class="major"/>
          </chart:axis>
          <chart:axis chart:dimension="y" chart:name="secondary-y" chart:style-name="ch6"/>
          <chart:series chart:attached-axis="primary-y" chart:style-name="ch9" chart:values-cell-range-address="Sheet1.AM2:Sheet1.AM101" chart:class="chart:scatter">
            <chart:domain table:cell-range-address="Sheet1.F2:Sheet1.F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A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68.66666666667">
                <text:p>5868.66666666667</text:p>
                <draw:g>
                  <svg:desc>Sheet1.F2:Sheet1.F101</svg:desc>
                </draw:g>
              </table:table-cell>
              <table:table-cell office:value-type="float" office:value="8581">
                <text:p>8581</text:p>
                <draw:g>
                  <svg:desc>Sheet1.AM2:Sheet1.AM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.9125683060109">
                <text:p>75.9125683060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.2260165184244">
                <text:p>85.2260165184244</text:p>
              </table:table-cell>
              <table:table-cell office:value-type="float" office:value="436583">
                <text:p>436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0953389830508">
                <text:p>44.0953389830508</text:p>
              </table:table-cell>
              <table:table-cell office:value-type="float" office:value="5813">
                <text:p>5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8.045454545454">
                <text:p>208.04545454545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.452054794521">
                <text:p>114.452054794521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5316963280018">
                <text:p>59.5316963280018</text:p>
              </table:table-cell>
              <table:table-cell office:value-type="float" office:value="221306">
                <text:p>221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.9654121863799">
                <text:p>75.9654121863799</text:p>
              </table:table-cell>
              <table:table-cell office:value-type="float" office:value="1121661">
                <text:p>11216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.2829931972789">
                <text:p>83.2829931972789</text:p>
              </table:table-cell>
              <table:table-cell office:value-type="float" office:value="72426">
                <text:p>72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.1960784313726">
                <text:p>47.1960784313726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.3091787439614">
                <text:p>48.3091787439614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.5095917363502">
                <text:p>40.5095917363502</text:p>
              </table:table-cell>
              <table:table-cell office:value-type="float" office:value="66473">
                <text:p>664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.9677217825906">
                <text:p>95.9677217825906</text:p>
              </table:table-cell>
              <table:table-cell office:value-type="float" office:value="50837">
                <text:p>508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.1224611708483">
                <text:p>66.1224611708483</text:p>
              </table:table-cell>
              <table:table-cell office:value-type="float" office:value="100689">
                <text:p>100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.8503649635037">
                <text:p>55.8503649635037</text:p>
              </table:table-cell>
              <table:table-cell office:value-type="float" office:value="14245">
                <text:p>14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.5393258426966">
                <text:p>89.5393258426966</text:p>
              </table:table-cell>
              <table:table-cell office:value-type="float" office:value="22707">
                <text:p>227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2066115702479">
                <text:p>25.2066115702479</text:p>
              </table:table-cell>
              <table:table-cell office:value-type="float" office:value="42067">
                <text:p>420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.0825937031484">
                <text:p>34.0825937031484</text:p>
              </table:table-cell>
              <table:table-cell office:value-type="float" office:value="12992.09">
                <text:p>12992.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.3643600734844">
                <text:p>38.3643600734844</text:p>
              </table:table-cell>
              <table:table-cell office:value-type="float" office:value="41472">
                <text:p>414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.551048951049">
                <text:p>53.551048951049</text:p>
              </table:table-cell>
              <table:table-cell office:value-type="float" office:value="32518">
                <text:p>325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.9041095890411">
                <text:p>58.9041095890411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.2573770491803">
                <text:p>72.2573770491803</text:p>
              </table:table-cell>
              <table:table-cell office:value-type="float" office:value="11077">
                <text:p>110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.1573033707865">
                <text:p>42.1573033707865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.4583333333333">
                <text:p>37.4583333333333</text:p>
              </table:table-cell>
              <table:table-cell office:value-type="float" office:value="-8036">
                <text:p>-80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.0324873096447">
                <text:p>79.0324873096447</text:p>
              </table:table-cell>
              <table:table-cell office:value-type="float" office:value="-42153">
                <text:p>-42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.640176600442">
                <text:p>100.640176600442</text:p>
              </table:table-cell>
              <table:table-cell office:value-type="float" office:value="37939">
                <text:p>379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9.159847764034">
                <text:p>109.159847764034</text:p>
              </table:table-cell>
              <table:table-cell office:value-type="float" office:value="50838">
                <text:p>508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.3014705882353">
                <text:p>49.3014705882353</text:p>
              </table:table-cell>
              <table:table-cell office:value-type="float" office:value="2789">
                <text:p>27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.9238410596027">
                <text:p>55.9238410596027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.3196721311475">
                <text:p>54.3196721311475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.6631016042781">
                <text:p>48.6631016042781</text:p>
              </table:table-cell>
              <table:table-cell office:value-type="float" office:value="-15367">
                <text:p>-153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2.49494949495">
                <text:p>162.49494949495</text:p>
              </table:table-cell>
              <table:table-cell office:value-type="float" office:value="-16613">
                <text:p>-166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.019801980198">
                <text:p>34.019801980198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.0065359477124">
                <text:p>67.0065359477124</text:p>
              </table:table-cell>
              <table:table-cell office:value-type="float" office:value="-23113">
                <text:p>-231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.3888888888889">
                <text:p>52.3888888888889</text:p>
              </table:table-cell>
              <table:table-cell office:value-type="float" office:value="-12257">
                <text:p>-122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.6603773584906">
                <text:p>19.6603773584906</text:p>
              </table:table-cell>
              <table:table-cell office:value-type="float" office:value="-9067">
                <text:p>-90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.8656716417911">
                <text:p>44.8656716417911</text:p>
              </table:table-cell>
              <table:table-cell office:value-type="float" office:value="-21994">
                <text:p>-219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4">
                <text:p>17.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9.04347826087">
                <text:p>359.04347826087</text:p>
              </table:table-cell>
              <table:table-cell office:value-type="float" office:value="-622">
                <text:p>-6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.1923076923077">
                <text:p>32.19230769230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1.3680981595092">
                <text:p>71.3680981595092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-2640">
                <text:p>-26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.5714285714286">
                <text:p>38.571428571428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0185185185185">
                <text:p>26.018518518518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.9538461538462">
                <text:p>24.9538461538462</text:p>
              </table:table-cell>
              <table:table-cell office:value-type="float" office:value="-990">
                <text:p>-9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.984126984127">
                <text:p>57.984126984127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7450980392157">
                <text:p>10.745098039215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8">
                <text:p>72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">
                <text:p>1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2.070512820513">
                <text:p>132.070512820513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.4202898550725">
                <text:p>50.4202898550725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.4135135135135">
                <text:p>60.4135135135135</text:p>
              </table:table-cell>
              <table:table-cell office:value-type="float" office:value="18353">
                <text:p>183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.7086614173228">
                <text:p>61.708661417322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.4210526315789">
                <text:p>35.421052631578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7435897435897">
                <text:p>14.7435897435897</text:p>
              </table:table-cell>
              <table:table-cell office:value-type="float" office:value="501.04">
                <text:p>501.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.3684761904762">
                <text:p>59.3684761904762</text:p>
              </table:table-cell>
              <table:table-cell office:value-type="float" office:value="159.69">
                <text:p>159.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8.4409448818898">
                <text:p>98.4409448818898</text:p>
              </table:table-cell>
              <table:table-cell office:value-type="float" office:value="10004">
                <text:p>100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5.3375">
                <text:p>85.3375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2.928571428571">
                <text:p>142.9285714285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.80853541581">
                <text:p>100.80853541581</text:p>
              </table:table-cell>
              <table:table-cell office:value-type="float" office:value="1337403">
                <text:p>13374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.9680365296804">
                <text:p>53.9680365296804</text:p>
              </table:table-cell>
              <table:table-cell office:value-type="float" office:value="8860">
                <text:p>88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.9508196721311">
                <text:p>50.9508196721311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3.4671532846715">
                <text:p>53.4671532846715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.2608695652174">
                <text:p>71.2608695652174</text:p>
              </table:table-cell>
              <table:table-cell office:value-type="float" office:value="9668">
                <text:p>96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.6820276497696">
                <text:p>51.6820276497696</text:p>
              </table:table-cell>
              <table:table-cell office:value-type="float" office:value="6332">
                <text:p>63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.7446808510638">
                <text:p>62.744680851063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.6780045351474">
                <text:p>43.6780045351474</text:p>
              </table:table-cell>
              <table:table-cell office:value-type="float" office:value="15619">
                <text:p>156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.6315789473684">
                <text:p>51.63157894736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.0943396226415">
                <text:p>37.0943396226415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.3695652173913">
                <text:p>35.369565217391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.3950617283951">
                <text:p>74.3950617283951</text:p>
              </table:table-cell>
              <table:table-cell office:value-type="float" office:value="5526">
                <text:p>55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.7121212121212">
                <text:p>45.7121212121212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3.9852941176471">
                <text:p>63.985294117647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.3875236294896">
                <text:p>53.3875236294896</text:p>
              </table:table-cell>
              <table:table-cell office:value-type="float" office:value="22144">
                <text:p>221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.3461538461538">
                <text:p>13.346153846153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.5037664783427">
                <text:p>59.5037664783427</text:p>
              </table:table-cell>
              <table:table-cell office:value-type="float" office:value="42076">
                <text:p>420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.28">
                <text:p>52.2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.457671957672">
                <text:p>23.457671957672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.6843575418994">
                <text:p>65.6843575418994</text:p>
              </table:table-cell>
              <table:table-cell office:value-type="float" office:value="37145">
                <text:p>371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.538799414348">
                <text:p>162.538799414348</text:p>
              </table:table-cell>
              <table:table-cell office:value-type="float" office:value="5428">
                <text:p>54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.7857142857143">
                <text:p>26.7857142857143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6.2666666666667">
                <text:p>76.2666666666667</text:p>
              </table:table-cell>
              <table:table-cell office:value-type="float" office:value="6511">
                <text:p>65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.7720207253886">
                <text:p>36.7720207253886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.4638633377135">
                <text:p>35.4638633377135</text:p>
              </table:table-cell>
              <table:table-cell office:value-type="float" office:value="39142.36">
                <text:p>39142.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6202010968921">
                <text:p>20.62020109689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.1111111111111">
                <text:p>30.111111111111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1.5536398467433">
                <text:p>61.5536398467433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3.0120481927711">
                <text:p>83.0120481927711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.7246287128713">
                <text:p>27.7246287128713</text:p>
              </table:table-cell>
              <table:table-cell office:value-type="float" office:value="38819">
                <text:p>388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.7737226277372">
                <text:p>42.7737226277372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.1172161172161">
                <text:p>31.1172161172161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8.3001206272618">
                <text:p>78.3001206272618</text:p>
              </table:table-cell>
              <table:table-cell office:value-type="float" office:value="113224">
                <text:p>1132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8">
                <text:p>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.6347826086957">
                <text:p>37.6347826086957</text:p>
              </table:table-cell>
              <table:table-cell office:value-type="float" office:value="6645">
                <text:p>66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0.671875">
                <text:p>180.671875</text:p>
              </table:table-cell>
              <table:table-cell office:value-type="float" office:value="4563">
                <text:p>45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2.920634920635">
                <text:p>172.920634920635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.4271844660194">
                <text:p>52.4271844660194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.6818181818182">
                <text:p>41.6818181818182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.8754578754579">
                <text:p>25.8754578754579</text:p>
              </table:table-cell>
              <table:table-cell office:value-type="float" office:value="2064">
                <text:p>20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0104">
      <style:chart-properties chart:display-label="true" chart:logarithmic="false" chart:minimum="0" chart:maximum="6000" chart:origin="0" chart:interval-major="10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04">
      <style:chart-properties chart:display-label="true" chart:logarithmic="false" chart:minimum="-50000" chart:maximum="100000" chart:origin="0" chart:interval-major="100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4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658cm" svg:height="16.696cm" xlink:href=".." xlink:type="simple" chart:class="chart:scatter" chart:style-name="ch1">
        <chart:plot-area chart:style-name="ch2" table:cell-range-address="Sheet1.AJ2:Sheet1.AJ101 Sheet1.AM2:Sheet1.AM101" svg:x="1.644cm" svg:y="0.333cm" svg:width="29.381cm" svg:height="15.049cm">
          <chartooo:coordinate-region svg:x="3.694cm" svg:y="0.532cm" svg:width="26.495cm" svg:height="14.651cm"/>
          <chart:axis chart:dimension="x" chart:name="primary-x" chart:style-name="ch3">
            <chart:title svg:x="14.279cm" svg:y="15.715cm" chart:style-name="ch4">
              <text:p>Max Pledged Reward Level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8.827cm" chart:style-name="ch8">
              <text:p>Pledge - Ask</text:p>
            </chart:title>
            <chart:grid chart:style-name="ch5" chart:class="major"/>
          </chart:axis>
          <chart:series chart:style-name="ch9" chart:values-cell-range-address="Sheet1.AM2:Sheet1.AM101" chart:class="chart:scatter">
            <chart:domain table:cell-range-address="Sheet1.AJ2:Sheet1.AJ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J</text:p>
              </table:table-cell>
              <table:table-cell office:value-type="string">
                <text:p>Column A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AJ2:Sheet1.AJ101</svg:desc>
                </draw:g>
              </table:table-cell>
              <table:table-cell office:value-type="float" office:value="8581">
                <text:p>8581</text:p>
                <draw:g>
                  <svg:desc>Sheet1.AM2:Sheet1.AM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436583">
                <text:p>436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5813">
                <text:p>5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48">
                <text:p>2448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221306">
                <text:p>221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1121661">
                <text:p>11216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72426">
                <text:p>72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">
                <text:p>25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65">
                <text:p>1065</text:p>
              </table:table-cell>
              <table:table-cell office:value-type="float" office:value="66473">
                <text:p>664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20">
                <text:p>4820</text:p>
              </table:table-cell>
              <table:table-cell office:value-type="float" office:value="50837">
                <text:p>508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100689">
                <text:p>100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3">
                <text:p>373</text:p>
              </table:table-cell>
              <table:table-cell office:value-type="float" office:value="14245">
                <text:p>14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22707">
                <text:p>227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5">
                <text:p>1065</text:p>
              </table:table-cell>
              <table:table-cell office:value-type="float" office:value="42067">
                <text:p>420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3">
                <text:p>463</text:p>
              </table:table-cell>
              <table:table-cell office:value-type="float" office:value="12992.09">
                <text:p>12992.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3">
                <text:p>533</text:p>
              </table:table-cell>
              <table:table-cell office:value-type="float" office:value="41472">
                <text:p>414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0">
                <text:p>490</text:p>
              </table:table-cell>
              <table:table-cell office:value-type="float" office:value="32518">
                <text:p>325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">
                <text:p>2000</text:p>
              </table:table-cell>
              <table:table-cell office:value-type="float" office:value="11077">
                <text:p>110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0">
                <text:p>710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1">
                <text:p>401</text:p>
              </table:table-cell>
              <table:table-cell office:value-type="float" office:value="-8036">
                <text:p>-80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">
                <text:p>1000</text:p>
              </table:table-cell>
              <table:table-cell office:value-type="float" office:value="-42153">
                <text:p>-42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0">
                <text:p>320</text:p>
              </table:table-cell>
              <table:table-cell office:value-type="float" office:value="37939">
                <text:p>379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25">
                <text:p>5325</text:p>
              </table:table-cell>
              <table:table-cell office:value-type="float" office:value="50838">
                <text:p>508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1">
                <text:p>961</text:p>
              </table:table-cell>
              <table:table-cell office:value-type="float" office:value="2789">
                <text:p>27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9">
                <text:p>3009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9">
                <text:p>999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4">
                <text:p>594</text:p>
              </table:table-cell>
              <table:table-cell office:value-type="float" office:value="-15367">
                <text:p>-153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0">
                <text:p>1000</text:p>
              </table:table-cell>
              <table:table-cell office:value-type="float" office:value="-16613">
                <text:p>-166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3">
                <text:p>213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7">
                <text:p>557</text:p>
              </table:table-cell>
              <table:table-cell office:value-type="float" office:value="-23113">
                <text:p>-231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0">
                <text:p>150</text:p>
              </table:table-cell>
              <table:table-cell office:value-type="float" office:value="-12257">
                <text:p>-122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4">
                <text:p>304</text:p>
              </table:table-cell>
              <table:table-cell office:value-type="float" office:value="-9067">
                <text:p>-90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0">
                <text:p>400</text:p>
              </table:table-cell>
              <table:table-cell office:value-type="float" office:value="-21994">
                <text:p>-219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">
                <text:p>2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-622">
                <text:p>-6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59">
                <text:p>1059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-2640">
                <text:p>-26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">
                <text:p>6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9">
                <text:p>159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2">
                <text:p>212</text:p>
              </table:table-cell>
              <table:table-cell office:value-type="float" office:value="-990">
                <text:p>-9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0">
                <text:p>300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">
                <text:p>1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">
                <text:p>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0">
                <text:p>250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2">
                <text:p>212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0">
                <text:p>800</text:p>
              </table:table-cell>
              <table:table-cell office:value-type="float" office:value="18353">
                <text:p>183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">
                <text:p>1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">
                <text:p>38</text:p>
              </table:table-cell>
              <table:table-cell office:value-type="float" office:value="501.04">
                <text:p>501.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6">
                <text:p>366</text:p>
              </table:table-cell>
              <table:table-cell office:value-type="float" office:value="159.69">
                <text:p>159.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0">
                <text:p>300</text:p>
              </table:table-cell>
              <table:table-cell office:value-type="float" office:value="10004">
                <text:p>100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43">
                <text:p>743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00">
                <text:p>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74">
                <text:p>5374</text:p>
              </table:table-cell>
              <table:table-cell office:value-type="float" office:value="1337403">
                <text:p>13374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8860">
                <text:p>88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9">
                <text:p>329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0">
                <text:p>1000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0">
                <text:p>1000</text:p>
              </table:table-cell>
              <table:table-cell office:value-type="float" office:value="9668">
                <text:p>96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">
                <text:p>45</text:p>
              </table:table-cell>
              <table:table-cell office:value-type="float" office:value="6332">
                <text:p>63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0">
                <text:p>50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">
                <text:p>20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3">
                <text:p>793</text:p>
              </table:table-cell>
              <table:table-cell office:value-type="float" office:value="15619">
                <text:p>156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">
                <text:p>1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5">
                <text:p>265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0">
                <text:p>50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">
                <text:p>100</text:p>
              </table:table-cell>
              <table:table-cell office:value-type="float" office:value="5526">
                <text:p>55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5">
                <text:p>205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0">
                <text:p>40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22144">
                <text:p>221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1">
                <text:p>841</text:p>
              </table:table-cell>
              <table:table-cell office:value-type="float" office:value="42076">
                <text:p>420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1">
                <text:p>21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">
                <text:p>35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9">
                <text:p>999</text:p>
              </table:table-cell>
              <table:table-cell office:value-type="float" office:value="37145">
                <text:p>371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02">
                <text:p>4202</text:p>
              </table:table-cell>
              <table:table-cell office:value-type="float" office:value="5428">
                <text:p>54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6511">
                <text:p>65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">
                <text:p>60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51">
                <text:p>1051</text:p>
              </table:table-cell>
              <table:table-cell office:value-type="float" office:value="39142.36">
                <text:p>39142.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12">
                <text:p>11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">
                <text:p>9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27">
                <text:p>2627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6">
                <text:p>526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11">
                <text:p>1611</text:p>
              </table:table-cell>
              <table:table-cell office:value-type="float" office:value="38819">
                <text:p>388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6">
                <text:p>486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13">
                <text:p>1413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403">
                <text:p>8403</text:p>
              </table:table-cell>
              <table:table-cell office:value-type="float" office:value="113224">
                <text:p>1132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8">
                <text:p>158</text:p>
              </table:table-cell>
              <table:table-cell office:value-type="float" office:value="6645">
                <text:p>66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0">
                <text:p>500</text:p>
              </table:table-cell>
              <table:table-cell office:value-type="float" office:value="4563">
                <text:p>45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0">
                <text:p>310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00">
                <text:p>3000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2">
                <text:p>212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2064">
                <text:p>20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 number:title="User-defined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04">
      <style:chart-properties chart:display-label="true" chart:logarithmic="false" chart:minimum="0" chart:maximum="500" chart:origin="0" chart:interval-major="1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0122">
      <style:chart-properties chart:display-label="true" chart:logarithmic="false" chart:minimum="0" chart:maximum="100" chart:origin="0" chart:interval-major="1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122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784cm" svg:height="16.952cm" xlink:href=".." xlink:type="simple" chart:class="chart:scatter" chart:style-name="ch1">
        <chart:plot-area chart:style-name="ch2" table:cell-range-address="Sheet1.F2:Sheet1.F101 Sheet1.AK2:Sheet1.AK101" svg:x="1.646cm" svg:y="0.339cm" svg:width="29.503cm" svg:height="15.293cm">
          <chartooo:coordinate-region svg:x="2.929cm" svg:y="0.339cm" svg:width="27.895cm" svg:height="13.702cm"/>
          <chart:axis chart:dimension="x" chart:name="primary-x" chart:style-name="ch3">
            <chart:title svg:x="14.501cm" svg:y="15.971cm" chart:style-name="ch4">
              <text:p>Average Pledge Per User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10cm" chart:style-name="ch8">
              <text:p>Min Pledged Reward Level</text:p>
            </chart:title>
            <chart:grid chart:style-name="ch5" chart:class="major"/>
            <chart:grid chart:style-name="ch6" chart:class="minor"/>
          </chart:axis>
          <chart:series chart:style-name="ch9" chart:values-cell-range-address="Sheet1.AK2:Sheet1.AK101" chart:class="chart:scatter">
            <chart:domain table:cell-range-address="Sheet1.F2:Sheet1.F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A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68.66666666667">
                <text:p>5868.66666666667</text:p>
                <draw:g>
                  <svg:desc>Sheet1.F2:Sheet1.F101</svg:desc>
                </draw:g>
              </table:table-cell>
              <table:table-cell office:value-type="float" office:value="6">
                <text:p>6</text:p>
                <draw:g>
                  <svg:desc>Sheet1.AK2:Sheet1.A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.9125683060109">
                <text:p>75.912568306010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.2260165184244">
                <text:p>85.22601651842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0953389830508">
                <text:p>44.0953389830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8.045454545454">
                <text:p>208.0454545454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4.452054794521">
                <text:p>114.4520547945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5316963280018">
                <text:p>59.5316963280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.9654121863799">
                <text:p>75.96541218637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.2829931972789">
                <text:p>83.28299319727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.1960784313726">
                <text:p>47.19607843137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.3091787439614">
                <text:p>48.30917874396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.5095917363502">
                <text:p>40.50959173635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.9677217825906">
                <text:p>95.96772178259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.1224611708483">
                <text:p>66.12246117084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.8503649635037">
                <text:p>55.85036496350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.5393258426966">
                <text:p>89.539325842696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2066115702479">
                <text:p>25.2066115702479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.0825937031484">
                <text:p>34.08259370314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.3643600734844">
                <text:p>38.36436007348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.551048951049">
                <text:p>53.55104895104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.9041095890411">
                <text:p>58.90410958904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.2573770491803">
                <text:p>72.25737704918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.1573033707865">
                <text:p>42.15730337078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.4583333333333">
                <text:p>37.4583333333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.0324873096447">
                <text:p>79.03248730964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.640176600442">
                <text:p>100.6401766004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9.159847764034">
                <text:p>109.1598477640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.3014705882353">
                <text:p>49.30147058823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.9238410596027">
                <text:p>55.92384105960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.3196721311475">
                <text:p>54.31967213114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.6631016042781">
                <text:p>48.66310160427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2.49494949495">
                <text:p>162.494949494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.019801980198">
                <text:p>34.0198019801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.0065359477124">
                <text:p>67.00653594771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.3888888888889">
                <text:p>52.38888888888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.6603773584906">
                <text:p>19.66037735849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.8656716417911">
                <text:p>44.8656716417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4">
                <text:p>17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9.04347826087">
                <text:p>359.043478260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.1923076923077">
                <text:p>32.19230769230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1.3680981595092">
                <text:p>71.36809815950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.5714285714286">
                <text:p>38.5714285714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0185185185185">
                <text:p>26.01851851851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.9538461538462">
                <text:p>24.9538461538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.984126984127">
                <text:p>57.9841269841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7450980392157">
                <text:p>10.74509803921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8">
                <text:p>7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2.070512820513">
                <text:p>132.0705128205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.4202898550725">
                <text:p>50.42028985507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.4135135135135">
                <text:p>60.41351351351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.7086614173228">
                <text:p>61.70866141732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.4210526315789">
                <text:p>35.4210526315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7435897435897">
                <text:p>14.74358974358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.3684761904762">
                <text:p>59.36847619047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8.4409448818898">
                <text:p>98.4409448818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5.3375">
                <text:p>85.33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2.928571428571">
                <text:p>142.9285714285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.80853541581">
                <text:p>100.8085354158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.9680365296804">
                <text:p>53.968036529680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.9508196721311">
                <text:p>50.95081967213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3.4671532846715">
                <text:p>53.46715328467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.2608695652174">
                <text:p>71.26086956521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.6820276497696">
                <text:p>51.68202764976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.7446808510638">
                <text:p>62.74468085106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.6780045351474">
                <text:p>43.67800453514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.6315789473684">
                <text:p>51.63157894736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.0943396226415">
                <text:p>37.09433962264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.3695652173913">
                <text:p>35.36956521739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.3950617283951">
                <text:p>74.39506172839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.7121212121212">
                <text:p>45.71212121212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3.9852941176471">
                <text:p>63.98529411764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.3875236294896">
                <text:p>53.38752362948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.3461538461538">
                <text:p>13.34615384615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.5037664783427">
                <text:p>59.50376647834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.28">
                <text:p>52.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.457671957672">
                <text:p>23.4576719576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.6843575418994">
                <text:p>65.68435754189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.538799414348">
                <text:p>162.5387994143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.7857142857143">
                <text:p>26.78571428571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6.2666666666667">
                <text:p>76.26666666666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.7720207253886">
                <text:p>36.772020725388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.4638633377135">
                <text:p>35.46386333771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6202010968921">
                <text:p>20.62020109689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.1111111111111">
                <text:p>30.11111111111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1.5536398467433">
                <text:p>61.55363984674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3.0120481927711">
                <text:p>83.01204819277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.7246287128713">
                <text:p>27.72462871287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.7737226277372">
                <text:p>42.77372262773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.1172161172161">
                <text:p>31.11721611721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8.3001206272618">
                <text:p>78.30012062726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8">
                <text:p>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.6347826086957">
                <text:p>37.63478260869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0.671875">
                <text:p>180.67187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2.920634920635">
                <text:p>172.9206349206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.4271844660194">
                <text:p>52.42718446601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.6818181818182">
                <text:p>41.6818181818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.8754578754579">
                <text:p>25.8754578754579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 number:title="User-defined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0122">
      <style:chart-properties chart:display-label="true" chart:logarithmic="false" chart:minimum="0" chart:maximum="100" chart:origin="0" chart:interval-major="1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04">
      <style:chart-properties chart:display-label="true" chart:logarithmic="false" chart:minimum="-50000" chart:maximum="110000" chart:origin="0" chart:interval-major="10000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4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953cm" svg:height="17.974cm" xlink:href=".." xlink:type="simple" chart:class="chart:scatter" chart:style-name="ch1">
        <chart:plot-area chart:style-name="ch2" table:cell-range-address="Sheet1.AK2:Sheet1.AK101 Sheet1.AM2:Sheet1.AM101" svg:x="1.65cm" svg:y="0.359cm" svg:width="29.664cm" svg:height="16.275cm">
          <chartooo:coordinate-region svg:x="3.7cm" svg:y="0.558cm" svg:width="26.924cm" svg:height="15.877cm"/>
          <chart:axis chart:dimension="x" chart:name="primary-x" chart:style-name="ch3">
            <chart:title svg:x="14.467cm" svg:y="16.993cm" chart:style-name="ch4">
              <text:p>Min Pledged Reward Level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9.466cm" chart:style-name="ch8">
              <text:p>Pledge - Ask</text:p>
            </chart:title>
            <chart:grid chart:style-name="ch5" chart:class="major"/>
          </chart:axis>
          <chart:series chart:style-name="ch9" chart:values-cell-range-address="Sheet1.AM2:Sheet1.AM101" chart:class="chart:scatter">
            <chart:domain table:cell-range-address="Sheet1.AK2:Sheet1.AK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K</text:p>
              </table:table-cell>
              <table:table-cell office:value-type="string">
                <text:p>Column A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AK2:Sheet1.AK101</svg:desc>
                </draw:g>
              </table:table-cell>
              <table:table-cell office:value-type="float" office:value="8581">
                <text:p>8581</text:p>
                <draw:g>
                  <svg:desc>Sheet1.AM2:Sheet1.AM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436583">
                <text:p>436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813">
                <text:p>5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21306">
                <text:p>221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1121661">
                <text:p>11216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72426">
                <text:p>72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66473">
                <text:p>664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50837">
                <text:p>508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00689">
                <text:p>100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4245">
                <text:p>14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22707">
                <text:p>227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6">
                <text:p>586</text:p>
              </table:table-cell>
              <table:table-cell office:value-type="float" office:value="42067">
                <text:p>420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2992.09">
                <text:p>12992.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41472">
                <text:p>414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32518">
                <text:p>325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">
                <text:p>75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11077">
                <text:p>110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-8036">
                <text:p>-80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-42153">
                <text:p>-42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37939">
                <text:p>379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0838">
                <text:p>508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2789">
                <text:p>27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-15367">
                <text:p>-153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-16613">
                <text:p>-166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-23113">
                <text:p>-231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-12257">
                <text:p>-122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-9067">
                <text:p>-90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-21994">
                <text:p>-219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-622">
                <text:p>-6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">
                <text:p>27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-2640">
                <text:p>-26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">
                <text:p>8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-990">
                <text:p>-9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18353">
                <text:p>183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501.04">
                <text:p>501.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159.69">
                <text:p>159.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10004">
                <text:p>100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">
                <text:p>12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">
                <text:p>118</text:p>
              </table:table-cell>
              <table:table-cell office:value-type="float" office:value="1337403">
                <text:p>13374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">
                <text:p>67</text:p>
              </table:table-cell>
              <table:table-cell office:value-type="float" office:value="8860">
                <text:p>88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">
                <text:p>19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9668">
                <text:p>96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6332">
                <text:p>63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">
                <text:p>13</text:p>
              </table:table-cell>
              <table:table-cell office:value-type="float" office:value="15619">
                <text:p>156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">
                <text:p>20</text:p>
              </table:table-cell>
              <table:table-cell office:value-type="float" office:value="5526">
                <text:p>55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">
                <text:p>45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">
                <text:p>1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  <table:table-cell office:value-type="float" office:value="22144">
                <text:p>221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">
                <text:p>11</text:p>
              </table:table-cell>
              <table:table-cell office:value-type="float" office:value="42076">
                <text:p>420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">
                <text:p>1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">
                <text:p>15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">
                <text:p>18</text:p>
              </table:table-cell>
              <table:table-cell office:value-type="float" office:value="37145">
                <text:p>371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">
                <text:p>11</text:p>
              </table:table-cell>
              <table:table-cell office:value-type="float" office:value="5428">
                <text:p>54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">
                <text:p>6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6511">
                <text:p>65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0">
                <text:p>230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39142.36">
                <text:p>39142.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">
                <text:p>1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">
                <text:p>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38819">
                <text:p>388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">
                <text:p>22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">
                <text:p>12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113224">
                <text:p>1132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6645">
                <text:p>66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">
                <text:p>35</text:p>
              </table:table-cell>
              <table:table-cell office:value-type="float" office:value="4563">
                <text:p>45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">
                <text:p>15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2064">
                <text:p>20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5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04">
      <style:chart-properties chart:display-label="true" chart:logarithmic="false" chart:minimum="-50000" chart:maximum="100000" chart:origin="0" chart:interval-major="100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4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905cm" svg:height="20.863cm" xlink:href=".." xlink:type="simple" chart:class="chart:scatter" chart:style-name="ch1">
        <chart:plot-area chart:style-name="ch2" table:cell-range-address="Sheet1.AH2:Sheet1.AH101 Sheet1.AM2:Sheet1.AM101" svg:x="1.649cm" svg:y="0.417cm" svg:width="29.618cm" svg:height="19.048cm">
          <chartooo:coordinate-region svg:x="3.699cm" svg:y="0.616cm" svg:width="27.301cm" svg:height="18.65cm"/>
          <chart:axis chart:dimension="x" chart:name="primary-x" chart:style-name="ch3">
            <chart:title svg:x="14.694cm" svg:y="19.882cm" chart:style-name="ch4">
              <text:p>Number Reward Levels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10.911cm" chart:style-name="ch8">
              <text:p>Pledge - Ask</text:p>
            </chart:title>
            <chart:grid chart:style-name="ch5" chart:class="major"/>
          </chart:axis>
          <chart:series chart:style-name="ch9" chart:values-cell-range-address="Sheet1.AM2:Sheet1.AM101" chart:class="chart:scatter">
            <chart:domain table:cell-range-address="Sheet1.AH2:Sheet1.AH101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H</text:p>
              </table:table-cell>
              <table:table-cell office:value-type="string">
                <text:p>Column A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Sheet1.AH2:Sheet1.AH101</svg:desc>
                </draw:g>
              </table:table-cell>
              <table:table-cell office:value-type="float" office:value="8581">
                <text:p>8581</text:p>
                <draw:g>
                  <svg:desc>Sheet1.AM2:Sheet1.AM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36583">
                <text:p>436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813">
                <text:p>5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21306">
                <text:p>221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121661">
                <text:p>11216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72426">
                <text:p>72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6473">
                <text:p>664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50837">
                <text:p>508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00689">
                <text:p>100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4245">
                <text:p>14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22707">
                <text:p>227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42067">
                <text:p>420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2992.09">
                <text:p>12992.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41472">
                <text:p>414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32518">
                <text:p>325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11077">
                <text:p>110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-8036">
                <text:p>-80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-42153">
                <text:p>-42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37939">
                <text:p>379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50838">
                <text:p>508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2789">
                <text:p>27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-15367">
                <text:p>-153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-16613">
                <text:p>-166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-23113">
                <text:p>-231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-12257">
                <text:p>-122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-9067">
                <text:p>-90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-21994">
                <text:p>-219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-622">
                <text:p>-6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2640">
                <text:p>-26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-990">
                <text:p>-9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18353">
                <text:p>183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">
                <text:p>9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">
                <text:p>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501.04">
                <text:p>501.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159.69">
                <text:p>159.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">
                <text:p>16</text:p>
              </table:table-cell>
              <table:table-cell office:value-type="float" office:value="10004">
                <text:p>100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">
                <text:p>12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1337403">
                <text:p>13374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  <table:table-cell office:value-type="float" office:value="8860">
                <text:p>88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">
                <text:p>13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">
                <text:p>8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9668">
                <text:p>96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6332">
                <text:p>63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">
                <text:p>17</text:p>
              </table:table-cell>
              <table:table-cell office:value-type="float" office:value="15619">
                <text:p>156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">
                <text:p>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">
                <text:p>1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  <table:table-cell office:value-type="float" office:value="5526">
                <text:p>55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">
                <text:p>13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">
                <text:p>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22144">
                <text:p>221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">
                <text:p>7</text:p>
              </table:table-cell>
              <table:table-cell office:value-type="float" office:value="42076">
                <text:p>420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">
                <text:p>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">
                <text:p>13</text:p>
              </table:table-cell>
              <table:table-cell office:value-type="float" office:value="37145">
                <text:p>371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">
                <text:p>18</text:p>
              </table:table-cell>
              <table:table-cell office:value-type="float" office:value="5428">
                <text:p>54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">
                <text:p>16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">
                <text:p>5</text:p>
              </table:table-cell>
              <table:table-cell office:value-type="float" office:value="6511">
                <text:p>65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">
                <text:p>7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">
                <text:p>18</text:p>
              </table:table-cell>
              <table:table-cell office:value-type="float" office:value="39142.36">
                <text:p>39142.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">
                <text:p>17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">
                <text:p>17</text:p>
              </table:table-cell>
              <table:table-cell office:value-type="float" office:value="38819">
                <text:p>388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">
                <text:p>11</text:p>
              </table:table-cell>
              <table:table-cell office:value-type="float" office:value="113224">
                <text:p>1132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">
                <text:p>9</text:p>
              </table:table-cell>
              <table:table-cell office:value-type="float" office:value="6645">
                <text:p>66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">
                <text:p>5</text:p>
              </table:table-cell>
              <table:table-cell office:value-type="float" office:value="4563">
                <text:p>45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">
                <text:p>14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">
                <text:p>19</text:p>
              </table:table-cell>
              <table:table-cell office:value-type="float" office:value="2064">
                <text:p>206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display-label="true" chart:logarithmic="false" chart:minimum="-1" chart:maximum="5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4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114cm" svg:height="17.04cm" xlink:href=".." xlink:type="simple" chart:class="chart:scatter" chart:style-name="ch1">
        <chart:plot-area chart:style-name="ch2" table:cell-range-address="Sheet1.AH2:Sheet1.AH101 Sheet1.AN2:Sheet1.AN101" svg:x="1.673cm" svg:y="0.34cm" svg:width="30.779cm" svg:height="15.379cm">
          <chartooo:coordinate-region svg:x="2.691cm" svg:y="0.539cm" svg:width="29.574cm" svg:height="14.981cm"/>
          <chart:axis chart:dimension="x" chart:name="primary-x" chart:style-name="ch3">
            <chart:title svg:x="15.298cm" svg:y="16.059cm" chart:style-name="ch4">
              <text:p>Number Reward Levels</text:p>
            </chart:title>
            <chart:grid chart:style-name="ch5" chart:class="major"/>
          </chart:axis>
          <chart:axis chart:dimension="y" chart:name="primary-y" chart:style-name="ch6">
            <chart:title svg:x="0.451cm" svg:y="9.409cm" chart:style-name="ch7">
              <text:p>(Pledge - Ask)/Ask</text:p>
            </chart:title>
            <chart:grid chart:style-name="ch5" chart:class="major"/>
          </chart:axis>
          <chart:series chart:style-name="ch8" chart:values-cell-range-address="Sheet1.AN2:Sheet1.AN101" chart:class="chart:scatter">
            <chart:domain table:cell-range-address="Sheet1.AH2:Sheet1.AH101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H</text:p>
              </table:table-cell>
              <table:table-cell office:value-type="string">
                <text:p>Column 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Sheet1.AH2:Sheet1.AH101</svg:desc>
                </draw:g>
              </table:table-cell>
              <table:table-cell office:value-type="float" office:value="0.32221846719988">
                <text:p>0.32221846719988</text:p>
                <draw:g>
                  <svg:desc>Sheet1.AN2:Sheet1.AN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.36583">
                <text:p>4.36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87533333333333">
                <text:p>0.3875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07714285714286">
                <text:p>0.307714285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13766339869281">
                <text:p>0.137663398692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201187272727273">
                <text:p>0.201187272727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7.47774">
                <text:p>7.47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.44852">
                <text:p>1.448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2035">
                <text:p>0.2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4.18516653025247">
                <text:p>4.185166530252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0.123992682926829">
                <text:p>0.123992682926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0.0689">
                <text:p>10.0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3.4640831758034">
                <text:p>13.4640831758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8.9225">
                <text:p>18.9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2.64855505886797">
                <text:p>2.648555058867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.33375320808952">
                <text:p>1.33375320808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.95835104122397">
                <text:p>1.958351041223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738039037675897">
                <text:p>0.7380390376758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0.335666666666667">
                <text:p>0.335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0.40946656649136">
                <text:p>0.40946656649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-0.641289601787567">
                <text:p>-0.641289601787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-0.351275">
                <text:p>-0.351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0.712589921301253">
                <text:p>0.712589921301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0.795723833523768">
                <text:p>0.7957238335237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0.71220633299285">
                <text:p>0.712206332992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0.0155131982442427">
                <text:p>0.01551319824424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.3254">
                <text:p>0.32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-0.628070462255283">
                <text:p>-0.6280704622552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-0.508042813455657">
                <text:p>-0.5080428134556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0.290758827948911">
                <text:p>0.2907588279489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-0.692731904690544">
                <text:p>-0.6927319046905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-0.928560606060606">
                <text:p>-0.9285606060606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-0.896923533485013">
                <text:p>-0.896923533485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-0.87976">
                <text:p>-0.879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-0.0700450450450451">
                <text:p>-0.07004504504504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0.0990080302314596">
                <text:p>0.09900803023145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-0.997732426303855">
                <text:p>-0.9977324263038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0.0708215297450425">
                <text:p>0.07082152974504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0.327977315689981">
                <text:p>0.327977315689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-0.233821445441663">
                <text:p>-0.2338214454416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0.0959">
                <text:p>0.09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-0.0231729055258467">
                <text:p>-0.02317290552584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-0.326923076923077">
                <text:p>-0.3269230769230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.03015">
                <text:p>0.030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">
                <text:p>11</text:p>
              </table:table-cell>
              <table:table-cell office:value-type="float" office:value="0.643363249881908">
                <text:p>0.6433632498819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4.58825">
                <text:p>4.588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">
                <text:p>9</text:p>
              </table:table-cell>
              <table:table-cell office:value-type="float" office:value="0.0593403622600703">
                <text:p>0.05934036226007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">
                <text:p>8</text:p>
              </table:table-cell>
              <table:table-cell office:value-type="float" office:value="0.121666666666667">
                <text:p>0.121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6.77447268793943">
                <text:p>6.774472687939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0.0262907474481395">
                <text:p>0.02629074744813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">
                <text:p>16</text:p>
              </table:table-cell>
              <table:table-cell office:value-type="float" office:value="0.666933333333333">
                <text:p>0.6669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">
                <text:p>12</text:p>
              </table:table-cell>
              <table:table-cell office:value-type="float" office:value="0.845633955123006">
                <text:p>0.8456339551230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9.96574515648286">
                <text:p>9.965745156482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  <table:table-cell office:value-type="float" office:value="2.99425481581615">
                <text:p>2.994254815816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">
                <text:p>13</text:p>
              </table:table-cell>
              <table:table-cell office:value-type="float" office:value="0.138983050847458">
                <text:p>0.1389830508474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">
                <text:p>8</text:p>
              </table:table-cell>
              <table:table-cell office:value-type="float" office:value="0.220833333333333">
                <text:p>0.2208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0.9668">
                <text:p>0.96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1.29674380503789">
                <text:p>1.296743805037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  <table:table-cell office:value-type="float" office:value="0.0413135593220339">
                <text:p>0.04131355932203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">
                <text:p>17</text:p>
              </table:table-cell>
              <table:table-cell office:value-type="float" office:value="4.28740049409827">
                <text:p>4.287400494098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">
                <text:p>7</text:p>
              </table:table-cell>
              <table:table-cell office:value-type="float" office:value="0.0936454849498328">
                <text:p>0.09364548494983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0.433292831105711">
                <text:p>0.4332928311057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">
                <text:p>12</text:p>
              </table:table-cell>
              <table:table-cell office:value-type="float" office:value="0.130253560263981">
                <text:p>0.1302535602639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  <table:table-cell office:value-type="float" office:value="11.052">
                <text:p>11.0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">
                <text:p>13</text:p>
              </table:table-cell>
              <table:table-cell office:value-type="float" office:value="0.0902192242833052">
                <text:p>0.09021922428330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">
                <text:p>6</text:p>
              </table:table-cell>
              <table:table-cell office:value-type="float" office:value="0.08775">
                <text:p>0.087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3.63135454247294">
                <text:p>3.631354542472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.266423357664234">
                <text:p>0.2664233576642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">
                <text:p>7</text:p>
              </table:table-cell>
              <table:table-cell office:value-type="float" office:value="1.99251787659232">
                <text:p>1.992517876592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">
                <text:p>6</text:p>
              </table:table-cell>
              <table:table-cell office:value-type="float" office:value="0.238862559241706">
                <text:p>0.2388625592417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477833333333333">
                <text:p>0.4778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">
                <text:p>13</text:p>
              </table:table-cell>
              <table:table-cell office:value-type="float" office:value="1.11212574850299">
                <text:p>1.112125748502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">
                <text:p>18</text:p>
              </table:table-cell>
              <table:table-cell office:value-type="float" office:value="0.0514083306498968">
                <text:p>0.05140833064989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">
                <text:p>16</text:p>
              </table:table-cell>
              <table:table-cell office:value-type="float" office:value="0.183338592615967">
                <text:p>0.1833385926159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">
                <text:p>5</text:p>
              </table:table-cell>
              <table:table-cell office:value-type="float" office:value="2.46535403256342">
                <text:p>2.465354032563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">
                <text:p>7</text:p>
              </table:table-cell>
              <table:table-cell office:value-type="float" office:value="0.367042280651064">
                <text:p>0.3670422806510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">
                <text:p>18</text:p>
              </table:table-cell>
              <table:table-cell office:value-type="float" office:value="2.63875623245542">
                <text:p>2.63875623245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">
                <text:p>14</text:p>
              </table:table-cell>
              <table:table-cell office:value-type="float" office:value="0.000665380264821345">
                <text:p>0.0006653802648213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0.0961418792781581">
                <text:p>0.09614187927815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">
                <text:p>17</text:p>
              </table:table-cell>
              <table:table-cell office:value-type="float" office:value="0.0136281901637276">
                <text:p>0.01362819016372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0.304183229225819">
                <text:p>0.3041832292258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">
                <text:p>17</text:p>
              </table:table-cell>
              <table:table-cell office:value-type="float" office:value="6.48713235294118">
                <text:p>6.487132352941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0.0789909777204935">
                <text:p>0.07899097772049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  <table:table-cell office:value-type="float" office:value="0.242140663839743">
                <text:p>0.2421406638397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">
                <text:p>11</text:p>
              </table:table-cell>
              <table:table-cell office:value-type="float" office:value="0.535768702976388">
                <text:p>0.5357687029763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">
                <text:p>9</text:p>
              </table:table-cell>
              <table:table-cell office:value-type="float" office:value="1.04827259820161">
                <text:p>1.048272598201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">
                <text:p>5</text:p>
              </table:table-cell>
              <table:table-cell office:value-type="float" office:value="0.651857142857143">
                <text:p>0.6518571428571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0.041491395793499">
                <text:p>0.0414913957934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">
                <text:p>1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  <table:table-cell office:value-type="float" office:value="0.734552332912989">
                <text:p>0.7345523329129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">
                <text:p>19</text:p>
              </table:table-cell>
              <table:table-cell office:value-type="float" office:value="0.4128">
                <text:p>0.412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